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51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76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128">
      <style:table-cell-properties fo:border-bottom="0.99pt solid #000000" fo:border-left="0.99pt solid #000000" fo:border-right="2.01pt solid #000000" fo:border-top="0.99pt solid #000000"/>
    </style:style>
    <style:style style:name="ce9" style:family="table-cell" style:parent-style-name="Pivot_20_Table_20_Result" style:data-style-name="N128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 Table_Summary_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Program</text:p>
          </table:table-cell>
          <table:table-cell table:style-name="ce4" office:value-type="string" calcext:value-type="string">
            <text:p>Expense/Revenue</text:p>
          </table:table-cell>
          <table:table-cell table:style-name="ce7" office:value-type="string" calcext:value-type="string">
            <text:p>Sum - 2016</text:p>
          </table:table-cell>
        </table:table-row>
        <table:table-row table:style-name="ro1">
          <table:table-cell office:value-type="string" calcext:value-type="string">
            <text:p>311 Toronto</text:p>
          </table:table-cell>
          <table:table-cell office:value-type="string" calcext:value-type="string">
            <text:p>Expenses</text:p>
          </table:table-cell>
          <table:table-cell office:value-type="float" office:value="17300638.3" calcext:value-type="float">
            <text:p>17,300,638</text:p>
          </table:table-cell>
        </table:table-row>
        <table:table-row table:style-name="ro1">
          <table:table-cell office:value-type="string" calcext:value-type="string">
            <text:p>Affordable Housing Office</text:p>
          </table:table-cell>
          <table:table-cell office:value-type="string" calcext:value-type="string">
            <text:p>Expenses</text:p>
          </table:table-cell>
          <table:table-cell office:value-type="float" office:value="2956571.68" calcext:value-type="float">
            <text:p>2,956,572</text:p>
          </table:table-cell>
        </table:table-row>
        <table:table-row table:style-name="ro1">
          <table:table-cell office:value-type="string" calcext:value-type="string">
            <text:p>Arena Boards of Management</text:p>
          </table:table-cell>
          <table:table-cell office:value-type="string" calcext:value-type="string">
            <text:p>Expenses</text:p>
          </table:table-cell>
          <table:table-cell office:value-type="float" office:value="8643854.81" calcext:value-type="float">
            <text:p>8,643,855</text:p>
          </table:table-cell>
        </table:table-row>
        <table:table-row table:style-name="ro1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Expenses</text:p>
          </table:table-cell>
          <table:table-cell office:value-type="float" office:value="7920030.33" calcext:value-type="float">
            <text:p>7,920,030</text:p>
          </table:table-cell>
        </table:table-row>
        <table:table-row table:style-name="ro1">
          <table:table-cell office:value-type="string" calcext:value-type="string">
            <text:p>Auditor General's Office</text:p>
          </table:table-cell>
          <table:table-cell office:value-type="string" calcext:value-type="string">
            <text:p>Expenses</text:p>
          </table:table-cell>
          <table:table-cell office:value-type="float" office:value="4762566.03" calcext:value-type="float">
            <text:p>4,762,566</text:p>
          </table:table-cell>
        </table:table-row>
        <table:table-row table:style-name="ro1">
          <table:table-cell office:value-type="string" calcext:value-type="string">
            <text:p>Capital &amp; Corporate Financing</text:p>
          </table:table-cell>
          <table:table-cell office:value-type="string" calcext:value-type="string">
            <text:p>Expenses</text:p>
          </table:table-cell>
          <table:table-cell office:value-type="float" office:value="722433554.96" calcext:value-type="float">
            <text:p>722,433,555</text:p>
          </table:table-cell>
        </table:table-row>
        <table:table-row table:style-name="ro1">
          <table:table-cell office:value-type="string" calcext:value-type="string">
            <text:p>Children's Services</text:p>
          </table:table-cell>
          <table:table-cell office:value-type="string" calcext:value-type="string">
            <text:p>Expenses</text:p>
          </table:table-cell>
          <table:table-cell office:value-type="float" office:value="450965106.74" calcext:value-type="float">
            <text:p>450,965,107</text:p>
          </table:table-cell>
        </table:table-row>
        <table:table-row table:style-name="ro1">
          <table:table-cell office:value-type="string" calcext:value-type="string">
            <text:p>City Clerk's Office</text:p>
          </table:table-cell>
          <table:table-cell office:value-type="string" calcext:value-type="string">
            <text:p>Expenses</text:p>
          </table:table-cell>
          <table:table-cell office:value-type="float" office:value="49713075.51" calcext:value-type="float">
            <text:p>49,713,076</text:p>
          </table:table-cell>
        </table:table-row>
        <table:table-row table:style-name="ro1">
          <table:table-cell office:value-type="string" calcext:value-type="string">
            <text:p>City Council</text:p>
          </table:table-cell>
          <table:table-cell office:value-type="string" calcext:value-type="string">
            <text:p>Expenses</text:p>
          </table:table-cell>
          <table:table-cell office:value-type="float" office:value="20953950.84" calcext:value-type="float">
            <text:p>20,953,951</text:p>
          </table:table-cell>
        </table:table-row>
        <table:table-row table:style-name="ro1">
          <table:table-cell office:value-type="string" calcext:value-type="string">
            <text:p>City Manager's Office</text:p>
          </table:table-cell>
          <table:table-cell office:value-type="string" calcext:value-type="string">
            <text:p>Expenses</text:p>
          </table:table-cell>
          <table:table-cell office:value-type="float" office:value="54760375.23" calcext:value-type="float">
            <text:p>54,760,375</text:p>
          </table:table-cell>
        </table:table-row>
        <table:table-row table:style-name="ro1">
          <table:table-cell office:value-type="string" calcext:value-type="string">
            <text:p>City Planning</text:p>
          </table:table-cell>
          <table:table-cell office:value-type="string" calcext:value-type="string">
            <text:p>Expenses</text:p>
          </table:table-cell>
          <table:table-cell office:value-type="float" office:value="43309766.1" calcext:value-type="float">
            <text:p>43,309,766</text:p>
          </table:table-cell>
        </table:table-row>
        <table:table-row table:style-name="ro1">
          <table:table-cell office:value-type="string" calcext:value-type="string">
            <text:p>Court Services</text:p>
          </table:table-cell>
          <table:table-cell office:value-type="string" calcext:value-type="string">
            <text:p>Expenses</text:p>
          </table:table-cell>
          <table:table-cell office:value-type="float" office:value="50079137.19" calcext:value-type="float">
            <text:p>50,079,137</text:p>
          </table:table-cell>
        </table:table-row>
        <table:table-row table:style-name="ro1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Expenses</text:p>
          </table:table-cell>
          <table:table-cell office:value-type="float" office:value="70164744.26" calcext:value-type="float">
            <text:p>70,164,744</text:p>
          </table:table-cell>
        </table:table-row>
        <table:table-row table:style-name="ro1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Expenses</text:p>
          </table:table-cell>
          <table:table-cell office:value-type="float" office:value="69661726.36" calcext:value-type="float">
            <text:p>69,661,726</text:p>
          </table:table-cell>
        </table:table-row>
        <table:table-row table:style-name="ro1">
          <table:table-cell office:value-type="string" calcext:value-type="string">
            <text:p>Exhibition Place</text:p>
          </table:table-cell>
          <table:table-cell office:value-type="string" calcext:value-type="string">
            <text:p>Expenses</text:p>
          </table:table-cell>
          <table:table-cell office:value-type="float" office:value="36565904.02" calcext:value-type="float">
            <text:p>36,565,904</text:p>
          </table:table-cell>
        </table:table-row>
        <table:table-row table:style-name="ro1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Expenses</text:p>
          </table:table-cell>
          <table:table-cell office:value-type="float" office:value="193120454.19" calcext:value-type="float">
            <text:p>193,120,454</text:p>
          </table:table-cell>
        </table:table-row>
        <table:table-row table:style-name="ro1">
          <table:table-cell office:value-type="string" calcext:value-type="string">
            <text:p>Fire Services</text:p>
          </table:table-cell>
          <table:table-cell office:value-type="string" calcext:value-type="string">
            <text:p>Expenses</text:p>
          </table:table-cell>
          <table:table-cell office:value-type="float" office:value="433233567.11" calcext:value-type="float">
            <text:p>433,233,567</text:p>
          </table:table-cell>
        </table:table-row>
        <table:table-row table:style-name="ro1">
          <table:table-cell office:value-type="string" calcext:value-type="string">
            <text:p>Fleet Services</text:p>
          </table:table-cell>
          <table:table-cell office:value-type="string" calcext:value-type="string">
            <text:p>Expenses</text:p>
          </table:table-cell>
          <table:table-cell office:value-type="float" office:value="51452142.6" calcext:value-type="float">
            <text:p>51,452,143</text:p>
          </table:table-cell>
        </table:table-row>
        <table:table-row table:style-name="ro1">
          <table:table-cell office:value-type="string" calcext:value-type="string">
            <text:p>Heritage Toronto</text:p>
          </table:table-cell>
          <table:table-cell office:value-type="string" calcext:value-type="string">
            <text:p>Expenses</text:p>
          </table:table-cell>
          <table:table-cell office:value-type="float" office:value="768379.22" calcext:value-type="float">
            <text:p>768,379</text:p>
          </table:table-cell>
        </table:table-row>
        <table:table-row table:style-name="ro1">
          <table:table-cell office:value-type="string" calcext:value-type="string">
            <text:p>Information &amp; Technology</text:p>
          </table:table-cell>
          <table:table-cell office:value-type="string" calcext:value-type="string">
            <text:p>Expenses</text:p>
          </table:table-cell>
          <table:table-cell office:value-type="float" office:value="124877223.83" calcext:value-type="float">
            <text:p>124,877,224</text:p>
          </table:table-cell>
        </table:table-row>
        <table:table-row table:style-name="ro1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Expenses</text:p>
          </table:table-cell>
          <table:table-cell office:value-type="float" office:value="479233.6" calcext:value-type="float">
            <text:p>479,234</text:p>
          </table:table-cell>
        </table:table-row>
        <table:table-row table:style-name="ro1">
          <table:table-cell office:value-type="string" calcext:value-type="string">
            <text:p>Legal Services</text:p>
          </table:table-cell>
          <table:table-cell office:value-type="string" calcext:value-type="string">
            <text:p>Expenses</text:p>
          </table:table-cell>
          <table:table-cell office:value-type="float" office:value="50229349.44" calcext:value-type="float">
            <text:p>50,229,349</text:p>
          </table:table-cell>
        </table:table-row>
        <table:table-row table:style-name="ro1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Expenses</text:p>
          </table:table-cell>
          <table:table-cell office:value-type="float" office:value="252739719.85" calcext:value-type="float">
            <text:p>252,739,720</text:p>
          </table:table-cell>
        </table:table-row>
        <table:table-row table:style-name="ro1">
          <table:table-cell office:value-type="string" calcext:value-type="string">
            <text:p>Mayor's Office</text:p>
          </table:table-cell>
          <table:table-cell office:value-type="string" calcext:value-type="string">
            <text:p>Expenses</text:p>
          </table:table-cell>
          <table:table-cell office:value-type="float" office:value="2297109.93" calcext:value-type="float">
            <text:p>2,297,110</text:p>
          </table:table-cell>
        </table:table-row>
        <table:table-row table:style-name="ro1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Expenses</text:p>
          </table:table-cell>
          <table:table-cell office:value-type="float" office:value="51573165.58" calcext:value-type="float">
            <text:p>51,573,166</text:p>
          </table:table-cell>
        </table:table-row>
        <table:table-row table:style-name="ro1">
          <table:table-cell office:value-type="string" calcext:value-type="string">
            <text:p>Non-Program Expenditures</text:p>
          </table:table-cell>
          <table:table-cell office:value-type="string" calcext:value-type="string">
            <text:p>Expenses</text:p>
          </table:table-cell>
          <table:table-cell office:value-type="float" office:value="624822611.32" calcext:value-type="float">
            <text:p>624,822,611</text:p>
          </table:table-cell>
        </table:table-row>
        <table:table-row table:style-name="ro1">
          <table:table-cell office:value-type="string" calcext:value-type="string">
            <text:p>Non-Program Revenues</text:p>
          </table:table-cell>
          <table:table-cell office:value-type="string" calcext:value-type="string">
            <text:p>Expenses</text:p>
          </table:table-cell>
          <table:table-cell office:value-type="float" office:value="60957469.23" calcext:value-type="float">
            <text:p>60,957,469</text:p>
          </table:table-cell>
        </table:table-row>
        <table:table-row table:style-name="ro1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Expenses</text:p>
          </table:table-cell>
          <table:table-cell office:value-type="float" office:value="16576993.05" calcext:value-type="float">
            <text:p>16,576,993</text:p>
          </table:table-cell>
        </table:table-row>
        <table:table-row table:style-name="ro1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Expenses</text:p>
          </table:table-cell>
          <table:table-cell office:value-type="float" office:value="1143089.26" calcext:value-type="float">
            <text:p>1,143,089</text:p>
          </table:table-cell>
        </table:table-row>
        <table:table-row table:style-name="ro1">
          <table:table-cell office:value-type="string" calcext:value-type="string">
            <text:p>Office of the Ombudsman</text:p>
          </table:table-cell>
          <table:table-cell office:value-type="string" calcext:value-type="string">
            <text:p>Expenses</text:p>
          </table:table-cell>
          <table:table-cell office:value-type="float" office:value="1814558.73" calcext:value-type="float">
            <text:p>1,814,559</text:p>
          </table:table-cell>
        </table:table-row>
        <table:table-row table:style-name="ro1">
          <table:table-cell office:value-type="string" calcext:value-type="string">
            <text:p>Office of the Treasurer</text:p>
          </table:table-cell>
          <table:table-cell office:value-type="string" calcext:value-type="string">
            <text:p>Expenses</text:p>
          </table:table-cell>
          <table:table-cell office:value-type="float" office:value="77709666.09" calcext:value-type="float">
            <text:p>77,709,666</text:p>
          </table:table-cell>
        </table:table-row>
        <table:table-row table:style-name="ro1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Expenses</text:p>
          </table:table-cell>
          <table:table-cell office:value-type="float" office:value="445637483.49" calcext:value-type="float">
            <text:p>445,637,483</text:p>
          </table:table-cell>
        </table:table-row>
        <table:table-row table:style-name="ro1">
          <table:table-cell office:value-type="string" calcext:value-type="string">
            <text:p>Policy, Planning, Finance &amp; Administration</text:p>
          </table:table-cell>
          <table:table-cell office:value-type="string" calcext:value-type="string">
            <text:p>Expenses</text:p>
          </table:table-cell>
          <table:table-cell office:value-type="float" office:value="21782924.84" calcext:value-type="float">
            <text:p>21,782,925</text:p>
          </table:table-cell>
        </table:table-row>
        <table:table-row table:style-name="ro1">
          <table:table-cell office:value-type="string" calcext:value-type="string">
            <text:p>Property Tax</text:p>
          </table:table-cell>
          <table:table-cell office:value-type="string" calcext:value-type="string">
            <text:p>Expenses</text:p>
          </table:table-cell>
          <table:table-cell office:value-type="float" office:value="40686000" calcext:value-type="float">
            <text:p>40,686,000</text:p>
          </table:table-cell>
        </table:table-row>
        <table:table-row table:style-name="ro1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Expenses</text:p>
          </table:table-cell>
          <table:table-cell office:value-type="float" office:value="668803742.53" calcext:value-type="float">
            <text:p>668,803,743</text:p>
          </table:table-cell>
        </table:table-row>
        <table:table-row table:style-name="ro1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Expenses</text:p>
          </table:table-cell>
          <table:table-cell office:value-type="float" office:value="51817152.71" calcext:value-type="float">
            <text:p>51,817,153</text:p>
          </table:table-cell>
        </table:table-row>
        <table:table-row table:style-name="ro1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Expenses</text:p>
          </table:table-cell>
          <table:table-cell office:value-type="float" office:value="389009444.62" calcext:value-type="float">
            <text:p>389,009,445</text:p>
          </table:table-cell>
        </table:table-row>
        <table:table-row table:style-name="ro1">
          <table:table-cell office:value-type="string" calcext:value-type="string">
            <text:p>Theatres</text:p>
          </table:table-cell>
          <table:table-cell office:value-type="string" calcext:value-type="string">
            <text:p>Expenses</text:p>
          </table:table-cell>
          <table:table-cell office:value-type="float" office:value="23164340.81" calcext:value-type="float">
            <text:p>23,164,341</text:p>
          </table:table-cell>
        </table:table-row>
        <table:table-row table:style-name="ro1">
          <table:table-cell office:value-type="string" calcext:value-type="string">
            <text:p>Toronto &amp; Region Conservation Authority</text:p>
          </table:table-cell>
          <table:table-cell office:value-type="string" calcext:value-type="string">
            <text:p>Expenses</text:p>
          </table:table-cell>
          <table:table-cell office:value-type="float" office:value="40519000" calcext:value-type="float">
            <text:p>40,519,000</text:p>
          </table:table-cell>
        </table:table-row>
        <table:table-row table:style-name="ro1">
          <table:table-cell office:value-type="string" calcext:value-type="string">
            <text:p>Toronto Atmospheric Fund</text:p>
          </table:table-cell>
          <table:table-cell office:value-type="string" calcext:value-type="string">
            <text:p>Expenses</text:p>
          </table:table-cell>
          <table:table-cell office:value-type="float" office:value="1622000" calcext:value-type="float">
            <text:p>1,622,000</text:p>
          </table:table-cell>
        </table:table-row>
        <table:table-row table:style-name="ro1">
          <table:table-cell office:value-type="string" calcext:value-type="string">
            <text:p>Toronto Building</text:p>
          </table:table-cell>
          <table:table-cell office:value-type="string" calcext:value-type="string">
            <text:p>Expenses</text:p>
          </table:table-cell>
          <table:table-cell office:value-type="float" office:value="53825361.66" calcext:value-type="float">
            <text:p>53,825,362</text:p>
          </table:table-cell>
        </table:table-row>
        <table:table-row table:style-name="ro1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Expenses</text:p>
          </table:table-cell>
          <table:table-cell office:value-type="float" office:value="1103612067.29" calcext:value-type="float">
            <text:p>1,103,612,067</text:p>
          </table:table-cell>
        </table:table-row>
        <table:table-row table:style-name="ro1">
          <table:table-cell office:value-type="string" calcext:value-type="string">
            <text:p>Toronto Paramedic Services</text:p>
          </table:table-cell>
          <table:table-cell office:value-type="string" calcext:value-type="string">
            <text:p>Expenses</text:p>
          </table:table-cell>
          <table:table-cell office:value-type="float" office:value="201165371.94" calcext:value-type="float">
            <text:p>201,165,372</text:p>
          </table:table-cell>
        </table:table-row>
        <table:table-row table:style-name="ro1">
          <table:table-cell office:value-type="string" calcext:value-type="string">
            <text:p>Toronto Parking Authority</text:p>
          </table:table-cell>
          <table:table-cell office:value-type="string" calcext:value-type="string">
            <text:p>Expenses</text:p>
          </table:table-cell>
          <table:table-cell office:value-type="float" office:value="84742649.2" calcext:value-type="float">
            <text:p>84,742,649</text:p>
          </table:table-cell>
        </table:table-row>
        <table:table-row table:style-name="ro1">
          <table:table-cell office:value-type="string" calcext:value-type="string">
            <text:p>Toronto Police Service</text:p>
          </table:table-cell>
          <table:table-cell office:value-type="string" calcext:value-type="string">
            <text:p>Expenses</text:p>
          </table:table-cell>
          <table:table-cell office:value-type="float" office:value="1134148975.58" calcext:value-type="float">
            <text:p>1,134,148,976</text:p>
          </table:table-cell>
        </table:table-row>
        <table:table-row table:style-name="ro1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Expenses</text:p>
          </table:table-cell>
          <table:table-cell office:value-type="float" office:value="3049399.96" calcext:value-type="float">
            <text:p>3,049,400</text:p>
          </table:table-cell>
        </table:table-row>
        <table:table-row table:style-name="ro1">
          <table:table-cell office:value-type="string" calcext:value-type="string">
            <text:p>Toronto Public Health</text:p>
          </table:table-cell>
          <table:table-cell office:value-type="string" calcext:value-type="string">
            <text:p>Expenses</text:p>
          </table:table-cell>
          <table:table-cell office:value-type="float" office:value="240703329.08" calcext:value-type="float">
            <text:p>240,703,329</text:p>
          </table:table-cell>
        </table:table-row>
        <table:table-row table:style-name="ro1">
          <table:table-cell office:value-type="string" calcext:value-type="string">
            <text:p>Toronto Public Library</text:p>
          </table:table-cell>
          <table:table-cell office:value-type="string" calcext:value-type="string">
            <text:p>Expenses</text:p>
          </table:table-cell>
          <table:table-cell office:value-type="float" office:value="192504395.91" calcext:value-type="float">
            <text:p>192,504,396</text:p>
          </table:table-cell>
        </table:table-row>
        <table:table-row table:style-name="ro1">
          <table:table-cell office:value-type="string" calcext:value-type="string">
            <text:p>Toronto Transit Commission - Conventional</text:p>
          </table:table-cell>
          <table:table-cell office:value-type="string" calcext:value-type="string">
            <text:p>Expenses</text:p>
          </table:table-cell>
          <table:table-cell office:value-type="float" office:value="1736305099.6" calcext:value-type="float">
            <text:p>1,736,305,100</text:p>
          </table:table-cell>
        </table:table-row>
        <table:table-row table:style-name="ro1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Expenses</text:p>
          </table:table-cell>
          <table:table-cell office:value-type="float" office:value="123665899.99" calcext:value-type="float">
            <text:p>123,665,900</text:p>
          </table:table-cell>
        </table:table-row>
        <table:table-row table:style-name="ro1">
          <table:table-cell office:value-type="string" calcext:value-type="string">
            <text:p>Toronto Water</text:p>
          </table:table-cell>
          <table:table-cell office:value-type="string" calcext:value-type="string">
            <text:p>Expenses</text:p>
          </table:table-cell>
          <table:table-cell office:value-type="float" office:value="439488844.44" calcext:value-type="float">
            <text:p>439,488,844</text:p>
          </table:table-cell>
        </table:table-row>
        <table:table-row table:style-name="ro1">
          <table:table-cell office:value-type="string" calcext:value-type="string">
            <text:p>Toronto Zoo</text:p>
          </table:table-cell>
          <table:table-cell office:value-type="string" calcext:value-type="string">
            <text:p>Expenses</text:p>
          </table:table-cell>
          <table:table-cell office:value-type="float" office:value="51173068.2" calcext:value-type="float">
            <text:p>51,173,068</text:p>
          </table:table-cell>
        </table:table-row>
        <table:table-row table:style-name="ro1">
          <table:table-cell office:value-type="string" calcext:value-type="string">
            <text:p>Transportation Services</text:p>
          </table:table-cell>
          <table:table-cell office:value-type="string" calcext:value-type="string">
            <text:p>Expenses</text:p>
          </table:table-cell>
          <table:table-cell office:value-type="float" office:value="387841193.92" calcext:value-type="float">
            <text:p>387,841,194</text:p>
          </table:table-cell>
        </table:table-row>
        <table:table-row table:style-name="ro1">
          <table:table-cell office:value-type="string" calcext:value-type="string">
            <text:p>Yonge-Dundas Square</text:p>
          </table:table-cell>
          <table:table-cell office:value-type="string" calcext:value-type="string">
            <text:p>Expenses</text:p>
          </table:table-cell>
          <table:table-cell office:value-type="float" office:value="2334515.97" calcext:value-type="float">
            <text:p>2,334,516</text:p>
          </table:table-cell>
        </table:table-row>
        <table:table-row table:style-name="ro1">
          <table:table-cell table:style-name="ce3" office:value-type="string" calcext:value-type="string">
            <text:p>Total Result</text:p>
          </table:table-cell>
          <table:table-cell table:style-name="ce6"/>
          <table:table-cell table:style-name="ce9" office:value-type="float" office:value="10991587997.13" calcext:value-type="float">
            <text:p>10,991,587,997</text:p>
          </table:table-cell>
        </table:table-row>
      </table:table>
      <table:named-expressions/>
      <table:data-pilot-tables>
        <table:data-pilot-table table:name="DataPilot1" table:application-data="" table:target-range-address="'Pivot Table_Summary_1'.A1:'Pivot Table_Summary_1'.C56" table:buttons="'Pivot Table_Summary_1'.A1 'Pivot Table_Summary_1'.B1" table:show-filter-button="false" table:drill-down-on-double-click="false">
          <table:source-cell-range table:cell-range-address="'Pivot Table_Summary_1'.A1:'Pivot Table_Summary_1'.G26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gram" table:orientation="row" table:used-hierarchy="0" table:function="auto">
            <table:data-pilot-level table:show-empty="false" calcext:repeat-item-labels="false">
              <table:data-pilot-members>
                <table:data-pilot-member table:name="311 Toronto" table:display="true" table:show-details="true"/>
                <table:data-pilot-member table:name="Affordable Housing Office" table:display="true" table:show-details="true"/>
                <table:data-pilot-member table:name="Arena Boards of Management" table:display="true" table:show-details="true"/>
                <table:data-pilot-member table:name="Association of Community Centres" table:display="true" table:show-details="true"/>
                <table:data-pilot-member table:name="Auditor General's Office" table:display="true" table:show-details="true"/>
                <table:data-pilot-member table:name="Capital &amp; Corporate Financing" table:display="true" table:show-details="true"/>
                <table:data-pilot-member table:name="Children's Services" table:display="true" table:show-details="true"/>
                <table:data-pilot-member table:name="City Clerk's Office" table:display="true" table:show-details="true"/>
                <table:data-pilot-member table:name="City Council" table:display="true" table:show-details="true"/>
                <table:data-pilot-member table:name="City Manager's Office" table:display="true" table:show-details="true"/>
                <table:data-pilot-member table:name="City Planning" table:display="true" table:show-details="true"/>
                <table:data-pilot-member table:name="Court Services" table:display="true" table:show-details="true"/>
                <table:data-pilot-member table:name="Economic Development &amp; Culture" table:display="true" table:show-details="true"/>
                <table:data-pilot-member table:name="Engineering &amp; Construction Services" table:display="true" table:show-details="true"/>
                <table:data-pilot-member table:name="Exhibition Place" table:display="true" table:show-details="true"/>
                <table:data-pilot-member table:name="Facilities, Real Estate, Environment &amp; Energy" table:display="true" table:show-details="true"/>
                <table:data-pilot-member table:name="Fire Services" table:display="true" table:show-details="true"/>
                <table:data-pilot-member table:name="Fleet Services" table:display="true" table:show-details="true"/>
                <table:data-pilot-member table:name="Heritage Toronto" table:display="true" table:show-details="true"/>
                <table:data-pilot-member table:name="Information &amp; Technology" table:display="true" table:show-details="true"/>
                <table:data-pilot-member table:name="Integrity Commissioner's Office" table:display="true" table:show-details="true"/>
                <table:data-pilot-member table:name="Legal Services" table:display="true" table:show-details="true"/>
                <table:data-pilot-member table:name="Long Term Care Homes &amp; Services" table:display="true" table:show-details="true"/>
                <table:data-pilot-member table:name="Mayor's Office" table:display="true" table:show-details="true"/>
                <table:data-pilot-member table:name="Municipal Licensing &amp; Standards" table:display="true" table:show-details="true"/>
                <table:data-pilot-member table:name="Non-Program Expenditures" table:display="true" table:show-details="true"/>
                <table:data-pilot-member table:name="Non-Program Revenues" table:display="true" table:show-details="true"/>
                <table:data-pilot-member table:name="Office of the Chief Financial Officer" table:display="true" table:show-details="true"/>
                <table:data-pilot-member table:name="Office of the Lobbyist Registrar" table:display="true" table:show-details="true"/>
                <table:data-pilot-member table:name="Office of the Ombudsman" table:display="true" table:show-details="true"/>
                <table:data-pilot-member table:name="Office of the Treasurer" table:display="true" table:show-details="true"/>
                <table:data-pilot-member table:name="Parks, Forestry &amp; Recreation" table:display="true" table:show-details="true"/>
                <table:data-pilot-member table:name="Policy, Planning, Finance &amp; Administration" table:display="true" table:show-details="true"/>
                <table:data-pilot-member table:name="Property Tax" table:display="true" table:show-details="true"/>
                <table:data-pilot-member table:name="Shelter, Support &amp; Housing Administration" table:display="true" table:show-details="true"/>
                <table:data-pilot-member table:name="Social Development, Finance &amp; Administration" table:display="true" table:show-details="true"/>
                <table:data-pilot-member table:name="Solid Waste Management Services" table:display="true" table:show-details="true"/>
                <table:data-pilot-member table:name="Theatres" table:display="true" table:show-details="true"/>
                <table:data-pilot-member table:name="Toronto &amp; Region Conservation Authority" table:display="true" table:show-details="true"/>
                <table:data-pilot-member table:name="Toronto Atmospheric Fund" table:display="true" table:show-details="true"/>
                <table:data-pilot-member table:name="Toronto Building" table:display="true" table:show-details="true"/>
                <table:data-pilot-member table:name="Toronto Employment &amp; Social Services" table:display="true" table:show-details="true"/>
                <table:data-pilot-member table:name="Toronto Paramedic Services" table:display="true" table:show-details="true"/>
                <table:data-pilot-member table:name="Toronto Parking Authority" table:display="true" table:show-details="true"/>
                <table:data-pilot-member table:name="Toronto Police Service" table:display="true" table:show-details="true"/>
                <table:data-pilot-member table:name="Toronto Police Services Board" table:display="true" table:show-details="true"/>
                <table:data-pilot-member table:name="Toronto Public Health" table:display="true" table:show-details="true"/>
                <table:data-pilot-member table:name="Toronto Public Library" table:display="true" table:show-details="true"/>
                <table:data-pilot-member table:name="Toronto Transit Commission - Conventional" table:display="true" table:show-details="true"/>
                <table:data-pilot-member table:name="Toronto Transit Commission - Wheel Trans" table:display="true" table:show-details="true"/>
                <table:data-pilot-member table:name="Toronto Water" table:display="true" table:show-details="true"/>
                <table:data-pilot-member table:name="Toronto Zoo" table:display="true" table:show-details="true"/>
                <table:data-pilot-member table:name="Transportation Services" table:display="true" table:show-details="true"/>
                <table:data-pilot-member table:name="Yonge-Dundas Squa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nse/Revenue" table:orientation="row" table:used-hierarchy="0" table:function="auto">
            <table:data-pilot-level table:show-empty="false" calcext:repeat-item-labels="false">
              <table:data-pilot-members>
                <table:data-pilot-member table:name="Expenses" table:display="true" table:show-details="true"/>
                <table:data-pilot-member table:name="Revenue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16" table:orientation="data" table:used-hierarchy="0" table:function="sum">
            <table:data-pilot-level table:show-empty="false" calcext:repeat-item-labels="false">
              <table:data-pilot-members>
                <table:data-pilot-member table:name="(3,954,268,271)" table:display="true" table:show-details="true"/>
                <table:data-pilot-member table:name="(1,240,128,500)" table:display="true" table:show-details="true"/>
                <table:data-pilot-member table:name="(1,088,893,056)" table:display="true" table:show-details="true"/>
                <table:data-pilot-member table:name="(794,945,127)" table:display="true" table:show-details="true"/>
                <table:data-pilot-member table:name="(468,689,414)" table:display="true" table:show-details="true"/>
                <table:data-pilot-member table:name="(270,331,329)" table:display="true" table:show-details="true"/>
                <table:data-pilot-member table:name="(267,230,260)" table:display="true" table:show-details="true"/>
                <table:data-pilot-member table:name="(257,667,349)" table:display="true" table:show-details="true"/>
                <table:data-pilot-member table:name="(227,721,583)" table:display="true" table:show-details="true"/>
                <table:data-pilot-member table:name="(160,312,677)" table:display="true" table:show-details="true"/>
                <table:data-pilot-member table:name="(150,286,732)" table:display="true" table:show-details="true"/>
                <table:data-pilot-member table:name="(142,944,723)" table:display="true" table:show-details="true"/>
                <table:data-pilot-member table:name="(102,309,828)" table:display="true" table:show-details="true"/>
                <table:data-pilot-member table:name="(91,609,455)" table:display="true" table:show-details="true"/>
                <table:data-pilot-member table:name="(91,600,000)" table:display="true" table:show-details="true"/>
                <table:data-pilot-member table:name="(83,826,861)" table:display="true" table:show-details="true"/>
                <table:data-pilot-member table:name="(76,136,256)" table:display="true" table:show-details="true"/>
                <table:data-pilot-member table:name="(73,856,071)" table:display="true" table:show-details="true"/>
                <table:data-pilot-member table:name="(66,467,316)" table:display="true" table:show-details="true"/>
                <table:data-pilot-member table:name="(56,375,487)" table:display="true" table:show-details="true"/>
                <table:data-pilot-member table:name="(55,332,777)" table:display="true" table:show-details="true"/>
                <table:data-pilot-member table:name="(50,987,800)" table:display="true" table:show-details="true"/>
                <table:data-pilot-member table:name="(49,148,636)" table:display="true" table:show-details="true"/>
                <table:data-pilot-member table:name="(48,258,375)" table:display="true" table:show-details="true"/>
                <table:data-pilot-member table:name="(47,810,700)" table:display="true" table:show-details="true"/>
                <table:data-pilot-member table:name="(47,217,753)" table:display="true" table:show-details="true"/>
                <table:data-pilot-member table:name="(46,664,000)" table:display="true" table:show-details="true"/>
                <table:data-pilot-member table:name="(43,279,633)" table:display="true" table:show-details="true"/>
                <table:data-pilot-member table:name="(42,392,564)" table:display="true" table:show-details="true"/>
                <table:data-pilot-member table:name="(40,686,000)" table:display="true" table:show-details="true"/>
                <table:data-pilot-member table:name="(36,621,010)" table:display="true" table:show-details="true"/>
                <table:data-pilot-member table:name="(36,525,509)" table:display="true" table:show-details="true"/>
                <table:data-pilot-member table:name="(35,299,700)" table:display="true" table:show-details="true"/>
                <table:data-pilot-member table:name="(33,502,006)" table:display="true" table:show-details="true"/>
                <table:data-pilot-member table:name="(33,486,980)" table:display="true" table:show-details="true"/>
                <table:data-pilot-member table:name="(32,670,596)" table:display="true" table:show-details="true"/>
                <table:data-pilot-member table:name="(28,769,182)" table:display="true" table:show-details="true"/>
                <table:data-pilot-member table:name="(27,080,428)" table:display="true" table:show-details="true"/>
                <table:data-pilot-member table:name="(26,805,915)" table:display="true" table:show-details="true"/>
                <table:data-pilot-member table:name="(25,823,271)" table:display="true" table:show-details="true"/>
                <table:data-pilot-member table:name="(25,595,668)" table:display="true" table:show-details="true"/>
                <table:data-pilot-member table:name="(24,827,204)" table:display="true" table:show-details="true"/>
                <table:data-pilot-member table:name="(24,702,000)" table:display="true" table:show-details="true"/>
                <table:data-pilot-member table:name="(24,044,000)" table:display="true" table:show-details="true"/>
                <table:data-pilot-member table:name="(23,836,624)" table:display="true" table:show-details="true"/>
                <table:data-pilot-member table:name="(23,652,700)" table:display="true" table:show-details="true"/>
                <table:data-pilot-member table:name="(23,567,787)" table:display="true" table:show-details="true"/>
                <table:data-pilot-member table:name="(23,195,515)" table:display="true" table:show-details="true"/>
                <table:data-pilot-member table:name="(22,931,008)" table:display="true" table:show-details="true"/>
                <table:data-pilot-member table:name="(22,587,639)" table:display="true" table:show-details="true"/>
                <table:data-pilot-member table:name="(22,023,922)" table:display="true" table:show-details="true"/>
                <table:data-pilot-member table:name="(21,713,079)" table:display="true" table:show-details="true"/>
                <table:data-pilot-member table:name="(21,109,770)" table:display="true" table:show-details="true"/>
                <table:data-pilot-member table:name="(20,160,593)" table:display="true" table:show-details="true"/>
                <table:data-pilot-member table:name="(18,860,883)" table:display="true" table:show-details="true"/>
                <table:data-pilot-member table:name="(18,834,068)" table:display="true" table:show-details="true"/>
                <table:data-pilot-member table:name="(18,688,217)" table:display="true" table:show-details="true"/>
                <table:data-pilot-member table:name="(18,483,158)" table:display="true" table:show-details="true"/>
                <table:data-pilot-member table:name="(17,800,000)" table:display="true" table:show-details="true"/>
                <table:data-pilot-member table:name="(17,296,389)" table:display="true" table:show-details="true"/>
                <table:data-pilot-member table:name="(17,127,577)" table:display="true" table:show-details="true"/>
                <table:data-pilot-member table:name="(16,710,555)" table:display="true" table:show-details="true"/>
                <table:data-pilot-member table:name="(16,273,000)" table:display="true" table:show-details="true"/>
                <table:data-pilot-member table:name="(15,294,333)" table:display="true" table:show-details="true"/>
                <table:data-pilot-member table:name="(15,085,423)" table:display="true" table:show-details="true"/>
                <table:data-pilot-member table:name="(14,431,164)" table:display="true" table:show-details="true"/>
                <table:data-pilot-member table:name="(14,040,378)" table:display="true" table:show-details="true"/>
                <table:data-pilot-member table:name="(13,975,000)" table:display="true" table:show-details="true"/>
                <table:data-pilot-member table:name="(13,842,691)" table:display="true" table:show-details="true"/>
                <table:data-pilot-member table:name="(13,182,087)" table:display="true" table:show-details="true"/>
                <table:data-pilot-member table:name="(12,862,092)" table:display="true" table:show-details="true"/>
                <table:data-pilot-member table:name="(12,797,545)" table:display="true" table:show-details="true"/>
                <table:data-pilot-member table:name="(12,473,218)" table:display="true" table:show-details="true"/>
                <table:data-pilot-member table:name="(12,435,504)" table:display="true" table:show-details="true"/>
                <table:data-pilot-member table:name="(12,424,921)" table:display="true" table:show-details="true"/>
                <table:data-pilot-member table:name="(12,182,214)" table:display="true" table:show-details="true"/>
                <table:data-pilot-member table:name="(10,856,800)" table:display="true" table:show-details="true"/>
                <table:data-pilot-member table:name="(10,855,461)" table:display="true" table:show-details="true"/>
                <table:data-pilot-member table:name="(10,200,000)" table:display="true" table:show-details="true"/>
                <table:data-pilot-member table:name="(10,055,000)" table:display="true" table:show-details="true"/>
                <table:data-pilot-member table:name="(9,851,000)" table:display="true" table:show-details="true"/>
                <table:data-pilot-member table:name="(9,644,362)" table:display="true" table:show-details="true"/>
                <table:data-pilot-member table:name="(9,495,624)" table:display="true" table:show-details="true"/>
                <table:data-pilot-member table:name="(9,336,500)" table:display="true" table:show-details="true"/>
                <table:data-pilot-member table:name="(9,199,348)" table:display="true" table:show-details="true"/>
                <table:data-pilot-member table:name="(8,884,414)" table:display="true" table:show-details="true"/>
                <table:data-pilot-member table:name="(8,764,304)" table:display="true" table:show-details="true"/>
                <table:data-pilot-member table:name="(8,646,202)" table:display="true" table:show-details="true"/>
                <table:data-pilot-member table:name="(8,629,020)" table:display="true" table:show-details="true"/>
                <table:data-pilot-member table:name="(7,658,122)" table:display="true" table:show-details="true"/>
                <table:data-pilot-member table:name="(7,434,021)" table:display="true" table:show-details="true"/>
                <table:data-pilot-member table:name="(7,417,604)" table:display="true" table:show-details="true"/>
                <table:data-pilot-member table:name="(7,407,400)" table:display="true" table:show-details="true"/>
                <table:data-pilot-member table:name="(7,359,250)" table:display="true" table:show-details="true"/>
                <table:data-pilot-member table:name="(7,293,925)" table:display="true" table:show-details="true"/>
                <table:data-pilot-member table:name="(7,134,922)" table:display="true" table:show-details="true"/>
                <table:data-pilot-member table:name="(6,953,500)" table:display="true" table:show-details="true"/>
                <table:data-pilot-member table:name="(6,671,619)" table:display="true" table:show-details="true"/>
                <table:data-pilot-member table:name="(6,132,217)" table:display="true" table:show-details="true"/>
                <table:data-pilot-member table:name="(6,087,993)" table:display="true" table:show-details="true"/>
                <table:data-pilot-member table:name="(6,087,580)" table:display="true" table:show-details="true"/>
                <table:data-pilot-member table:name="(5,879,596)" table:display="true" table:show-details="true"/>
                <table:data-pilot-member table:name="(5,699,444)" table:display="true" table:show-details="true"/>
                <table:data-pilot-member table:name="(5,693,589)" table:display="true" table:show-details="true"/>
                <table:data-pilot-member table:name="(5,691,262)" table:display="true" table:show-details="true"/>
                <table:data-pilot-member table:name="(5,644,656)" table:display="true" table:show-details="true"/>
                <table:data-pilot-member table:name="(5,580,013)" table:display="true" table:show-details="true"/>
                <table:data-pilot-member table:name="(5,391,940)" table:display="true" table:show-details="true"/>
                <table:data-pilot-member table:name="(5,362,000)" table:display="true" table:show-details="true"/>
                <table:data-pilot-member table:name="(5,287,900)" table:display="true" table:show-details="true"/>
                <table:data-pilot-member table:name="(5,155,339)" table:display="true" table:show-details="true"/>
                <table:data-pilot-member table:name="(4,999,814)" table:display="true" table:show-details="true"/>
                <table:data-pilot-member table:name="(4,824,010)" table:display="true" table:show-details="true"/>
                <table:data-pilot-member table:name="(4,713,000)" table:display="true" table:show-details="true"/>
                <table:data-pilot-member table:name="(4,597,078)" table:display="true" table:show-details="true"/>
                <table:data-pilot-member table:name="(4,557,047)" table:display="true" table:show-details="true"/>
                <table:data-pilot-member table:name="(4,553,328)" table:display="true" table:show-details="true"/>
                <table:data-pilot-member table:name="(4,511,128)" table:display="true" table:show-details="true"/>
                <table:data-pilot-member table:name="(4,498,298)" table:display="true" table:show-details="true"/>
                <table:data-pilot-member table:name="(4,488,177)" table:display="true" table:show-details="true"/>
                <table:data-pilot-member table:name="(4,158,332)" table:display="true" table:show-details="true"/>
                <table:data-pilot-member table:name="(4,146,608)" table:display="true" table:show-details="true"/>
                <table:data-pilot-member table:name="(4,076,300)" table:display="true" table:show-details="true"/>
                <table:data-pilot-member table:name="(4,040,818)" table:display="true" table:show-details="true"/>
                <table:data-pilot-member table:name="(4,024,343)" table:display="true" table:show-details="true"/>
                <table:data-pilot-member table:name="(3,990,020)" table:display="true" table:show-details="true"/>
                <table:data-pilot-member table:name="(3,916,406)" table:display="true" table:show-details="true"/>
                <table:data-pilot-member table:name="(3,721,233)" table:display="true" table:show-details="true"/>
                <table:data-pilot-member table:name="(3,660,288)" table:display="true" table:show-details="true"/>
                <table:data-pilot-member table:name="(3,594,184)" table:display="true" table:show-details="true"/>
                <table:data-pilot-member table:name="(3,571,796)" table:display="true" table:show-details="true"/>
                <table:data-pilot-member table:name="(3,539,702)" table:display="true" table:show-details="true"/>
                <table:data-pilot-member table:name="(3,537,683)" table:display="true" table:show-details="true"/>
                <table:data-pilot-member table:name="(3,500,000)" table:display="true" table:show-details="true"/>
                <table:data-pilot-member table:name="(3,415,987)" table:display="true" table:show-details="true"/>
                <table:data-pilot-member table:name="(3,408,314)" table:display="true" table:show-details="true"/>
                <table:data-pilot-member table:name="(3,340,188)" table:display="true" table:show-details="true"/>
                <table:data-pilot-member table:name="(3,209,634)" table:display="true" table:show-details="true"/>
                <table:data-pilot-member table:name="(3,200,000)" table:display="true" table:show-details="true"/>
                <table:data-pilot-member table:name="(3,185,858)" table:display="true" table:show-details="true"/>
                <table:data-pilot-member table:name="(3,087,023)" table:display="true" table:show-details="true"/>
                <table:data-pilot-member table:name="(3,073,679)" table:display="true" table:show-details="true"/>
                <table:data-pilot-member table:name="(3,069,806)" table:display="true" table:show-details="true"/>
                <table:data-pilot-member table:name="(3,035,945)" table:display="true" table:show-details="true"/>
                <table:data-pilot-member table:name="(3,016,048)" table:display="true" table:show-details="true"/>
                <table:data-pilot-member table:name="(3,006,688)" table:display="true" table:show-details="true"/>
                <table:data-pilot-member table:name="(2,904,014)" table:display="true" table:show-details="true"/>
                <table:data-pilot-member table:name="(2,888,909)" table:display="true" table:show-details="true"/>
                <table:data-pilot-member table:name="(2,856,153)" table:display="true" table:show-details="true"/>
                <table:data-pilot-member table:name="(2,777,457)" table:display="true" table:show-details="true"/>
                <table:data-pilot-member table:name="(2,771,637)" table:display="true" table:show-details="true"/>
                <table:data-pilot-member table:name="(2,768,720)" table:display="true" table:show-details="true"/>
                <table:data-pilot-member table:name="(2,762,241)" table:display="true" table:show-details="true"/>
                <table:data-pilot-member table:name="(2,716,919)" table:display="true" table:show-details="true"/>
                <table:data-pilot-member table:name="(2,698,278)" table:display="true" table:show-details="true"/>
                <table:data-pilot-member table:name="(2,624,870)" table:display="true" table:show-details="true"/>
                <table:data-pilot-member table:name="(2,610,207)" table:display="true" table:show-details="true"/>
                <table:data-pilot-member table:name="(2,565,043)" table:display="true" table:show-details="true"/>
                <table:data-pilot-member table:name="(2,556,798)" table:display="true" table:show-details="true"/>
                <table:data-pilot-member table:name="(2,529,670)" table:display="true" table:show-details="true"/>
                <table:data-pilot-member table:name="(2,529,571)" table:display="true" table:show-details="true"/>
                <table:data-pilot-member table:name="(2,486,525)" table:display="true" table:show-details="true"/>
                <table:data-pilot-member table:name="(2,467,100)" table:display="true" table:show-details="true"/>
                <table:data-pilot-member table:name="(2,440,580)" table:display="true" table:show-details="true"/>
                <table:data-pilot-member table:name="(2,438,350)" table:display="true" table:show-details="true"/>
                <table:data-pilot-member table:name="(2,387,301)" table:display="true" table:show-details="true"/>
                <table:data-pilot-member table:name="(2,370,893)" table:display="true" table:show-details="true"/>
                <table:data-pilot-member table:name="(2,324,555)" table:display="true" table:show-details="true"/>
                <table:data-pilot-member table:name="(2,294,634)" table:display="true" table:show-details="true"/>
                <table:data-pilot-member table:name="(2,263,031)" table:display="true" table:show-details="true"/>
                <table:data-pilot-member table:name="(2,249,357)" table:display="true" table:show-details="true"/>
                <table:data-pilot-member table:name="(2,141,321)" table:display="true" table:show-details="true"/>
                <table:data-pilot-member table:name="(2,092,725)" table:display="true" table:show-details="true"/>
                <table:data-pilot-member table:name="(2,037,893)" table:display="true" table:show-details="true"/>
                <table:data-pilot-member table:name="(1,962,500)" table:display="true" table:show-details="true"/>
                <table:data-pilot-member table:name="(1,960,000)" table:display="true" table:show-details="true"/>
                <table:data-pilot-member table:name="(1,925,000)" table:display="true" table:show-details="true"/>
                <table:data-pilot-member table:name="(1,906,529)" table:display="true" table:show-details="true"/>
                <table:data-pilot-member table:name="(1,890,293)" table:display="true" table:show-details="true"/>
                <table:data-pilot-member table:name="(1,843,364)" table:display="true" table:show-details="true"/>
                <table:data-pilot-member table:name="(1,835,000)" table:display="true" table:show-details="true"/>
                <table:data-pilot-member table:name="(1,815,045)" table:display="true" table:show-details="true"/>
                <table:data-pilot-member table:name="(1,799,620)" table:display="true" table:show-details="true"/>
                <table:data-pilot-member table:name="(1,776,358)" table:display="true" table:show-details="true"/>
                <table:data-pilot-member table:name="(1,774,667)" table:display="true" table:show-details="true"/>
                <table:data-pilot-member table:name="(1,753,127)" table:display="true" table:show-details="true"/>
                <table:data-pilot-member table:name="(1,752,162)" table:display="true" table:show-details="true"/>
                <table:data-pilot-member table:name="(1,717,885)" table:display="true" table:show-details="true"/>
                <table:data-pilot-member table:name="(1,688,627)" table:display="true" table:show-details="true"/>
                <table:data-pilot-member table:name="(1,683,120)" table:display="true" table:show-details="true"/>
                <table:data-pilot-member table:name="(1,661,597)" table:display="true" table:show-details="true"/>
                <table:data-pilot-member table:name="(1,646,412)" table:display="true" table:show-details="true"/>
                <table:data-pilot-member table:name="(1,636,736)" table:display="true" table:show-details="true"/>
                <table:data-pilot-member table:name="(1,633,543)" table:display="true" table:show-details="true"/>
                <table:data-pilot-member table:name="(1,630,252)" table:display="true" table:show-details="true"/>
                <table:data-pilot-member table:name="(1,623,191)" table:display="true" table:show-details="true"/>
                <table:data-pilot-member table:name="(1,593,781)" table:display="true" table:show-details="true"/>
                <table:data-pilot-member table:name="(1,592,054)" table:display="true" table:show-details="true"/>
                <table:data-pilot-member table:name="(1,577,719)" table:display="true" table:show-details="true"/>
                <table:data-pilot-member table:name="(1,575,129)" table:display="true" table:show-details="true"/>
                <table:data-pilot-member table:name="(1,559,405)" table:display="true" table:show-details="true"/>
                <table:data-pilot-member table:name="(1,542,697)" table:display="true" table:show-details="true"/>
                <table:data-pilot-member table:name="(1,534,574)" table:display="true" table:show-details="true"/>
                <table:data-pilot-member table:name="(1,491,461)" table:display="true" table:show-details="true"/>
                <table:data-pilot-member table:name="(1,490,171)" table:display="true" table:show-details="true"/>
                <table:data-pilot-member table:name="(1,447,203)" table:display="true" table:show-details="true"/>
                <table:data-pilot-member table:name="(1,432,356)" table:display="true" table:show-details="true"/>
                <table:data-pilot-member table:name="(1,429,600)" table:display="true" table:show-details="true"/>
                <table:data-pilot-member table:name="(1,416,000)" table:display="true" table:show-details="true"/>
                <table:data-pilot-member table:name="(1,400,001)" table:display="true" table:show-details="true"/>
                <table:data-pilot-member table:name="(1,374,900)" table:display="true" table:show-details="true"/>
                <table:data-pilot-member table:name="(1,354,830)" table:display="true" table:show-details="true"/>
                <table:data-pilot-member table:name="(1,353,369)" table:display="true" table:show-details="true"/>
                <table:data-pilot-member table:name="(1,322,621)" table:display="true" table:show-details="true"/>
                <table:data-pilot-member table:name="(1,304,019)" table:display="true" table:show-details="true"/>
                <table:data-pilot-member table:name="(1,291,065)" table:display="true" table:show-details="true"/>
                <table:data-pilot-member table:name="(1,283,604)" table:display="true" table:show-details="true"/>
                <table:data-pilot-member table:name="(1,268,095)" table:display="true" table:show-details="true"/>
                <table:data-pilot-member table:name="(1,249,726)" table:display="true" table:show-details="true"/>
                <table:data-pilot-member table:name="(1,245,911)" table:display="true" table:show-details="true"/>
                <table:data-pilot-member table:name="(1,234,809)" table:display="true" table:show-details="true"/>
                <table:data-pilot-member table:name="(1,191,161)" table:display="true" table:show-details="true"/>
                <table:data-pilot-member table:name="(1,171,816)" table:display="true" table:show-details="true"/>
                <table:data-pilot-member table:name="(1,155,414)" table:display="true" table:show-details="true"/>
                <table:data-pilot-member table:name="(1,152,902)" table:display="true" table:show-details="true"/>
                <table:data-pilot-member table:name="(1,151,365)" table:display="true" table:show-details="true"/>
                <table:data-pilot-member table:name="(1,143,428)" table:display="true" table:show-details="true"/>
                <table:data-pilot-member table:name="(1,135,195)" table:display="true" table:show-details="true"/>
                <table:data-pilot-member table:name="(1,127,496)" table:display="true" table:show-details="true"/>
                <table:data-pilot-member table:name="(1,127,291)" table:display="true" table:show-details="true"/>
                <table:data-pilot-member table:name="(1,121,436)" table:display="true" table:show-details="true"/>
                <table:data-pilot-member table:name="(1,112,500)" table:display="true" table:show-details="true"/>
                <table:data-pilot-member table:name="(1,099,515)" table:display="true" table:show-details="true"/>
                <table:data-pilot-member table:name="(1,094,958)" table:display="true" table:show-details="true"/>
                <table:data-pilot-member table:name="(1,087,382)" table:display="true" table:show-details="true"/>
                <table:data-pilot-member table:name="(1,076,327)" table:display="true" table:show-details="true"/>
                <table:data-pilot-member table:name="(1,070,043)" table:display="true" table:show-details="true"/>
                <table:data-pilot-member table:name="(1,069,025)" table:display="true" table:show-details="true"/>
                <table:data-pilot-member table:name="(1,060,000)" table:display="true" table:show-details="true"/>
                <table:data-pilot-member table:name="(1,053,053)" table:display="true" table:show-details="true"/>
                <table:data-pilot-member table:name="(1,049,000)" table:display="true" table:show-details="true"/>
                <table:data-pilot-member table:name="(1,044,030)" table:display="true" table:show-details="true"/>
                <table:data-pilot-member table:name="(1,033,120)" table:display="true" table:show-details="true"/>
                <table:data-pilot-member table:name="(1,029,008)" table:display="true" table:show-details="true"/>
                <table:data-pilot-member table:name="(1,028,946)" table:display="true" table:show-details="true"/>
                <table:data-pilot-member table:name="(1,016,258)" table:display="true" table:show-details="true"/>
                <table:data-pilot-member table:name="(1,011,500)" table:display="true" table:show-details="true"/>
                <table:data-pilot-member table:name="(1,001,200)" table:display="true" table:show-details="true"/>
                <table:data-pilot-member table:name="(999,203)" table:display="true" table:show-details="true"/>
                <table:data-pilot-member table:name="(993,598)" table:display="true" table:show-details="true"/>
                <table:data-pilot-member table:name="(989,315)" table:display="true" table:show-details="true"/>
                <table:data-pilot-member table:name="(984,195)" table:display="true" table:show-details="true"/>
                <table:data-pilot-member table:name="(966,910)" table:display="true" table:show-details="true"/>
                <table:data-pilot-member table:name="(957,367)" table:display="true" table:show-details="true"/>
                <table:data-pilot-member table:name="(952,774)" table:display="true" table:show-details="true"/>
                <table:data-pilot-member table:name="(950,918)" table:display="true" table:show-details="true"/>
                <table:data-pilot-member table:name="(946,687)" table:display="true" table:show-details="true"/>
                <table:data-pilot-member table:name="(940,318)" table:display="true" table:show-details="true"/>
                <table:data-pilot-member table:name="(930,160)" table:display="true" table:show-details="true"/>
                <table:data-pilot-member table:name="(929,408)" table:display="true" table:show-details="true"/>
                <table:data-pilot-member table:name="(928,227)" table:display="true" table:show-details="true"/>
                <table:data-pilot-member table:name="(921,173)" table:display="true" table:show-details="true"/>
                <table:data-pilot-member table:name="(916,922)" table:display="true" table:show-details="true"/>
                <table:data-pilot-member table:name="(908,984)" table:display="true" table:show-details="true"/>
                <table:data-pilot-member table:name="(904,573)" table:display="true" table:show-details="true"/>
                <table:data-pilot-member table:name="(892,976)" table:display="true" table:show-details="true"/>
                <table:data-pilot-member table:name="(888,050)" table:display="true" table:show-details="true"/>
                <table:data-pilot-member table:name="(871,976)" table:display="true" table:show-details="true"/>
                <table:data-pilot-member table:name="(870,487)" table:display="true" table:show-details="true"/>
                <table:data-pilot-member table:name="(861,600)" table:display="true" table:show-details="true"/>
                <table:data-pilot-member table:name="(859,716)" table:display="true" table:show-details="true"/>
                <table:data-pilot-member table:name="(856,663)" table:display="true" table:show-details="true"/>
                <table:data-pilot-member table:name="(849,981)" table:display="true" table:show-details="true"/>
                <table:data-pilot-member table:name="(845,161)" table:display="true" table:show-details="true"/>
                <table:data-pilot-member table:name="(835,100)" table:display="true" table:show-details="true"/>
                <table:data-pilot-member table:name="(831,812)" table:display="true" table:show-details="true"/>
                <table:data-pilot-member table:name="(800,000)" table:display="true" table:show-details="true"/>
                <table:data-pilot-member table:name="(797,242)" table:display="true" table:show-details="true"/>
                <table:data-pilot-member table:name="(797,078)" table:display="true" table:show-details="true"/>
                <table:data-pilot-member table:name="(780,398)" table:display="true" table:show-details="true"/>
                <table:data-pilot-member table:name="(756,984)" table:display="true" table:show-details="true"/>
                <table:data-pilot-member table:name="(752,034)" table:display="true" table:show-details="true"/>
                <table:data-pilot-member table:name="(750,000)" table:display="true" table:show-details="true"/>
                <table:data-pilot-member table:name="(748,537)" table:display="true" table:show-details="true"/>
                <table:data-pilot-member table:name="(734,845)" table:display="true" table:show-details="true"/>
                <table:data-pilot-member table:name="(732,754)" table:display="true" table:show-details="true"/>
                <table:data-pilot-member table:name="(730,193)" table:display="true" table:show-details="true"/>
                <table:data-pilot-member table:name="(723,697)" table:display="true" table:show-details="true"/>
                <table:data-pilot-member table:name="(723,195)" table:display="true" table:show-details="true"/>
                <table:data-pilot-member table:name="(700,000)" table:display="true" table:show-details="true"/>
                <table:data-pilot-member table:name="(693,460)" table:display="true" table:show-details="true"/>
                <table:data-pilot-member table:name="(690,280)" table:display="true" table:show-details="true"/>
                <table:data-pilot-member table:name="(687,691)" table:display="true" table:show-details="true"/>
                <table:data-pilot-member table:name="(686,680)" table:display="true" table:show-details="true"/>
                <table:data-pilot-member table:name="(683,052)" table:display="true" table:show-details="true"/>
                <table:data-pilot-member table:name="(669,976)" table:display="true" table:show-details="true"/>
                <table:data-pilot-member table:name="(663,472)" table:display="true" table:show-details="true"/>
                <table:data-pilot-member table:name="(657,000)" table:display="true" table:show-details="true"/>
                <table:data-pilot-member table:name="(653,230)" table:display="true" table:show-details="true"/>
                <table:data-pilot-member table:name="(650,000)" table:display="true" table:show-details="true"/>
                <table:data-pilot-member table:name="(646,687)" table:display="true" table:show-details="true"/>
                <table:data-pilot-member table:name="(630,622)" table:display="true" table:show-details="true"/>
                <table:data-pilot-member table:name="(629,581)" table:display="true" table:show-details="true"/>
                <table:data-pilot-member table:name="(625,482)" table:display="true" table:show-details="true"/>
                <table:data-pilot-member table:name="(625,302)" table:display="true" table:show-details="true"/>
                <table:data-pilot-member table:name="(615,477)" table:display="true" table:show-details="true"/>
                <table:data-pilot-member table:name="(615,145)" table:display="true" table:show-details="true"/>
                <table:data-pilot-member table:name="(610,508)" table:display="true" table:show-details="true"/>
                <table:data-pilot-member table:name="(609,900)" table:display="true" table:show-details="true"/>
                <table:data-pilot-member table:name="(605,419)" table:display="true" table:show-details="true"/>
                <table:data-pilot-member table:name="(602,152)" table:display="true" table:show-details="true"/>
                <table:data-pilot-member table:name="(600,000)" table:display="true" table:show-details="true"/>
                <table:data-pilot-member table:name="(597,601)" table:display="true" table:show-details="true"/>
                <table:data-pilot-member table:name="(594,566)" table:display="true" table:show-details="true"/>
                <table:data-pilot-member table:name="(583,164)" table:display="true" table:show-details="true"/>
                <table:data-pilot-member table:name="(579,568)" table:display="true" table:show-details="true"/>
                <table:data-pilot-member table:name="(578,340)" table:display="true" table:show-details="true"/>
                <table:data-pilot-member table:name="(577,500)" table:display="true" table:show-details="true"/>
                <table:data-pilot-member table:name="(573,975)" table:display="true" table:show-details="true"/>
                <table:data-pilot-member table:name="(573,076)" table:display="true" table:show-details="true"/>
                <table:data-pilot-member table:name="(572,012)" table:display="true" table:show-details="true"/>
                <table:data-pilot-member table:name="(559,582)" table:display="true" table:show-details="true"/>
                <table:data-pilot-member table:name="(558,770)" table:display="true" table:show-details="true"/>
                <table:data-pilot-member table:name="(558,415)" table:display="true" table:show-details="true"/>
                <table:data-pilot-member table:name="(551,130)" table:display="true" table:show-details="true"/>
                <table:data-pilot-member table:name="(547,000)" table:display="true" table:show-details="true"/>
                <table:data-pilot-member table:name="(545,000)" table:display="true" table:show-details="true"/>
                <table:data-pilot-member table:name="(543,574)" table:display="true" table:show-details="true"/>
                <table:data-pilot-member table:name="(540,545)" table:display="true" table:show-details="true"/>
                <table:data-pilot-member table:name="(540,150)" table:display="true" table:show-details="true"/>
                <table:data-pilot-member table:name="(538,447)" table:display="true" table:show-details="true"/>
                <table:data-pilot-member table:name="(536,784)" table:display="true" table:show-details="true"/>
                <table:data-pilot-member table:name="(525,790)" table:display="true" table:show-details="true"/>
                <table:data-pilot-member table:name="(524,700)" table:display="true" table:show-details="true"/>
                <table:data-pilot-member table:name="(521,250)" table:display="true" table:show-details="true"/>
                <table:data-pilot-member table:name="(520,000)" table:display="true" table:show-details="true"/>
                <table:data-pilot-member table:name="(517,432)" table:display="true" table:show-details="true"/>
                <table:data-pilot-member table:name="(510,301)" table:display="true" table:show-details="true"/>
                <table:data-pilot-member table:name="(509,866)" table:display="true" table:show-details="true"/>
                <table:data-pilot-member table:name="(508,597)" table:display="true" table:show-details="true"/>
                <table:data-pilot-member table:name="(507,431)" table:display="true" table:show-details="true"/>
                <table:data-pilot-member table:name="(498,340)" table:display="true" table:show-details="true"/>
                <table:data-pilot-member table:name="(495,978)" table:display="true" table:show-details="true"/>
                <table:data-pilot-member table:name="(486,522)" table:display="true" table:show-details="true"/>
                <table:data-pilot-member table:name="(485,209)" table:display="true" table:show-details="true"/>
                <table:data-pilot-member table:name="(484,783)" table:display="true" table:show-details="true"/>
                <table:data-pilot-member table:name="(484,664)" table:display="true" table:show-details="true"/>
                <table:data-pilot-member table:name="(475,570)" table:display="true" table:show-details="true"/>
                <table:data-pilot-member table:name="(470,002)" table:display="true" table:show-details="true"/>
                <table:data-pilot-member table:name="(459,642)" table:display="true" table:show-details="true"/>
                <table:data-pilot-member table:name="(459,449)" table:display="true" table:show-details="true"/>
                <table:data-pilot-member table:name="(459,278)" table:display="true" table:show-details="true"/>
                <table:data-pilot-member table:name="(458,493)" table:display="true" table:show-details="true"/>
                <table:data-pilot-member table:name="(454,861)" table:display="true" table:show-details="true"/>
                <table:data-pilot-member table:name="(448,023)" table:display="true" table:show-details="true"/>
                <table:data-pilot-member table:name="(446,490)" table:display="true" table:show-details="true"/>
                <table:data-pilot-member table:name="(442,500)" table:display="true" table:show-details="true"/>
                <table:data-pilot-member table:name="(431,459)" table:display="true" table:show-details="true"/>
                <table:data-pilot-member table:name="(420,200)" table:display="true" table:show-details="true"/>
                <table:data-pilot-member table:name="(418,000)" table:display="true" table:show-details="true"/>
                <table:data-pilot-member table:name="(416,367)" table:display="true" table:show-details="true"/>
                <table:data-pilot-member table:name="(416,366)" table:display="true" table:show-details="true"/>
                <table:data-pilot-member table:name="(415,123)" table:display="true" table:show-details="true"/>
                <table:data-pilot-member table:name="(410,326)" table:display="true" table:show-details="true"/>
                <table:data-pilot-member table:name="(407,359)" table:display="true" table:show-details="true"/>
                <table:data-pilot-member table:name="(405,134)" table:display="true" table:show-details="true"/>
                <table:data-pilot-member table:name="(402,876)" table:display="true" table:show-details="true"/>
                <table:data-pilot-member table:name="(402,061)" table:display="true" table:show-details="true"/>
                <table:data-pilot-member table:name="(400,000)" table:display="true" table:show-details="true"/>
                <table:data-pilot-member table:name="(399,547)" table:display="true" table:show-details="true"/>
                <table:data-pilot-member table:name="(393,579)" table:display="true" table:show-details="true"/>
                <table:data-pilot-member table:name="(391,617)" table:display="true" table:show-details="true"/>
                <table:data-pilot-member table:name="(386,200)" table:display="true" table:show-details="true"/>
                <table:data-pilot-member table:name="(386,000)" table:display="true" table:show-details="true"/>
                <table:data-pilot-member table:name="(383,833)" table:display="true" table:show-details="true"/>
                <table:data-pilot-member table:name="(382,806)" table:display="true" table:show-details="true"/>
                <table:data-pilot-member table:name="(379,000)" table:display="true" table:show-details="true"/>
                <table:data-pilot-member table:name="(378,983)" table:display="true" table:show-details="true"/>
                <table:data-pilot-member table:name="(378,348)" table:display="true" table:show-details="true"/>
                <table:data-pilot-member table:name="(376,342)" table:display="true" table:show-details="true"/>
                <table:data-pilot-member table:name="(375,465)" table:display="true" table:show-details="true"/>
                <table:data-pilot-member table:name="(370,000)" table:display="true" table:show-details="true"/>
                <table:data-pilot-member table:name="(368,387)" table:display="true" table:show-details="true"/>
                <table:data-pilot-member table:name="(365,962)" table:display="true" table:show-details="true"/>
                <table:data-pilot-member table:name="(362,585)" table:display="true" table:show-details="true"/>
                <table:data-pilot-member table:name="(360,119)" table:display="true" table:show-details="true"/>
                <table:data-pilot-member table:name="(358,936)" table:display="true" table:show-details="true"/>
                <table:data-pilot-member table:name="(357,096)" table:display="true" table:show-details="true"/>
                <table:data-pilot-member table:name="(351,786)" table:display="true" table:show-details="true"/>
                <table:data-pilot-member table:name="(348,164)" table:display="true" table:show-details="true"/>
                <table:data-pilot-member table:name="(345,000)" table:display="true" table:show-details="true"/>
                <table:data-pilot-member table:name="(344,447)" table:display="true" table:show-details="true"/>
                <table:data-pilot-member table:name="(338,484)" table:display="true" table:show-details="true"/>
                <table:data-pilot-member table:name="(328,215)" table:display="true" table:show-details="true"/>
                <table:data-pilot-member table:name="(326,572)" table:display="true" table:show-details="true"/>
                <table:data-pilot-member table:name="(326,243)" table:display="true" table:show-details="true"/>
                <table:data-pilot-member table:name="(322,712)" table:display="true" table:show-details="true"/>
                <table:data-pilot-member table:name="(313,537)" table:display="true" table:show-details="true"/>
                <table:data-pilot-member table:name="(310,759)" table:display="true" table:show-details="true"/>
                <table:data-pilot-member table:name="(310,714)" table:display="true" table:show-details="true"/>
                <table:data-pilot-member table:name="(310,637)" table:display="true" table:show-details="true"/>
                <table:data-pilot-member table:name="(303,712)" table:display="true" table:show-details="true"/>
                <table:data-pilot-member table:name="(301,194)" table:display="true" table:show-details="true"/>
                <table:data-pilot-member table:name="(300,000)" table:display="true" table:show-details="true"/>
                <table:data-pilot-member table:name="(298,539)" table:display="true" table:show-details="true"/>
                <table:data-pilot-member table:name="(296,435)" table:display="true" table:show-details="true"/>
                <table:data-pilot-member table:name="(293,177)" table:display="true" table:show-details="true"/>
                <table:data-pilot-member table:name="(293,031)" table:display="true" table:show-details="true"/>
                <table:data-pilot-member table:name="(292,290)" table:display="true" table:show-details="true"/>
                <table:data-pilot-member table:name="(286,399)" table:display="true" table:show-details="true"/>
                <table:data-pilot-member table:name="(282,116)" table:display="true" table:show-details="true"/>
                <table:data-pilot-member table:name="(279,011)" table:display="true" table:show-details="true"/>
                <table:data-pilot-member table:name="(276,969)" table:display="true" table:show-details="true"/>
                <table:data-pilot-member table:name="(275,800)" table:display="true" table:show-details="true"/>
                <table:data-pilot-member table:name="(275,567)" table:display="true" table:show-details="true"/>
                <table:data-pilot-member table:name="(272,399)" table:display="true" table:show-details="true"/>
                <table:data-pilot-member table:name="(271,930)" table:display="true" table:show-details="true"/>
                <table:data-pilot-member table:name="(268,994)" table:display="true" table:show-details="true"/>
                <table:data-pilot-member table:name="(260,000)" table:display="true" table:show-details="true"/>
                <table:data-pilot-member table:name="(259,914)" table:display="true" table:show-details="true"/>
                <table:data-pilot-member table:name="(252,000)" table:display="true" table:show-details="true"/>
                <table:data-pilot-member table:name="(250,000)" table:display="true" table:show-details="true"/>
                <table:data-pilot-member table:name="(245,987)" table:display="true" table:show-details="true"/>
                <table:data-pilot-member table:name="(245,144)" table:display="true" table:show-details="true"/>
                <table:data-pilot-member table:name="(242,700)" table:display="true" table:show-details="true"/>
                <table:data-pilot-member table:name="(242,049)" table:display="true" table:show-details="true"/>
                <table:data-pilot-member table:name="(239,544)" table:display="true" table:show-details="true"/>
                <table:data-pilot-member table:name="(238,088)" table:display="true" table:show-details="true"/>
                <table:data-pilot-member table:name="(236,239)" table:display="true" table:show-details="true"/>
                <table:data-pilot-member table:name="(235,704)" table:display="true" table:show-details="true"/>
                <table:data-pilot-member table:name="(233,210)" table:display="true" table:show-details="true"/>
                <table:data-pilot-member table:name="(232,600)" table:display="true" table:show-details="true"/>
                <table:data-pilot-member table:name="(230,965)" table:display="true" table:show-details="true"/>
                <table:data-pilot-member table:name="(228,600)" table:display="true" table:show-details="true"/>
                <table:data-pilot-member table:name="(226,307)" table:display="true" table:show-details="true"/>
                <table:data-pilot-member table:name="(225,000)" table:display="true" table:show-details="true"/>
                <table:data-pilot-member table:name="(224,094)" table:display="true" table:show-details="true"/>
                <table:data-pilot-member table:name="(222,737)" table:display="true" table:show-details="true"/>
                <table:data-pilot-member table:name="(222,040)" table:display="true" table:show-details="true"/>
                <table:data-pilot-member table:name="(217,250)" table:display="true" table:show-details="true"/>
                <table:data-pilot-member table:name="(213,000)" table:display="true" table:show-details="true"/>
                <table:data-pilot-member table:name="(212,880)" table:display="true" table:show-details="true"/>
                <table:data-pilot-member table:name="(210,170)" table:display="true" table:show-details="true"/>
                <table:data-pilot-member table:name="(209,762)" table:display="true" table:show-details="true"/>
                <table:data-pilot-member table:name="(208,800)" table:display="true" table:show-details="true"/>
                <table:data-pilot-member table:name="(205,802)" table:display="true" table:show-details="true"/>
                <table:data-pilot-member table:name="(203,350)" table:display="true" table:show-details="true"/>
                <table:data-pilot-member table:name="(201,246)" table:display="true" table:show-details="true"/>
                <table:data-pilot-member table:name="(200,000)" table:display="true" table:show-details="true"/>
                <table:data-pilot-member table:name="(195,353)" table:display="true" table:show-details="true"/>
                <table:data-pilot-member table:name="(195,000)" table:display="true" table:show-details="true"/>
                <table:data-pilot-member table:name="(194,940)" table:display="true" table:show-details="true"/>
                <table:data-pilot-member table:name="(193,830)" table:display="true" table:show-details="true"/>
                <table:data-pilot-member table:name="(192,644)" table:display="true" table:show-details="true"/>
                <table:data-pilot-member table:name="(192,161)" table:display="true" table:show-details="true"/>
                <table:data-pilot-member table:name="(191,757)" table:display="true" table:show-details="true"/>
                <table:data-pilot-member table:name="(189,994)" table:display="true" table:show-details="true"/>
                <table:data-pilot-member table:name="(189,721)" table:display="true" table:show-details="true"/>
                <table:data-pilot-member table:name="(188,126)" table:display="true" table:show-details="true"/>
                <table:data-pilot-member table:name="(187,400)" table:display="true" table:show-details="true"/>
                <table:data-pilot-member table:name="(185,502)" table:display="true" table:show-details="true"/>
                <table:data-pilot-member table:name="(185,320)" table:display="true" table:show-details="true"/>
                <table:data-pilot-member table:name="(184,201)" table:display="true" table:show-details="true"/>
                <table:data-pilot-member table:name="(179,766)" table:display="true" table:show-details="true"/>
                <table:data-pilot-member table:name="(179,207)" table:display="true" table:show-details="true"/>
                <table:data-pilot-member table:name="(179,185)" table:display="true" table:show-details="true"/>
                <table:data-pilot-member table:name="(175,879)" table:display="true" table:show-details="true"/>
                <table:data-pilot-member table:name="(172,167)" table:display="true" table:show-details="true"/>
                <table:data-pilot-member table:name="(171,000)" table:display="true" table:show-details="true"/>
                <table:data-pilot-member table:name="(170,499)" table:display="true" table:show-details="true"/>
                <table:data-pilot-member table:name="(168,051)" table:display="true" table:show-details="true"/>
                <table:data-pilot-member table:name="(167,715)" table:display="true" table:show-details="true"/>
                <table:data-pilot-member table:name="(166,333)" table:display="true" table:show-details="true"/>
                <table:data-pilot-member table:name="(164,822)" table:display="true" table:show-details="true"/>
                <table:data-pilot-member table:name="(164,415)" table:display="true" table:show-details="true"/>
                <table:data-pilot-member table:name="(164,243)" table:display="true" table:show-details="true"/>
                <table:data-pilot-member table:name="(164,025)" table:display="true" table:show-details="true"/>
                <table:data-pilot-member table:name="(163,206)" table:display="true" table:show-details="true"/>
                <table:data-pilot-member table:name="(162,822)" table:display="true" table:show-details="true"/>
                <table:data-pilot-member table:name="(162,721)" table:display="true" table:show-details="true"/>
                <table:data-pilot-member table:name="(161,500)" table:display="true" table:show-details="true"/>
                <table:data-pilot-member table:name="(161,350)" table:display="true" table:show-details="true"/>
                <table:data-pilot-member table:name="(160,256)" table:display="true" table:show-details="true"/>
                <table:data-pilot-member table:name="(159,210)" table:display="true" table:show-details="true"/>
                <table:data-pilot-member table:name="(159,170)" table:display="true" table:show-details="true"/>
                <table:data-pilot-member table:name="(157,600)" table:display="true" table:show-details="true"/>
                <table:data-pilot-member table:name="(153,682)" table:display="true" table:show-details="true"/>
                <table:data-pilot-member table:name="(152,615)" table:display="true" table:show-details="true"/>
                <table:data-pilot-member table:name="(151,000)" table:display="true" table:show-details="true"/>
                <table:data-pilot-member table:name="(150,332)" table:display="true" table:show-details="true"/>
                <table:data-pilot-member table:name="(150,078)" table:display="true" table:show-details="true"/>
                <table:data-pilot-member table:name="(150,000)" table:display="true" table:show-details="true"/>
                <table:data-pilot-member table:name="(148,640)" table:display="true" table:show-details="true"/>
                <table:data-pilot-member table:name="(147,620)" table:display="true" table:show-details="true"/>
                <table:data-pilot-member table:name="(144,856)" table:display="true" table:show-details="true"/>
                <table:data-pilot-member table:name="(143,084)" table:display="true" table:show-details="true"/>
                <table:data-pilot-member table:name="(139,000)" table:display="true" table:show-details="true"/>
                <table:data-pilot-member table:name="(138,461)" table:display="true" table:show-details="true"/>
                <table:data-pilot-member table:name="(137,336)" table:display="true" table:show-details="true"/>
                <table:data-pilot-member table:name="(135,283)" table:display="true" table:show-details="true"/>
                <table:data-pilot-member table:name="(135,000)" table:display="true" table:show-details="true"/>
                <table:data-pilot-member table:name="(129,852)" table:display="true" table:show-details="true"/>
                <table:data-pilot-member table:name="(129,471)" table:display="true" table:show-details="true"/>
                <table:data-pilot-member table:name="(128,520)" table:display="true" table:show-details="true"/>
                <table:data-pilot-member table:name="(128,483)" table:display="true" table:show-details="true"/>
                <table:data-pilot-member table:name="(127,731)" table:display="true" table:show-details="true"/>
                <table:data-pilot-member table:name="(127,640)" table:display="true" table:show-details="true"/>
                <table:data-pilot-member table:name="(126,906)" table:display="true" table:show-details="true"/>
                <table:data-pilot-member table:name="(125,000)" table:display="true" table:show-details="true"/>
                <table:data-pilot-member table:name="(122,766)" table:display="true" table:show-details="true"/>
                <table:data-pilot-member table:name="(122,013)" table:display="true" table:show-details="true"/>
                <table:data-pilot-member table:name="(120,677)" table:display="true" table:show-details="true"/>
                <table:data-pilot-member table:name="(120,542)" table:display="true" table:show-details="true"/>
                <table:data-pilot-member table:name="(120,030)" table:display="true" table:show-details="true"/>
                <table:data-pilot-member table:name="(118,073)" table:display="true" table:show-details="true"/>
                <table:data-pilot-member table:name="(115,868)" table:display="true" table:show-details="true"/>
                <table:data-pilot-member table:name="(114,772)" table:display="true" table:show-details="true"/>
                <table:data-pilot-member table:name="(114,615)" table:display="true" table:show-details="true"/>
                <table:data-pilot-member table:name="(111,661)" table:display="true" table:show-details="true"/>
                <table:data-pilot-member table:name="(110,130)" table:display="true" table:show-details="true"/>
                <table:data-pilot-member table:name="(110,000)" table:display="true" table:show-details="true"/>
                <table:data-pilot-member table:name="(109,266)" table:display="true" table:show-details="true"/>
                <table:data-pilot-member table:name="(109,013)" table:display="true" table:show-details="true"/>
                <table:data-pilot-member table:name="(108,149)" table:display="true" table:show-details="true"/>
                <table:data-pilot-member table:name="(105,233)" table:display="true" table:show-details="true"/>
                <table:data-pilot-member table:name="(105,085)" table:display="true" table:show-details="true"/>
                <table:data-pilot-member table:name="(104,600)" table:display="true" table:show-details="true"/>
                <table:data-pilot-member table:name="(103,781)" table:display="true" table:show-details="true"/>
                <table:data-pilot-member table:name="(103,445)" table:display="true" table:show-details="true"/>
                <table:data-pilot-member table:name="(103,400)" table:display="true" table:show-details="true"/>
                <table:data-pilot-member table:name="(103,000)" table:display="true" table:show-details="true"/>
                <table:data-pilot-member table:name="(102,739)" table:display="true" table:show-details="true"/>
                <table:data-pilot-member table:name="(102,399)" table:display="true" table:show-details="true"/>
                <table:data-pilot-member table:name="(100,383)" table:display="true" table:show-details="true"/>
                <table:data-pilot-member table:name="(100,000)" table:display="true" table:show-details="true"/>
                <table:data-pilot-member table:name="(98,328)" table:display="true" table:show-details="true"/>
                <table:data-pilot-member table:name="(97,000)" table:display="true" table:show-details="true"/>
                <table:data-pilot-member table:name="(94,864)" table:display="true" table:show-details="true"/>
                <table:data-pilot-member table:name="(92,637)" table:display="true" table:show-details="true"/>
                <table:data-pilot-member table:name="(90,809)" table:display="true" table:show-details="true"/>
                <table:data-pilot-member table:name="(90,244)" table:display="true" table:show-details="true"/>
                <table:data-pilot-member table:name="(90,018)" table:display="true" table:show-details="true"/>
                <table:data-pilot-member table:name="(89,700)" table:display="true" table:show-details="true"/>
                <table:data-pilot-member table:name="(88,785)" table:display="true" table:show-details="true"/>
                <table:data-pilot-member table:name="(88,149)" table:display="true" table:show-details="true"/>
                <table:data-pilot-member table:name="(88,036)" table:display="true" table:show-details="true"/>
                <table:data-pilot-member table:name="(87,500)" table:display="true" table:show-details="true"/>
                <table:data-pilot-member table:name="(87,300)" table:display="true" table:show-details="true"/>
                <table:data-pilot-member table:name="(86,265)" table:display="true" table:show-details="true"/>
                <table:data-pilot-member table:name="(84,556)" table:display="true" table:show-details="true"/>
                <table:data-pilot-member table:name="(84,411)" table:display="true" table:show-details="true"/>
                <table:data-pilot-member table:name="(84,000)" table:display="true" table:show-details="true"/>
                <table:data-pilot-member table:name="(83,546)" table:display="true" table:show-details="true"/>
                <table:data-pilot-member table:name="(82,900)" table:display="true" table:show-details="true"/>
                <table:data-pilot-member table:name="(82,588)" table:display="true" table:show-details="true"/>
                <table:data-pilot-member table:name="(82,500)" table:display="true" table:show-details="true"/>
                <table:data-pilot-member table:name="(80,479)" table:display="true" table:show-details="true"/>
                <table:data-pilot-member table:name="(80,359)" table:display="true" table:show-details="true"/>
                <table:data-pilot-member table:name="(80,000)" table:display="true" table:show-details="true"/>
                <table:data-pilot-member table:name="(79,172)" table:display="true" table:show-details="true"/>
                <table:data-pilot-member table:name="(78,800)" table:display="true" table:show-details="true"/>
                <table:data-pilot-member table:name="(78,000)" table:display="true" table:show-details="true"/>
                <table:data-pilot-member table:name="(77,569)" table:display="true" table:show-details="true"/>
                <table:data-pilot-member table:name="(75,720)" table:display="true" table:show-details="true"/>
                <table:data-pilot-member table:name="(75,000)" table:display="true" table:show-details="true"/>
                <table:data-pilot-member table:name="(74,550)" table:display="true" table:show-details="true"/>
                <table:data-pilot-member table:name="(74,063)" table:display="true" table:show-details="true"/>
                <table:data-pilot-member table:name="(73,800)" table:display="true" table:show-details="true"/>
                <table:data-pilot-member table:name="(73,208)" table:display="true" table:show-details="true"/>
                <table:data-pilot-member table:name="(73,007)" table:display="true" table:show-details="true"/>
                <table:data-pilot-member table:name="(71,550)" table:display="true" table:show-details="true"/>
                <table:data-pilot-member table:name="(69,070)" table:display="true" table:show-details="true"/>
                <table:data-pilot-member table:name="(69,000)" table:display="true" table:show-details="true"/>
                <table:data-pilot-member table:name="(68,327)" table:display="true" table:show-details="true"/>
                <table:data-pilot-member table:name="(65,499)" table:display="true" table:show-details="true"/>
                <table:data-pilot-member table:name="(65,285)" table:display="true" table:show-details="true"/>
                <table:data-pilot-member table:name="(65,135)" table:display="true" table:show-details="true"/>
                <table:data-pilot-member table:name="(65,126)" table:display="true" table:show-details="true"/>
                <table:data-pilot-member table:name="(63,200)" table:display="true" table:show-details="true"/>
                <table:data-pilot-member table:name="(62,277)" table:display="true" table:show-details="true"/>
                <table:data-pilot-member table:name="(62,100)" table:display="true" table:show-details="true"/>
                <table:data-pilot-member table:name="(58,216)" table:display="true" table:show-details="true"/>
                <table:data-pilot-member table:name="(58,148)" table:display="true" table:show-details="true"/>
                <table:data-pilot-member table:name="(55,834)" table:display="true" table:show-details="true"/>
                <table:data-pilot-member table:name="(54,652)" table:display="true" table:show-details="true"/>
                <table:data-pilot-member table:name="(54,445)" table:display="true" table:show-details="true"/>
                <table:data-pilot-member table:name="(53,997)" table:display="true" table:show-details="true"/>
                <table:data-pilot-member table:name="(52,542)" table:display="true" table:show-details="true"/>
                <table:data-pilot-member table:name="(51,786)" table:display="true" table:show-details="true"/>
                <table:data-pilot-member table:name="(50,645)" table:display="true" table:show-details="true"/>
                <table:data-pilot-member table:name="(50,308)" table:display="true" table:show-details="true"/>
                <table:data-pilot-member table:name="(50,000)" table:display="true" table:show-details="true"/>
                <table:data-pilot-member table:name="(49,500)" table:display="true" table:show-details="true"/>
                <table:data-pilot-member table:name="(49,453)" table:display="true" table:show-details="true"/>
                <table:data-pilot-member table:name="(48,982)" table:display="true" table:show-details="true"/>
                <table:data-pilot-member table:name="(47,485)" table:display="true" table:show-details="true"/>
                <table:data-pilot-member table:name="(45,703)" table:display="true" table:show-details="true"/>
                <table:data-pilot-member table:name="(44,550)" table:display="true" table:show-details="true"/>
                <table:data-pilot-member table:name="(43,524)" table:display="true" table:show-details="true"/>
                <table:data-pilot-member table:name="(43,042)" table:display="true" table:show-details="true"/>
                <table:data-pilot-member table:name="(40,931)" table:display="true" table:show-details="true"/>
                <table:data-pilot-member table:name="(40,714)" table:display="true" table:show-details="true"/>
                <table:data-pilot-member table:name="(40,598)" table:display="true" table:show-details="true"/>
                <table:data-pilot-member table:name="(40,000)" table:display="true" table:show-details="true"/>
                <table:data-pilot-member table:name="(39,792)" table:display="true" table:show-details="true"/>
                <table:data-pilot-member table:name="(39,227)" table:display="true" table:show-details="true"/>
                <table:data-pilot-member table:name="(39,140)" table:display="true" table:show-details="true"/>
                <table:data-pilot-member table:name="(38,103)" table:display="true" table:show-details="true"/>
                <table:data-pilot-member table:name="(38,004)" table:display="true" table:show-details="true"/>
                <table:data-pilot-member table:name="(38,000)" table:display="true" table:show-details="true"/>
                <table:data-pilot-member table:name="(37,832)" table:display="true" table:show-details="true"/>
                <table:data-pilot-member table:name="(37,500)" table:display="true" table:show-details="true"/>
                <table:data-pilot-member table:name="(37,000)" table:display="true" table:show-details="true"/>
                <table:data-pilot-member table:name="(36,375)" table:display="true" table:show-details="true"/>
                <table:data-pilot-member table:name="(36,238)" table:display="true" table:show-details="true"/>
                <table:data-pilot-member table:name="(35,863)" table:display="true" table:show-details="true"/>
                <table:data-pilot-member table:name="(35,789)" table:display="true" table:show-details="true"/>
                <table:data-pilot-member table:name="(35,000)" table:display="true" table:show-details="true"/>
                <table:data-pilot-member table:name="(34,332)" table:display="true" table:show-details="true"/>
                <table:data-pilot-member table:name="(33,125)" table:display="true" table:show-details="true"/>
                <table:data-pilot-member table:name="(32,910)" table:display="true" table:show-details="true"/>
                <table:data-pilot-member table:name="(32,832)" table:display="true" table:show-details="true"/>
                <table:data-pilot-member table:name="(32,556)" table:display="true" table:show-details="true"/>
                <table:data-pilot-member table:name="(32,500)" table:display="true" table:show-details="true"/>
                <table:data-pilot-member table:name="(31,520)" table:display="true" table:show-details="true"/>
                <table:data-pilot-member table:name="(31,500)" table:display="true" table:show-details="true"/>
                <table:data-pilot-member table:name="(30,240)" table:display="true" table:show-details="true"/>
                <table:data-pilot-member table:name="(30,024)" table:display="true" table:show-details="true"/>
                <table:data-pilot-member table:name="(30,000)" table:display="true" table:show-details="true"/>
                <table:data-pilot-member table:name="(29,427)" table:display="true" table:show-details="true"/>
                <table:data-pilot-member table:name="(28,517)" table:display="true" table:show-details="true"/>
                <table:data-pilot-member table:name="(28,371)" table:display="true" table:show-details="true"/>
                <table:data-pilot-member table:name="(27,921)" table:display="true" table:show-details="true"/>
                <table:data-pilot-member table:name="(26,442)" table:display="true" table:show-details="true"/>
                <table:data-pilot-member table:name="(25,126)" table:display="true" table:show-details="true"/>
                <table:data-pilot-member table:name="(25,000)" table:display="true" table:show-details="true"/>
                <table:data-pilot-member table:name="(24,500)" table:display="true" table:show-details="true"/>
                <table:data-pilot-member table:name="(24,402)" table:display="true" table:show-details="true"/>
                <table:data-pilot-member table:name="(23,500)" table:display="true" table:show-details="true"/>
                <table:data-pilot-member table:name="(22,500)" table:display="true" table:show-details="true"/>
                <table:data-pilot-member table:name="(22,415)" table:display="true" table:show-details="true"/>
                <table:data-pilot-member table:name="(20,900)" table:display="true" table:show-details="true"/>
                <table:data-pilot-member table:name="(20,621)" table:display="true" table:show-details="true"/>
                <table:data-pilot-member table:name="(20,329)" table:display="true" table:show-details="true"/>
                <table:data-pilot-member table:name="(18,889)" table:display="true" table:show-details="true"/>
                <table:data-pilot-member table:name="(18,858)" table:display="true" table:show-details="true"/>
                <table:data-pilot-member table:name="(17,382)" table:display="true" table:show-details="true"/>
                <table:data-pilot-member table:name="(17,110)" table:display="true" table:show-details="true"/>
                <table:data-pilot-member table:name="(16,413)" table:display="true" table:show-details="true"/>
                <table:data-pilot-member table:name="(15,930)" table:display="true" table:show-details="true"/>
                <table:data-pilot-member table:name="(15,683)" table:display="true" table:show-details="true"/>
                <table:data-pilot-member table:name="(15,338)" table:display="true" table:show-details="true"/>
                <table:data-pilot-member table:name="(15,045)" table:display="true" table:show-details="true"/>
                <table:data-pilot-member table:name="(15,000)" table:display="true" table:show-details="true"/>
                <table:data-pilot-member table:name="(14,900)" table:display="true" table:show-details="true"/>
                <table:data-pilot-member table:name="(14,600)" table:display="true" table:show-details="true"/>
                <table:data-pilot-member table:name="(14,484)" table:display="true" table:show-details="true"/>
                <table:data-pilot-member table:name="(14,320)" table:display="true" table:show-details="true"/>
                <table:data-pilot-member table:name="(14,236)" table:display="true" table:show-details="true"/>
                <table:data-pilot-member table:name="(14,133)" table:display="true" table:show-details="true"/>
                <table:data-pilot-member table:name="(14,099)" table:display="true" table:show-details="true"/>
                <table:data-pilot-member table:name="(14,086)" table:display="true" table:show-details="true"/>
                <table:data-pilot-member table:name="(14,000)" table:display="true" table:show-details="true"/>
                <table:data-pilot-member table:name="(13,800)" table:display="true" table:show-details="true"/>
                <table:data-pilot-member table:name="(13,500)" table:display="true" table:show-details="true"/>
                <table:data-pilot-member table:name="(13,360)" table:display="true" table:show-details="true"/>
                <table:data-pilot-member table:name="(13,075)" table:display="true" table:show-details="true"/>
                <table:data-pilot-member table:name="(13,032)" table:display="true" table:show-details="true"/>
                <table:data-pilot-member table:name="(12,250)" table:display="true" table:show-details="true"/>
                <table:data-pilot-member table:name="(12,053)" table:display="true" table:show-details="true"/>
                <table:data-pilot-member table:name="(11,857)" table:display="true" table:show-details="true"/>
                <table:data-pilot-member table:name="(11,775)" table:display="true" table:show-details="true"/>
                <table:data-pilot-member table:name="(11,626)" table:display="true" table:show-details="true"/>
                <table:data-pilot-member table:name="(11,504)" table:display="true" table:show-details="true"/>
                <table:data-pilot-member table:name="(11,284)" table:display="true" table:show-details="true"/>
                <table:data-pilot-member table:name="(11,008)" table:display="true" table:show-details="true"/>
                <table:data-pilot-member table:name="(10,759)" table:display="true" table:show-details="true"/>
                <table:data-pilot-member table:name="(10,630)" table:display="true" table:show-details="true"/>
                <table:data-pilot-member table:name="(10,562)" table:display="true" table:show-details="true"/>
                <table:data-pilot-member table:name="(10,000)" table:display="true" table:show-details="true"/>
                <table:data-pilot-member table:name="(9,314)" table:display="true" table:show-details="true"/>
                <table:data-pilot-member table:name="(9,125)" table:display="true" table:show-details="true"/>
                <table:data-pilot-member table:name="(8,999)" table:display="true" table:show-details="true"/>
                <table:data-pilot-member table:name="(8,928)" table:display="true" table:show-details="true"/>
                <table:data-pilot-member table:name="(8,501)" table:display="true" table:show-details="true"/>
                <table:data-pilot-member table:name="(8,108)" table:display="true" table:show-details="true"/>
                <table:data-pilot-member table:name="(8,061)" table:display="true" table:show-details="true"/>
                <table:data-pilot-member table:name="(8,000)" table:display="true" table:show-details="true"/>
                <table:data-pilot-member table:name="(7,270)" table:display="true" table:show-details="true"/>
                <table:data-pilot-member table:name="(7,127)" table:display="true" table:show-details="true"/>
                <table:data-pilot-member table:name="(6,454)" table:display="true" table:show-details="true"/>
                <table:data-pilot-member table:name="(6,329)" table:display="true" table:show-details="true"/>
                <table:data-pilot-member table:name="(6,320)" table:display="true" table:show-details="true"/>
                <table:data-pilot-member table:name="(6,316)" table:display="true" table:show-details="true"/>
                <table:data-pilot-member table:name="(6,217)" table:display="true" table:show-details="true"/>
                <table:data-pilot-member table:name="(6,000)" table:display="true" table:show-details="true"/>
                <table:data-pilot-member table:name="(5,591)" table:display="true" table:show-details="true"/>
                <table:data-pilot-member table:name="(5,278)" table:display="true" table:show-details="true"/>
                <table:data-pilot-member table:name="(5,119)" table:display="true" table:show-details="true"/>
                <table:data-pilot-member table:name="(5,000)" table:display="true" table:show-details="true"/>
                <table:data-pilot-member table:name="(4,900)" table:display="true" table:show-details="true"/>
                <table:data-pilot-member table:name="(4,766)" table:display="true" table:show-details="true"/>
                <table:data-pilot-member table:name="(4,646)" table:display="true" table:show-details="true"/>
                <table:data-pilot-member table:name="(4,473)" table:display="true" table:show-details="true"/>
                <table:data-pilot-member table:name="(4,400)" table:display="true" table:show-details="true"/>
                <table:data-pilot-member table:name="(4,274)" table:display="true" table:show-details="true"/>
                <table:data-pilot-member table:name="(4,000)" table:display="true" table:show-details="true"/>
                <table:data-pilot-member table:name="(3,872)" table:display="true" table:show-details="true"/>
                <table:data-pilot-member table:name="(3,790)" table:display="true" table:show-details="true"/>
                <table:data-pilot-member table:name="(3,769)" table:display="true" table:show-details="true"/>
                <table:data-pilot-member table:name="(3,731)" table:display="true" table:show-details="true"/>
                <table:data-pilot-member table:name="(3,488)" table:display="true" table:show-details="true"/>
                <table:data-pilot-member table:name="(3,400)" table:display="true" table:show-details="true"/>
                <table:data-pilot-member table:name="(3,397)" table:display="true" table:show-details="true"/>
                <table:data-pilot-member table:name="(3,157)" table:display="true" table:show-details="true"/>
                <table:data-pilot-member table:name="(3,000)" table:display="true" table:show-details="true"/>
                <table:data-pilot-member table:name="(2,960)" table:display="true" table:show-details="true"/>
                <table:data-pilot-member table:name="(2,500)" table:display="true" table:show-details="true"/>
                <table:data-pilot-member table:name="(2,384)" table:display="true" table:show-details="true"/>
                <table:data-pilot-member table:name="(2,352)" table:display="true" table:show-details="true"/>
                <table:data-pilot-member table:name="(2,194)" table:display="true" table:show-details="true"/>
                <table:data-pilot-member table:name="(1,748)" table:display="true" table:show-details="true"/>
                <table:data-pilot-member table:name="(1,747)" table:display="true" table:show-details="true"/>
                <table:data-pilot-member table:name="(1,650)" table:display="true" table:show-details="true"/>
                <table:data-pilot-member table:name="(1,556)" table:display="true" table:show-details="true"/>
                <table:data-pilot-member table:name="(1,554)" table:display="true" table:show-details="true"/>
                <table:data-pilot-member table:name="(1,500)" table:display="true" table:show-details="true"/>
                <table:data-pilot-member table:name="(1,241)" table:display="true" table:show-details="true"/>
                <table:data-pilot-member table:name="(1,238)" table:display="true" table:show-details="true"/>
                <table:data-pilot-member table:name="(1,003)" table:display="true" table:show-details="true"/>
                <table:data-pilot-member table:name="(1,000)" table:display="true" table:show-details="true"/>
                <table:data-pilot-member table:name="(999)" table:display="true" table:show-details="true"/>
                <table:data-pilot-member table:name="(976)" table:display="true" table:show-details="true"/>
                <table:data-pilot-member table:name="(900)" table:display="true" table:show-details="true"/>
                <table:data-pilot-member table:name="(877)" table:display="true" table:show-details="true"/>
                <table:data-pilot-member table:name="(875)" table:display="true" table:show-details="true"/>
                <table:data-pilot-member table:name="(859)" table:display="true" table:show-details="true"/>
                <table:data-pilot-member table:name="(675)" table:display="true" table:show-details="true"/>
                <table:data-pilot-member table:name="(600)" table:display="true" table:show-details="true"/>
                <table:data-pilot-member table:name="(583)" table:display="true" table:show-details="true"/>
                <table:data-pilot-member table:name="(553)" table:display="true" table:show-details="true"/>
                <table:data-pilot-member table:name="(485)" table:display="true" table:show-details="true"/>
                <table:data-pilot-member table:name="(450)" table:display="true" table:show-details="true"/>
                <table:data-pilot-member table:name="(319)" table:display="true" table:show-details="true"/>
                <table:data-pilot-member table:name="(225)" table:display="true" table:show-details="true"/>
                <table:data-pilot-member table:name="(192)" table:display="true" table:show-details="true"/>
                <table:data-pilot-member table:name="(150)" table:display="true" table:show-details="true"/>
                <table:data-pilot-member table:name="(106)" table:display="true" table:show-details="true"/>
                <table:data-pilot-member table:name="(4)" table:display="true" table:show-details="true"/>
                <table:data-pilot-member table:name="(1)" table:display="true" table:show-details="true"/>
                <table:data-pilot-member table:name="(0)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3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82" table:display="true" table:show-details="true"/>
                <table:data-pilot-member table:name="89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7" table:display="true" table:show-details="true"/>
                <table:data-pilot-member table:name="112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32" table:display="true" table:show-details="true"/>
                <table:data-pilot-member table:name="137" table:display="true" table:show-details="true"/>
                <table:data-pilot-member table:name="15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88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30" table:display="true" table:show-details="true"/>
                <table:data-pilot-member table:name="254" table:display="true" table:show-details="true"/>
                <table:data-pilot-member table:name="267" table:display="true" table:show-details="true"/>
                <table:data-pilot-member table:name="286" table:display="true" table:show-details="true"/>
                <table:data-pilot-member table:name="304" table:display="true" table:show-details="true"/>
                <table:data-pilot-member table:name="308" table:display="true" table:show-details="true"/>
                <table:data-pilot-member table:name="329" table:display="true" table:show-details="true"/>
                <table:data-pilot-member table:name="34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400" table:display="true" table:show-details="true"/>
                <table:data-pilot-member table:name="402" table:display="true" table:show-details="true"/>
                <table:data-pilot-member table:name="417" table:display="true" table:show-details="true"/>
                <table:data-pilot-member table:name="436" table:display="true" table:show-details="true"/>
                <table:data-pilot-member table:name="439" table:display="true" table:show-details="true"/>
                <table:data-pilot-member table:name="446" table:display="true" table:show-details="true"/>
                <table:data-pilot-member table:name="476" table:display="true" table:show-details="true"/>
                <table:data-pilot-member table:name="482" table:display="true" table:show-details="true"/>
                <table:data-pilot-member table:name="490" table:display="true" table:show-details="true"/>
                <table:data-pilot-member table:name="502" table:display="true" table:show-details="true"/>
                <table:data-pilot-member table:name="507" table:display="true" table:show-details="true"/>
                <table:data-pilot-member table:name="517" table:display="true" table:show-details="true"/>
                <table:data-pilot-member table:name="521" table:display="true" table:show-details="true"/>
                <table:data-pilot-member table:name="533" table:display="true" table:show-details="true"/>
                <table:data-pilot-member table:name="537" table:display="true" table:show-details="true"/>
                <table:data-pilot-member table:name="552" table:display="true" table:show-details="true"/>
                <table:data-pilot-member table:name="557" table:display="true" table:show-details="true"/>
                <table:data-pilot-member table:name="573" table:display="true" table:show-details="true"/>
                <table:data-pilot-member table:name="584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25" table:display="true" table:show-details="true"/>
                <table:data-pilot-member table:name="633" table:display="true" table:show-details="true"/>
                <table:data-pilot-member table:name="661" table:display="true" table:show-details="true"/>
                <table:data-pilot-member table:name="695" table:display="true" table:show-details="true"/>
                <table:data-pilot-member table:name="700" table:display="true" table:show-details="true"/>
                <table:data-pilot-member table:name="705" table:display="true" table:show-details="true"/>
                <table:data-pilot-member table:name="748" table:display="true" table:show-details="true"/>
                <table:data-pilot-member table:name="750" table:display="true" table:show-details="true"/>
                <table:data-pilot-member table:name="756" table:display="true" table:show-details="true"/>
                <table:data-pilot-member table:name="766" table:display="true" table:show-details="true"/>
                <table:data-pilot-member table:name="782" table:display="true" table:show-details="true"/>
                <table:data-pilot-member table:name="794" table:display="true" table:show-details="true"/>
                <table:data-pilot-member table:name="816" table:display="true" table:show-details="true"/>
                <table:data-pilot-member table:name="819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46" table:display="true" table:show-details="true"/>
                <table:data-pilot-member table:name="869" table:display="true" table:show-details="true"/>
                <table:data-pilot-member table:name="881" table:display="true" table:show-details="true"/>
                <table:data-pilot-member table:name="894" table:display="true" table:show-details="true"/>
                <table:data-pilot-member table:name="900" table:display="true" table:show-details="true"/>
                <table:data-pilot-member table:name="914" table:display="true" table:show-details="true"/>
                <table:data-pilot-member table:name="992" table:display="true" table:show-details="true"/>
                <table:data-pilot-member table:name="1,004" table:display="true" table:show-details="true"/>
                <table:data-pilot-member table:name="1,026" table:display="true" table:show-details="true"/>
                <table:data-pilot-member table:name="1,031" table:display="true" table:show-details="true"/>
                <table:data-pilot-member table:name="1,039" table:display="true" table:show-details="true"/>
                <table:data-pilot-member table:name="1,065" table:display="true" table:show-details="true"/>
                <table:data-pilot-member table:name="1,066" table:display="true" table:show-details="true"/>
                <table:data-pilot-member table:name="1,071" table:display="true" table:show-details="true"/>
                <table:data-pilot-member table:name="1,107" table:display="true" table:show-details="true"/>
                <table:data-pilot-member table:name="1,117" table:display="true" table:show-details="true"/>
                <table:data-pilot-member table:name="1,128" table:display="true" table:show-details="true"/>
                <table:data-pilot-member table:name="1,135" table:display="true" table:show-details="true"/>
                <table:data-pilot-member table:name="1,175" table:display="true" table:show-details="true"/>
                <table:data-pilot-member table:name="1,179" table:display="true" table:show-details="true"/>
                <table:data-pilot-member table:name="1,190" table:display="true" table:show-details="true"/>
                <table:data-pilot-member table:name="1,223" table:display="true" table:show-details="true"/>
                <table:data-pilot-member table:name="1,225" table:display="true" table:show-details="true"/>
                <table:data-pilot-member table:name="1,226" table:display="true" table:show-details="true"/>
                <table:data-pilot-member table:name="1,239" table:display="true" table:show-details="true"/>
                <table:data-pilot-member table:name="1,240" table:display="true" table:show-details="true"/>
                <table:data-pilot-member table:name="1,250" table:display="true" table:show-details="true"/>
                <table:data-pilot-member table:name="1,254" table:display="true" table:show-details="true"/>
                <table:data-pilot-member table:name="1,262" table:display="true" table:show-details="true"/>
                <table:data-pilot-member table:name="1,266" table:display="true" table:show-details="true"/>
                <table:data-pilot-member table:name="1,280" table:display="true" table:show-details="true"/>
                <table:data-pilot-member table:name="1,369" table:display="true" table:show-details="true"/>
                <table:data-pilot-member table:name="1,374" table:display="true" table:show-details="true"/>
                <table:data-pilot-member table:name="1,393" table:display="true" table:show-details="true"/>
                <table:data-pilot-member table:name="1,402" table:display="true" table:show-details="true"/>
                <table:data-pilot-member table:name="1,435" table:display="true" table:show-details="true"/>
                <table:data-pilot-member table:name="1,462" table:display="true" table:show-details="true"/>
                <table:data-pilot-member table:name="1,464" table:display="true" table:show-details="true"/>
                <table:data-pilot-member table:name="1,487" table:display="true" table:show-details="true"/>
                <table:data-pilot-member table:name="1,500" table:display="true" table:show-details="true"/>
                <table:data-pilot-member table:name="1,524" table:display="true" table:show-details="true"/>
                <table:data-pilot-member table:name="1,576" table:display="true" table:show-details="true"/>
                <table:data-pilot-member table:name="1,578" table:display="true" table:show-details="true"/>
                <table:data-pilot-member table:name="1,598" table:display="true" table:show-details="true"/>
                <table:data-pilot-member table:name="1,600" table:display="true" table:show-details="true"/>
                <table:data-pilot-member table:name="1,633" table:display="true" table:show-details="true"/>
                <table:data-pilot-member table:name="1,644" table:display="true" table:show-details="true"/>
                <table:data-pilot-member table:name="1,648" table:display="true" table:show-details="true"/>
                <table:data-pilot-member table:name="1,654" table:display="true" table:show-details="true"/>
                <table:data-pilot-member table:name="1,680" table:display="true" table:show-details="true"/>
                <table:data-pilot-member table:name="1,688" table:display="true" table:show-details="true"/>
                <table:data-pilot-member table:name="1,692" table:display="true" table:show-details="true"/>
                <table:data-pilot-member table:name="1,723" table:display="true" table:show-details="true"/>
                <table:data-pilot-member table:name="1,728" table:display="true" table:show-details="true"/>
                <table:data-pilot-member table:name="1,730" table:display="true" table:show-details="true"/>
                <table:data-pilot-member table:name="1,743" table:display="true" table:show-details="true"/>
                <table:data-pilot-member table:name="1,744" table:display="true" table:show-details="true"/>
                <table:data-pilot-member table:name="1,800" table:display="true" table:show-details="true"/>
                <table:data-pilot-member table:name="1,830" table:display="true" table:show-details="true"/>
                <table:data-pilot-member table:name="1,866" table:display="true" table:show-details="true"/>
                <table:data-pilot-member table:name="1,874" table:display="true" table:show-details="true"/>
                <table:data-pilot-member table:name="1,881" table:display="true" table:show-details="true"/>
                <table:data-pilot-member table:name="1,886" table:display="true" table:show-details="true"/>
                <table:data-pilot-member table:name="1,932" table:display="true" table:show-details="true"/>
                <table:data-pilot-member table:name="1,948" table:display="true" table:show-details="true"/>
                <table:data-pilot-member table:name="1,969" table:display="true" table:show-details="true"/>
                <table:data-pilot-member table:name="1,982" table:display="true" table:show-details="true"/>
                <table:data-pilot-member table:name="2,000" table:display="true" table:show-details="true"/>
                <table:data-pilot-member table:name="2,005" table:display="true" table:show-details="true"/>
                <table:data-pilot-member table:name="2,028" table:display="true" table:show-details="true"/>
                <table:data-pilot-member table:name="2,049" table:display="true" table:show-details="true"/>
                <table:data-pilot-member table:name="2,082" table:display="true" table:show-details="true"/>
                <table:data-pilot-member table:name="2,091" table:display="true" table:show-details="true"/>
                <table:data-pilot-member table:name="2,120" table:display="true" table:show-details="true"/>
                <table:data-pilot-member table:name="2,121" table:display="true" table:show-details="true"/>
                <table:data-pilot-member table:name="2,131" table:display="true" table:show-details="true"/>
                <table:data-pilot-member table:name="2,150" table:display="true" table:show-details="true"/>
                <table:data-pilot-member table:name="2,213" table:display="true" table:show-details="true"/>
                <table:data-pilot-member table:name="2,215" table:display="true" table:show-details="true"/>
                <table:data-pilot-member table:name="2,222" table:display="true" table:show-details="true"/>
                <table:data-pilot-member table:name="2,227" table:display="true" table:show-details="true"/>
                <table:data-pilot-member table:name="2,263" table:display="true" table:show-details="true"/>
                <table:data-pilot-member table:name="2,267" table:display="true" table:show-details="true"/>
                <table:data-pilot-member table:name="2,271" table:display="true" table:show-details="true"/>
                <table:data-pilot-member table:name="2,297" table:display="true" table:show-details="true"/>
                <table:data-pilot-member table:name="2,307" table:display="true" table:show-details="true"/>
                <table:data-pilot-member table:name="2,346" table:display="true" table:show-details="true"/>
                <table:data-pilot-member table:name="2,347" table:display="true" table:show-details="true"/>
                <table:data-pilot-member table:name="2,353" table:display="true" table:show-details="true"/>
                <table:data-pilot-member table:name="2,357" table:display="true" table:show-details="true"/>
                <table:data-pilot-member table:name="2,378" table:display="true" table:show-details="true"/>
                <table:data-pilot-member table:name="2,391" table:display="true" table:show-details="true"/>
                <table:data-pilot-member table:name="2,417" table:display="true" table:show-details="true"/>
                <table:data-pilot-member table:name="2,420" table:display="true" table:show-details="true"/>
                <table:data-pilot-member table:name="2,441" table:display="true" table:show-details="true"/>
                <table:data-pilot-member table:name="2,447" table:display="true" table:show-details="true"/>
                <table:data-pilot-member table:name="2,468" table:display="true" table:show-details="true"/>
                <table:data-pilot-member table:name="2,475" table:display="true" table:show-details="true"/>
                <table:data-pilot-member table:name="2,494" table:display="true" table:show-details="true"/>
                <table:data-pilot-member table:name="2,563" table:display="true" table:show-details="true"/>
                <table:data-pilot-member table:name="2,587" table:display="true" table:show-details="true"/>
                <table:data-pilot-member table:name="2,600" table:display="true" table:show-details="true"/>
                <table:data-pilot-member table:name="2,616" table:display="true" table:show-details="true"/>
                <table:data-pilot-member table:name="2,688" table:display="true" table:show-details="true"/>
                <table:data-pilot-member table:name="2,731" table:display="true" table:show-details="true"/>
                <table:data-pilot-member table:name="2,773" table:display="true" table:show-details="true"/>
                <table:data-pilot-member table:name="2,783" table:display="true" table:show-details="true"/>
                <table:data-pilot-member table:name="2,811" table:display="true" table:show-details="true"/>
                <table:data-pilot-member table:name="2,816" table:display="true" table:show-details="true"/>
                <table:data-pilot-member table:name="2,844" table:display="true" table:show-details="true"/>
                <table:data-pilot-member table:name="2,857" table:display="true" table:show-details="true"/>
                <table:data-pilot-member table:name="2,872" table:display="true" table:show-details="true"/>
                <table:data-pilot-member table:name="2,900" table:display="true" table:show-details="true"/>
                <table:data-pilot-member table:name="2,936" table:display="true" table:show-details="true"/>
                <table:data-pilot-member table:name="3,000" table:display="true" table:show-details="true"/>
                <table:data-pilot-member table:name="3,004" table:display="true" table:show-details="true"/>
                <table:data-pilot-member table:name="3,010" table:display="true" table:show-details="true"/>
                <table:data-pilot-member table:name="3,021" table:display="true" table:show-details="true"/>
                <table:data-pilot-member table:name="3,024" table:display="true" table:show-details="true"/>
                <table:data-pilot-member table:name="3,083" table:display="true" table:show-details="true"/>
                <table:data-pilot-member table:name="3,116" table:display="true" table:show-details="true"/>
                <table:data-pilot-member table:name="3,188" table:display="true" table:show-details="true"/>
                <table:data-pilot-member table:name="3,200" table:display="true" table:show-details="true"/>
                <table:data-pilot-member table:name="3,221" table:display="true" table:show-details="true"/>
                <table:data-pilot-member table:name="3,232" table:display="true" table:show-details="true"/>
                <table:data-pilot-member table:name="3,239" table:display="true" table:show-details="true"/>
                <table:data-pilot-member table:name="3,251" table:display="true" table:show-details="true"/>
                <table:data-pilot-member table:name="3,312" table:display="true" table:show-details="true"/>
                <table:data-pilot-member table:name="3,400" table:display="true" table:show-details="true"/>
                <table:data-pilot-member table:name="3,406" table:display="true" table:show-details="true"/>
                <table:data-pilot-member table:name="3,428" table:display="true" table:show-details="true"/>
                <table:data-pilot-member table:name="3,444" table:display="true" table:show-details="true"/>
                <table:data-pilot-member table:name="3,487" table:display="true" table:show-details="true"/>
                <table:data-pilot-member table:name="3,500" table:display="true" table:show-details="true"/>
                <table:data-pilot-member table:name="3,503" table:display="true" table:show-details="true"/>
                <table:data-pilot-member table:name="3,532" table:display="true" table:show-details="true"/>
                <table:data-pilot-member table:name="3,568" table:display="true" table:show-details="true"/>
                <table:data-pilot-member table:name="3,575" table:display="true" table:show-details="true"/>
                <table:data-pilot-member table:name="3,675" table:display="true" table:show-details="true"/>
                <table:data-pilot-member table:name="3,729" table:display="true" table:show-details="true"/>
                <table:data-pilot-member table:name="3,777" table:display="true" table:show-details="true"/>
                <table:data-pilot-member table:name="3,847" table:display="true" table:show-details="true"/>
                <table:data-pilot-member table:name="3,848" table:display="true" table:show-details="true"/>
                <table:data-pilot-member table:name="3,850" table:display="true" table:show-details="true"/>
                <table:data-pilot-member table:name="3,853" table:display="true" table:show-details="true"/>
                <table:data-pilot-member table:name="3,883" table:display="true" table:show-details="true"/>
                <table:data-pilot-member table:name="3,911" table:display="true" table:show-details="true"/>
                <table:data-pilot-member table:name="3,935" table:display="true" table:show-details="true"/>
                <table:data-pilot-member table:name="3,957" table:display="true" table:show-details="true"/>
                <table:data-pilot-member table:name="3,997" table:display="true" table:show-details="true"/>
                <table:data-pilot-member table:name="3,999" table:display="true" table:show-details="true"/>
                <table:data-pilot-member table:name="4,000" table:display="true" table:show-details="true"/>
                <table:data-pilot-member table:name="4,115" table:display="true" table:show-details="true"/>
                <table:data-pilot-member table:name="4,138" table:display="true" table:show-details="true"/>
                <table:data-pilot-member table:name="4,155" table:display="true" table:show-details="true"/>
                <table:data-pilot-member table:name="4,159" table:display="true" table:show-details="true"/>
                <table:data-pilot-member table:name="4,196" table:display="true" table:show-details="true"/>
                <table:data-pilot-member table:name="4,219" table:display="true" table:show-details="true"/>
                <table:data-pilot-member table:name="4,248" table:display="true" table:show-details="true"/>
                <table:data-pilot-member table:name="4,262" table:display="true" table:show-details="true"/>
                <table:data-pilot-member table:name="4,346" table:display="true" table:show-details="true"/>
                <table:data-pilot-member table:name="4,365" table:display="true" table:show-details="true"/>
                <table:data-pilot-member table:name="4,526" table:display="true" table:show-details="true"/>
                <table:data-pilot-member table:name="4,536" table:display="true" table:show-details="true"/>
                <table:data-pilot-member table:name="4,586" table:display="true" table:show-details="true"/>
                <table:data-pilot-member table:name="4,675" table:display="true" table:show-details="true"/>
                <table:data-pilot-member table:name="4,707" table:display="true" table:show-details="true"/>
                <table:data-pilot-member table:name="4,731" table:display="true" table:show-details="true"/>
                <table:data-pilot-member table:name="4,794" table:display="true" table:show-details="true"/>
                <table:data-pilot-member table:name="4,800" table:display="true" table:show-details="true"/>
                <table:data-pilot-member table:name="4,824" table:display="true" table:show-details="true"/>
                <table:data-pilot-member table:name="4,856" table:display="true" table:show-details="true"/>
                <table:data-pilot-member table:name="4,873" table:display="true" table:show-details="true"/>
                <table:data-pilot-member table:name="4,880" table:display="true" table:show-details="true"/>
                <table:data-pilot-member table:name="4,941" table:display="true" table:show-details="true"/>
                <table:data-pilot-member table:name="4,950" table:display="true" table:show-details="true"/>
                <table:data-pilot-member table:name="5,000" table:display="true" table:show-details="true"/>
                <table:data-pilot-member table:name="5,011" table:display="true" table:show-details="true"/>
                <table:data-pilot-member table:name="5,045" table:display="true" table:show-details="true"/>
                <table:data-pilot-member table:name="5,074" table:display="true" table:show-details="true"/>
                <table:data-pilot-member table:name="5,139" table:display="true" table:show-details="true"/>
                <table:data-pilot-member table:name="5,142" table:display="true" table:show-details="true"/>
                <table:data-pilot-member table:name="5,186" table:display="true" table:show-details="true"/>
                <table:data-pilot-member table:name="5,251" table:display="true" table:show-details="true"/>
                <table:data-pilot-member table:name="5,280" table:display="true" table:show-details="true"/>
                <table:data-pilot-member table:name="5,285" table:display="true" table:show-details="true"/>
                <table:data-pilot-member table:name="5,321" table:display="true" table:show-details="true"/>
                <table:data-pilot-member table:name="5,327" table:display="true" table:show-details="true"/>
                <table:data-pilot-member table:name="5,449" table:display="true" table:show-details="true"/>
                <table:data-pilot-member table:name="5,455" table:display="true" table:show-details="true"/>
                <table:data-pilot-member table:name="5,522" table:display="true" table:show-details="true"/>
                <table:data-pilot-member table:name="5,527" table:display="true" table:show-details="true"/>
                <table:data-pilot-member table:name="5,546" table:display="true" table:show-details="true"/>
                <table:data-pilot-member table:name="5,550" table:display="true" table:show-details="true"/>
                <table:data-pilot-member table:name="5,551" table:display="true" table:show-details="true"/>
                <table:data-pilot-member table:name="5,570" table:display="true" table:show-details="true"/>
                <table:data-pilot-member table:name="5,589" table:display="true" table:show-details="true"/>
                <table:data-pilot-member table:name="5,592" table:display="true" table:show-details="true"/>
                <table:data-pilot-member table:name="5,657" table:display="true" table:show-details="true"/>
                <table:data-pilot-member table:name="5,668" table:display="true" table:show-details="true"/>
                <table:data-pilot-member table:name="5,717" table:display="true" table:show-details="true"/>
                <table:data-pilot-member table:name="5,721" table:display="true" table:show-details="true"/>
                <table:data-pilot-member table:name="5,871" table:display="true" table:show-details="true"/>
                <table:data-pilot-member table:name="5,893" table:display="true" table:show-details="true"/>
                <table:data-pilot-member table:name="5,915" table:display="true" table:show-details="true"/>
                <table:data-pilot-member table:name="6,052" table:display="true" table:show-details="true"/>
                <table:data-pilot-member table:name="6,064" table:display="true" table:show-details="true"/>
                <table:data-pilot-member table:name="6,135" table:display="true" table:show-details="true"/>
                <table:data-pilot-member table:name="6,158" table:display="true" table:show-details="true"/>
                <table:data-pilot-member table:name="6,245" table:display="true" table:show-details="true"/>
                <table:data-pilot-member table:name="6,308" table:display="true" table:show-details="true"/>
                <table:data-pilot-member table:name="6,339" table:display="true" table:show-details="true"/>
                <table:data-pilot-member table:name="6,381" table:display="true" table:show-details="true"/>
                <table:data-pilot-member table:name="6,393" table:display="true" table:show-details="true"/>
                <table:data-pilot-member table:name="6,421" table:display="true" table:show-details="true"/>
                <table:data-pilot-member table:name="6,550" table:display="true" table:show-details="true"/>
                <table:data-pilot-member table:name="6,568" table:display="true" table:show-details="true"/>
                <table:data-pilot-member table:name="6,715" table:display="true" table:show-details="true"/>
                <table:data-pilot-member table:name="6,723" table:display="true" table:show-details="true"/>
                <table:data-pilot-member table:name="6,744" table:display="true" table:show-details="true"/>
                <table:data-pilot-member table:name="6,799" table:display="true" table:show-details="true"/>
                <table:data-pilot-member table:name="6,860" table:display="true" table:show-details="true"/>
                <table:data-pilot-member table:name="6,875" table:display="true" table:show-details="true"/>
                <table:data-pilot-member table:name="6,910" table:display="true" table:show-details="true"/>
                <table:data-pilot-member table:name="6,922" table:display="true" table:show-details="true"/>
                <table:data-pilot-member table:name="7,000" table:display="true" table:show-details="true"/>
                <table:data-pilot-member table:name="7,015" table:display="true" table:show-details="true"/>
                <table:data-pilot-member table:name="7,047" table:display="true" table:show-details="true"/>
                <table:data-pilot-member table:name="7,138" table:display="true" table:show-details="true"/>
                <table:data-pilot-member table:name="7,156" table:display="true" table:show-details="true"/>
                <table:data-pilot-member table:name="7,212" table:display="true" table:show-details="true"/>
                <table:data-pilot-member table:name="7,222" table:display="true" table:show-details="true"/>
                <table:data-pilot-member table:name="7,236" table:display="true" table:show-details="true"/>
                <table:data-pilot-member table:name="7,259" table:display="true" table:show-details="true"/>
                <table:data-pilot-member table:name="7,371" table:display="true" table:show-details="true"/>
                <table:data-pilot-member table:name="7,499" table:display="true" table:show-details="true"/>
                <table:data-pilot-member table:name="7,500" table:display="true" table:show-details="true"/>
                <table:data-pilot-member table:name="7,600" table:display="true" table:show-details="true"/>
                <table:data-pilot-member table:name="7,611" table:display="true" table:show-details="true"/>
                <table:data-pilot-member table:name="7,612" table:display="true" table:show-details="true"/>
                <table:data-pilot-member table:name="7,681" table:display="true" table:show-details="true"/>
                <table:data-pilot-member table:name="7,713" table:display="true" table:show-details="true"/>
                <table:data-pilot-member table:name="7,735" table:display="true" table:show-details="true"/>
                <table:data-pilot-member table:name="7,736" table:display="true" table:show-details="true"/>
                <table:data-pilot-member table:name="7,765" table:display="true" table:show-details="true"/>
                <table:data-pilot-member table:name="7,793" table:display="true" table:show-details="true"/>
                <table:data-pilot-member table:name="7,800" table:display="true" table:show-details="true"/>
                <table:data-pilot-member table:name="7,828" table:display="true" table:show-details="true"/>
                <table:data-pilot-member table:name="7,912" table:display="true" table:show-details="true"/>
                <table:data-pilot-member table:name="7,955" table:display="true" table:show-details="true"/>
                <table:data-pilot-member table:name="7,972" table:display="true" table:show-details="true"/>
                <table:data-pilot-member table:name="7,991" table:display="true" table:show-details="true"/>
                <table:data-pilot-member table:name="8,055" table:display="true" table:show-details="true"/>
                <table:data-pilot-member table:name="8,125" table:display="true" table:show-details="true"/>
                <table:data-pilot-member table:name="8,204" table:display="true" table:show-details="true"/>
                <table:data-pilot-member table:name="8,229" table:display="true" table:show-details="true"/>
                <table:data-pilot-member table:name="8,238" table:display="true" table:show-details="true"/>
                <table:data-pilot-member table:name="8,263" table:display="true" table:show-details="true"/>
                <table:data-pilot-member table:name="8,353" table:display="true" table:show-details="true"/>
                <table:data-pilot-member table:name="8,355" table:display="true" table:show-details="true"/>
                <table:data-pilot-member table:name="8,438" table:display="true" table:show-details="true"/>
                <table:data-pilot-member table:name="8,500" table:display="true" table:show-details="true"/>
                <table:data-pilot-member table:name="8,563" table:display="true" table:show-details="true"/>
                <table:data-pilot-member table:name="8,588" table:display="true" table:show-details="true"/>
                <table:data-pilot-member table:name="8,614" table:display="true" table:show-details="true"/>
                <table:data-pilot-member table:name="8,651" table:display="true" table:show-details="true"/>
                <table:data-pilot-member table:name="8,665" table:display="true" table:show-details="true"/>
                <table:data-pilot-member table:name="8,755" table:display="true" table:show-details="true"/>
                <table:data-pilot-member table:name="9,099" table:display="true" table:show-details="true"/>
                <table:data-pilot-member table:name="9,350" table:display="true" table:show-details="true"/>
                <table:data-pilot-member table:name="9,372" table:display="true" table:show-details="true"/>
                <table:data-pilot-member table:name="9,439" table:display="true" table:show-details="true"/>
                <table:data-pilot-member table:name="9,678" table:display="true" table:show-details="true"/>
                <table:data-pilot-member table:name="9,700" table:display="true" table:show-details="true"/>
                <table:data-pilot-member table:name="9,874" table:display="true" table:show-details="true"/>
                <table:data-pilot-member table:name="10,096" table:display="true" table:show-details="true"/>
                <table:data-pilot-member table:name="10,149" table:display="true" table:show-details="true"/>
                <table:data-pilot-member table:name="10,246" table:display="true" table:show-details="true"/>
                <table:data-pilot-member table:name="10,263" table:display="true" table:show-details="true"/>
                <table:data-pilot-member table:name="10,310" table:display="true" table:show-details="true"/>
                <table:data-pilot-member table:name="10,348" table:display="true" table:show-details="true"/>
                <table:data-pilot-member table:name="10,440" table:display="true" table:show-details="true"/>
                <table:data-pilot-member table:name="10,455" table:display="true" table:show-details="true"/>
                <table:data-pilot-member table:name="10,476" table:display="true" table:show-details="true"/>
                <table:data-pilot-member table:name="10,505" table:display="true" table:show-details="true"/>
                <table:data-pilot-member table:name="10,517" table:display="true" table:show-details="true"/>
                <table:data-pilot-member table:name="10,677" table:display="true" table:show-details="true"/>
                <table:data-pilot-member table:name="10,712" table:display="true" table:show-details="true"/>
                <table:data-pilot-member table:name="10,862" table:display="true" table:show-details="true"/>
                <table:data-pilot-member table:name="10,899" table:display="true" table:show-details="true"/>
                <table:data-pilot-member table:name="10,927" table:display="true" table:show-details="true"/>
                <table:data-pilot-member table:name="10,930" table:display="true" table:show-details="true"/>
                <table:data-pilot-member table:name="10,951" table:display="true" table:show-details="true"/>
                <table:data-pilot-member table:name="10,961" table:display="true" table:show-details="true"/>
                <table:data-pilot-member table:name="10,991" table:display="true" table:show-details="true"/>
                <table:data-pilot-member table:name="11,000" table:display="true" table:show-details="true"/>
                <table:data-pilot-member table:name="11,040" table:display="true" table:show-details="true"/>
                <table:data-pilot-member table:name="11,138" table:display="true" table:show-details="true"/>
                <table:data-pilot-member table:name="11,167" table:display="true" table:show-details="true"/>
                <table:data-pilot-member table:name="11,232" table:display="true" table:show-details="true"/>
                <table:data-pilot-member table:name="11,313" table:display="true" table:show-details="true"/>
                <table:data-pilot-member table:name="11,315" table:display="true" table:show-details="true"/>
                <table:data-pilot-member table:name="11,555" table:display="true" table:show-details="true"/>
                <table:data-pilot-member table:name="11,569" table:display="true" table:show-details="true"/>
                <table:data-pilot-member table:name="11,647" table:display="true" table:show-details="true"/>
                <table:data-pilot-member table:name="11,667" table:display="true" table:show-details="true"/>
                <table:data-pilot-member table:name="11,736" table:display="true" table:show-details="true"/>
                <table:data-pilot-member table:name="11,884" table:display="true" table:show-details="true"/>
                <table:data-pilot-member table:name="11,951" table:display="true" table:show-details="true"/>
                <table:data-pilot-member table:name="12,000" table:display="true" table:show-details="true"/>
                <table:data-pilot-member table:name="12,190" table:display="true" table:show-details="true"/>
                <table:data-pilot-member table:name="12,275" table:display="true" table:show-details="true"/>
                <table:data-pilot-member table:name="12,383" table:display="true" table:show-details="true"/>
                <table:data-pilot-member table:name="12,405" table:display="true" table:show-details="true"/>
                <table:data-pilot-member table:name="12,512" table:display="true" table:show-details="true"/>
                <table:data-pilot-member table:name="12,543" table:display="true" table:show-details="true"/>
                <table:data-pilot-member table:name="12,577" table:display="true" table:show-details="true"/>
                <table:data-pilot-member table:name="12,587" table:display="true" table:show-details="true"/>
                <table:data-pilot-member table:name="12,605" table:display="true" table:show-details="true"/>
                <table:data-pilot-member table:name="12,626" table:display="true" table:show-details="true"/>
                <table:data-pilot-member table:name="12,653" table:display="true" table:show-details="true"/>
                <table:data-pilot-member table:name="12,672" table:display="true" table:show-details="true"/>
                <table:data-pilot-member table:name="12,686" table:display="true" table:show-details="true"/>
                <table:data-pilot-member table:name="12,718" table:display="true" table:show-details="true"/>
                <table:data-pilot-member table:name="12,800" table:display="true" table:show-details="true"/>
                <table:data-pilot-member table:name="12,921" table:display="true" table:show-details="true"/>
                <table:data-pilot-member table:name="12,951" table:display="true" table:show-details="true"/>
                <table:data-pilot-member table:name="12,970" table:display="true" table:show-details="true"/>
                <table:data-pilot-member table:name="12,995" table:display="true" table:show-details="true"/>
                <table:data-pilot-member table:name="13,051" table:display="true" table:show-details="true"/>
                <table:data-pilot-member table:name="13,064" table:display="true" table:show-details="true"/>
                <table:data-pilot-member table:name="13,093" table:display="true" table:show-details="true"/>
                <table:data-pilot-member table:name="13,111" table:display="true" table:show-details="true"/>
                <table:data-pilot-member table:name="13,168" table:display="true" table:show-details="true"/>
                <table:data-pilot-member table:name="13,175" table:display="true" table:show-details="true"/>
                <table:data-pilot-member table:name="13,423" table:display="true" table:show-details="true"/>
                <table:data-pilot-member table:name="13,517" table:display="true" table:show-details="true"/>
                <table:data-pilot-member table:name="13,608" table:display="true" table:show-details="true"/>
                <table:data-pilot-member table:name="13,651" table:display="true" table:show-details="true"/>
                <table:data-pilot-member table:name="13,752" table:display="true" table:show-details="true"/>
                <table:data-pilot-member table:name="13,864" table:display="true" table:show-details="true"/>
                <table:data-pilot-member table:name="13,871" table:display="true" table:show-details="true"/>
                <table:data-pilot-member table:name="13,907" table:display="true" table:show-details="true"/>
                <table:data-pilot-member table:name="14,000" table:display="true" table:show-details="true"/>
                <table:data-pilot-member table:name="14,116" table:display="true" table:show-details="true"/>
                <table:data-pilot-member table:name="14,149" table:display="true" table:show-details="true"/>
                <table:data-pilot-member table:name="14,154" table:display="true" table:show-details="true"/>
                <table:data-pilot-member table:name="14,184" table:display="true" table:show-details="true"/>
                <table:data-pilot-member table:name="14,204" table:display="true" table:show-details="true"/>
                <table:data-pilot-member table:name="14,270" table:display="true" table:show-details="true"/>
                <table:data-pilot-member table:name="14,356" table:display="true" table:show-details="true"/>
                <table:data-pilot-member table:name="14,388" table:display="true" table:show-details="true"/>
                <table:data-pilot-member table:name="14,404" table:display="true" table:show-details="true"/>
                <table:data-pilot-member table:name="14,627" table:display="true" table:show-details="true"/>
                <table:data-pilot-member table:name="14,670" table:display="true" table:show-details="true"/>
                <table:data-pilot-member table:name="14,748" table:display="true" table:show-details="true"/>
                <table:data-pilot-member table:name="14,800" table:display="true" table:show-details="true"/>
                <table:data-pilot-member table:name="14,809" table:display="true" table:show-details="true"/>
                <table:data-pilot-member table:name="15,118" table:display="true" table:show-details="true"/>
                <table:data-pilot-member table:name="15,194" table:display="true" table:show-details="true"/>
                <table:data-pilot-member table:name="15,206" table:display="true" table:show-details="true"/>
                <table:data-pilot-member table:name="15,338" table:display="true" table:show-details="true"/>
                <table:data-pilot-member table:name="15,421" table:display="true" table:show-details="true"/>
                <table:data-pilot-member table:name="15,720" table:display="true" table:show-details="true"/>
                <table:data-pilot-member table:name="15,776" table:display="true" table:show-details="true"/>
                <table:data-pilot-member table:name="15,908" table:display="true" table:show-details="true"/>
                <table:data-pilot-member table:name="15,909" table:display="true" table:show-details="true"/>
                <table:data-pilot-member table:name="15,934" table:display="true" table:show-details="true"/>
                <table:data-pilot-member table:name="15,959" table:display="true" table:show-details="true"/>
                <table:data-pilot-member table:name="16,000" table:display="true" table:show-details="true"/>
                <table:data-pilot-member table:name="16,032" table:display="true" table:show-details="true"/>
                <table:data-pilot-member table:name="16,134" table:display="true" table:show-details="true"/>
                <table:data-pilot-member table:name="16,189" table:display="true" table:show-details="true"/>
                <table:data-pilot-member table:name="16,200" table:display="true" table:show-details="true"/>
                <table:data-pilot-member table:name="16,256" table:display="true" table:show-details="true"/>
                <table:data-pilot-member table:name="16,297" table:display="true" table:show-details="true"/>
                <table:data-pilot-member table:name="16,382" table:display="true" table:show-details="true"/>
                <table:data-pilot-member table:name="16,387" table:display="true" table:show-details="true"/>
                <table:data-pilot-member table:name="16,658" table:display="true" table:show-details="true"/>
                <table:data-pilot-member table:name="16,664" table:display="true" table:show-details="true"/>
                <table:data-pilot-member table:name="16,809" table:display="true" table:show-details="true"/>
                <table:data-pilot-member table:name="16,816" table:display="true" table:show-details="true"/>
                <table:data-pilot-member table:name="16,884" table:display="true" table:show-details="true"/>
                <table:data-pilot-member table:name="16,892" table:display="true" table:show-details="true"/>
                <table:data-pilot-member table:name="17,101" table:display="true" table:show-details="true"/>
                <table:data-pilot-member table:name="17,198" table:display="true" table:show-details="true"/>
                <table:data-pilot-member table:name="17,239" table:display="true" table:show-details="true"/>
                <table:data-pilot-member table:name="17,453" table:display="true" table:show-details="true"/>
                <table:data-pilot-member table:name="17,603" table:display="true" table:show-details="true"/>
                <table:data-pilot-member table:name="17,618" table:display="true" table:show-details="true"/>
                <table:data-pilot-member table:name="17,707" table:display="true" table:show-details="true"/>
                <table:data-pilot-member table:name="17,761" table:display="true" table:show-details="true"/>
                <table:data-pilot-member table:name="17,969" table:display="true" table:show-details="true"/>
                <table:data-pilot-member table:name="18,086" table:display="true" table:show-details="true"/>
                <table:data-pilot-member table:name="18,282" table:display="true" table:show-details="true"/>
                <table:data-pilot-member table:name="18,353" table:display="true" table:show-details="true"/>
                <table:data-pilot-member table:name="18,455" table:display="true" table:show-details="true"/>
                <table:data-pilot-member table:name="18,592" table:display="true" table:show-details="true"/>
                <table:data-pilot-member table:name="18,768" table:display="true" table:show-details="true"/>
                <table:data-pilot-member table:name="19,000" table:display="true" table:show-details="true"/>
                <table:data-pilot-member table:name="19,125" table:display="true" table:show-details="true"/>
                <table:data-pilot-member table:name="19,297" table:display="true" table:show-details="true"/>
                <table:data-pilot-member table:name="19,362" table:display="true" table:show-details="true"/>
                <table:data-pilot-member table:name="19,380" table:display="true" table:show-details="true"/>
                <table:data-pilot-member table:name="19,429" table:display="true" table:show-details="true"/>
                <table:data-pilot-member table:name="19,670" table:display="true" table:show-details="true"/>
                <table:data-pilot-member table:name="19,973" table:display="true" table:show-details="true"/>
                <table:data-pilot-member table:name="20,000" table:display="true" table:show-details="true"/>
                <table:data-pilot-member table:name="20,108" table:display="true" table:show-details="true"/>
                <table:data-pilot-member table:name="20,200" table:display="true" table:show-details="true"/>
                <table:data-pilot-member table:name="20,389" table:display="true" table:show-details="true"/>
                <table:data-pilot-member table:name="20,436" table:display="true" table:show-details="true"/>
                <table:data-pilot-member table:name="20,485" table:display="true" table:show-details="true"/>
                <table:data-pilot-member table:name="20,600" table:display="true" table:show-details="true"/>
                <table:data-pilot-member table:name="21,008" table:display="true" table:show-details="true"/>
                <table:data-pilot-member table:name="21,221" table:display="true" table:show-details="true"/>
                <table:data-pilot-member table:name="21,402" table:display="true" table:show-details="true"/>
                <table:data-pilot-member table:name="21,700" table:display="true" table:show-details="true"/>
                <table:data-pilot-member table:name="21,749" table:display="true" table:show-details="true"/>
                <table:data-pilot-member table:name="21,841" table:display="true" table:show-details="true"/>
                <table:data-pilot-member table:name="21,887" table:display="true" table:show-details="true"/>
                <table:data-pilot-member table:name="21,967" table:display="true" table:show-details="true"/>
                <table:data-pilot-member table:name="22,004" table:display="true" table:show-details="true"/>
                <table:data-pilot-member table:name="22,079" table:display="true" table:show-details="true"/>
                <table:data-pilot-member table:name="22,111" table:display="true" table:show-details="true"/>
                <table:data-pilot-member table:name="22,270" table:display="true" table:show-details="true"/>
                <table:data-pilot-member table:name="22,272" table:display="true" table:show-details="true"/>
                <table:data-pilot-member table:name="22,315" table:display="true" table:show-details="true"/>
                <table:data-pilot-member table:name="22,340" table:display="true" table:show-details="true"/>
                <table:data-pilot-member table:name="22,455" table:display="true" table:show-details="true"/>
                <table:data-pilot-member table:name="22,481" table:display="true" table:show-details="true"/>
                <table:data-pilot-member table:name="22,526" table:display="true" table:show-details="true"/>
                <table:data-pilot-member table:name="22,552" table:display="true" table:show-details="true"/>
                <table:data-pilot-member table:name="22,900" table:display="true" table:show-details="true"/>
                <table:data-pilot-member table:name="22,936" table:display="true" table:show-details="true"/>
                <table:data-pilot-member table:name="23,069" table:display="true" table:show-details="true"/>
                <table:data-pilot-member table:name="23,084" table:display="true" table:show-details="true"/>
                <table:data-pilot-member table:name="23,184" table:display="true" table:show-details="true"/>
                <table:data-pilot-member table:name="23,408" table:display="true" table:show-details="true"/>
                <table:data-pilot-member table:name="23,572" table:display="true" table:show-details="true"/>
                <table:data-pilot-member table:name="23,631" table:display="true" table:show-details="true"/>
                <table:data-pilot-member table:name="23,699" table:display="true" table:show-details="true"/>
                <table:data-pilot-member table:name="23,842" table:display="true" table:show-details="true"/>
                <table:data-pilot-member table:name="23,985" table:display="true" table:show-details="true"/>
                <table:data-pilot-member table:name="24,093" table:display="true" table:show-details="true"/>
                <table:data-pilot-member table:name="24,510" table:display="true" table:show-details="true"/>
                <table:data-pilot-member table:name="24,512" table:display="true" table:show-details="true"/>
                <table:data-pilot-member table:name="24,900" table:display="true" table:show-details="true"/>
                <table:data-pilot-member table:name="25,132" table:display="true" table:show-details="true"/>
                <table:data-pilot-member table:name="25,259" table:display="true" table:show-details="true"/>
                <table:data-pilot-member table:name="25,300" table:display="true" table:show-details="true"/>
                <table:data-pilot-member table:name="25,312" table:display="true" table:show-details="true"/>
                <table:data-pilot-member table:name="25,321" table:display="true" table:show-details="true"/>
                <table:data-pilot-member table:name="25,354" table:display="true" table:show-details="true"/>
                <table:data-pilot-member table:name="25,357" table:display="true" table:show-details="true"/>
                <table:data-pilot-member table:name="25,372" table:display="true" table:show-details="true"/>
                <table:data-pilot-member table:name="25,493" table:display="true" table:show-details="true"/>
                <table:data-pilot-member table:name="25,563" table:display="true" table:show-details="true"/>
                <table:data-pilot-member table:name="25,654" table:display="true" table:show-details="true"/>
                <table:data-pilot-member table:name="25,712" table:display="true" table:show-details="true"/>
                <table:data-pilot-member table:name="25,788" table:display="true" table:show-details="true"/>
                <table:data-pilot-member table:name="25,905" table:display="true" table:show-details="true"/>
                <table:data-pilot-member table:name="25,950" table:display="true" table:show-details="true"/>
                <table:data-pilot-member table:name="25,991" table:display="true" table:show-details="true"/>
                <table:data-pilot-member table:name="26,068" table:display="true" table:show-details="true"/>
                <table:data-pilot-member table:name="26,309" table:display="true" table:show-details="true"/>
                <table:data-pilot-member table:name="26,508" table:display="true" table:show-details="true"/>
                <table:data-pilot-member table:name="26,536" table:display="true" table:show-details="true"/>
                <table:data-pilot-member table:name="26,582" table:display="true" table:show-details="true"/>
                <table:data-pilot-member table:name="26,661" table:display="true" table:show-details="true"/>
                <table:data-pilot-member table:name="26,692" table:display="true" table:show-details="true"/>
                <table:data-pilot-member table:name="26,844" table:display="true" table:show-details="true"/>
                <table:data-pilot-member table:name="26,952" table:display="true" table:show-details="true"/>
                <table:data-pilot-member table:name="26,990" table:display="true" table:show-details="true"/>
                <table:data-pilot-member table:name="27,035" table:display="true" table:show-details="true"/>
                <table:data-pilot-member table:name="27,098" table:display="true" table:show-details="true"/>
                <table:data-pilot-member table:name="27,193" table:display="true" table:show-details="true"/>
                <table:data-pilot-member table:name="27,293" table:display="true" table:show-details="true"/>
                <table:data-pilot-member table:name="27,399" table:display="true" table:show-details="true"/>
                <table:data-pilot-member table:name="27,791" table:display="true" table:show-details="true"/>
                <table:data-pilot-member table:name="27,960" table:display="true" table:show-details="true"/>
                <table:data-pilot-member table:name="28,544" table:display="true" table:show-details="true"/>
                <table:data-pilot-member table:name="28,790" table:display="true" table:show-details="true"/>
                <table:data-pilot-member table:name="29,231" table:display="true" table:show-details="true"/>
                <table:data-pilot-member table:name="29,488" table:display="true" table:show-details="true"/>
                <table:data-pilot-member table:name="29,647" table:display="true" table:show-details="true"/>
                <table:data-pilot-member table:name="29,865" table:display="true" table:show-details="true"/>
                <table:data-pilot-member table:name="29,966" table:display="true" table:show-details="true"/>
                <table:data-pilot-member table:name="30,531" table:display="true" table:show-details="true"/>
                <table:data-pilot-member table:name="30,585" table:display="true" table:show-details="true"/>
                <table:data-pilot-member table:name="30,780" table:display="true" table:show-details="true"/>
                <table:data-pilot-member table:name="30,860" table:display="true" table:show-details="true"/>
                <table:data-pilot-member table:name="31,017" table:display="true" table:show-details="true"/>
                <table:data-pilot-member table:name="31,358" table:display="true" table:show-details="true"/>
                <table:data-pilot-member table:name="31,540" table:display="true" table:show-details="true"/>
                <table:data-pilot-member table:name="31,574" table:display="true" table:show-details="true"/>
                <table:data-pilot-member table:name="31,884" table:display="true" table:show-details="true"/>
                <table:data-pilot-member table:name="31,922" table:display="true" table:show-details="true"/>
                <table:data-pilot-member table:name="32,249" table:display="true" table:show-details="true"/>
                <table:data-pilot-member table:name="32,691" table:display="true" table:show-details="true"/>
                <table:data-pilot-member table:name="32,873" table:display="true" table:show-details="true"/>
                <table:data-pilot-member table:name="33,108" table:display="true" table:show-details="true"/>
                <table:data-pilot-member table:name="33,710" table:display="true" table:show-details="true"/>
                <table:data-pilot-member table:name="33,872" table:display="true" table:show-details="true"/>
                <table:data-pilot-member table:name="34,231" table:display="true" table:show-details="true"/>
                <table:data-pilot-member table:name="34,265" table:display="true" table:show-details="true"/>
                <table:data-pilot-member table:name="34,693" table:display="true" table:show-details="true"/>
                <table:data-pilot-member table:name="34,726" table:display="true" table:show-details="true"/>
                <table:data-pilot-member table:name="35,142" table:display="true" table:show-details="true"/>
                <table:data-pilot-member table:name="35,390" table:display="true" table:show-details="true"/>
                <table:data-pilot-member table:name="35,589" table:display="true" table:show-details="true"/>
                <table:data-pilot-member table:name="36,435" table:display="true" table:show-details="true"/>
                <table:data-pilot-member table:name="36,480" table:display="true" table:show-details="true"/>
                <table:data-pilot-member table:name="36,590" table:display="true" table:show-details="true"/>
                <table:data-pilot-member table:name="36,660" table:display="true" table:show-details="true"/>
                <table:data-pilot-member table:name="37,232" table:display="true" table:show-details="true"/>
                <table:data-pilot-member table:name="37,233" table:display="true" table:show-details="true"/>
                <table:data-pilot-member table:name="37,292" table:display="true" table:show-details="true"/>
                <table:data-pilot-member table:name="37,742" table:display="true" table:show-details="true"/>
                <table:data-pilot-member table:name="37,774" table:display="true" table:show-details="true"/>
                <table:data-pilot-member table:name="37,777" table:display="true" table:show-details="true"/>
                <table:data-pilot-member table:name="37,783" table:display="true" table:show-details="true"/>
                <table:data-pilot-member table:name="37,874" table:display="true" table:show-details="true"/>
                <table:data-pilot-member table:name="38,059" table:display="true" table:show-details="true"/>
                <table:data-pilot-member table:name="38,124" table:display="true" table:show-details="true"/>
                <table:data-pilot-member table:name="38,178" table:display="true" table:show-details="true"/>
                <table:data-pilot-member table:name="38,415" table:display="true" table:show-details="true"/>
                <table:data-pilot-member table:name="38,762" table:display="true" table:show-details="true"/>
                <table:data-pilot-member table:name="38,948" table:display="true" table:show-details="true"/>
                <table:data-pilot-member table:name="39,043" table:display="true" table:show-details="true"/>
                <table:data-pilot-member table:name="39,240" table:display="true" table:show-details="true"/>
                <table:data-pilot-member table:name="39,710" table:display="true" table:show-details="true"/>
                <table:data-pilot-member table:name="40,000" table:display="true" table:show-details="true"/>
                <table:data-pilot-member table:name="40,061" table:display="true" table:show-details="true"/>
                <table:data-pilot-member table:name="40,269" table:display="true" table:show-details="true"/>
                <table:data-pilot-member table:name="40,634" table:display="true" table:show-details="true"/>
                <table:data-pilot-member table:name="40,674" table:display="true" table:show-details="true"/>
                <table:data-pilot-member table:name="40,792" table:display="true" table:show-details="true"/>
                <table:data-pilot-member table:name="41,098" table:display="true" table:show-details="true"/>
                <table:data-pilot-member table:name="41,310" table:display="true" table:show-details="true"/>
                <table:data-pilot-member table:name="41,414" table:display="true" table:show-details="true"/>
                <table:data-pilot-member table:name="42,054" table:display="true" table:show-details="true"/>
                <table:data-pilot-member table:name="42,065" table:display="true" table:show-details="true"/>
                <table:data-pilot-member table:name="42,388" table:display="true" table:show-details="true"/>
                <table:data-pilot-member table:name="42,949" table:display="true" table:show-details="true"/>
                <table:data-pilot-member table:name="42,987" table:display="true" table:show-details="true"/>
                <table:data-pilot-member table:name="43,070" table:display="true" table:show-details="true"/>
                <table:data-pilot-member table:name="43,834" table:display="true" table:show-details="true"/>
                <table:data-pilot-member table:name="43,835" table:display="true" table:show-details="true"/>
                <table:data-pilot-member table:name="43,848" table:display="true" table:show-details="true"/>
                <table:data-pilot-member table:name="43,950" table:display="true" table:show-details="true"/>
                <table:data-pilot-member table:name="44,733" table:display="true" table:show-details="true"/>
                <table:data-pilot-member table:name="45,000" table:display="true" table:show-details="true"/>
                <table:data-pilot-member table:name="45,027" table:display="true" table:show-details="true"/>
                <table:data-pilot-member table:name="45,558" table:display="true" table:show-details="true"/>
                <table:data-pilot-member table:name="45,568" table:display="true" table:show-details="true"/>
                <table:data-pilot-member table:name="45,846" table:display="true" table:show-details="true"/>
                <table:data-pilot-member table:name="45,870" table:display="true" table:show-details="true"/>
                <table:data-pilot-member table:name="46,089" table:display="true" table:show-details="true"/>
                <table:data-pilot-member table:name="46,248" table:display="true" table:show-details="true"/>
                <table:data-pilot-member table:name="46,336" table:display="true" table:show-details="true"/>
                <table:data-pilot-member table:name="46,920" table:display="true" table:show-details="true"/>
                <table:data-pilot-member table:name="47,010" table:display="true" table:show-details="true"/>
                <table:data-pilot-member table:name="47,070" table:display="true" table:show-details="true"/>
                <table:data-pilot-member table:name="47,126" table:display="true" table:show-details="true"/>
                <table:data-pilot-member table:name="47,345" table:display="true" table:show-details="true"/>
                <table:data-pilot-member table:name="47,393" table:display="true" table:show-details="true"/>
                <table:data-pilot-member table:name="47,881" table:display="true" table:show-details="true"/>
                <table:data-pilot-member table:name="47,907" table:display="true" table:show-details="true"/>
                <table:data-pilot-member table:name="48,109" table:display="true" table:show-details="true"/>
                <table:data-pilot-member table:name="48,150" table:display="true" table:show-details="true"/>
                <table:data-pilot-member table:name="48,457" table:display="true" table:show-details="true"/>
                <table:data-pilot-member table:name="48,893" table:display="true" table:show-details="true"/>
                <table:data-pilot-member table:name="49,191" table:display="true" table:show-details="true"/>
                <table:data-pilot-member table:name="49,294" table:display="true" table:show-details="true"/>
                <table:data-pilot-member table:name="49,496" table:display="true" table:show-details="true"/>
                <table:data-pilot-member table:name="49,700" table:display="true" table:show-details="true"/>
                <table:data-pilot-member table:name="49,855" table:display="true" table:show-details="true"/>
                <table:data-pilot-member table:name="49,982" table:display="true" table:show-details="true"/>
                <table:data-pilot-member table:name="50,000" table:display="true" table:show-details="true"/>
                <table:data-pilot-member table:name="50,213" table:display="true" table:show-details="true"/>
                <table:data-pilot-member table:name="51,058" table:display="true" table:show-details="true"/>
                <table:data-pilot-member table:name="51,721" table:display="true" table:show-details="true"/>
                <table:data-pilot-member table:name="51,740" table:display="true" table:show-details="true"/>
                <table:data-pilot-member table:name="51,773" table:display="true" table:show-details="true"/>
                <table:data-pilot-member table:name="51,827" table:display="true" table:show-details="true"/>
                <table:data-pilot-member table:name="52,208" table:display="true" table:show-details="true"/>
                <table:data-pilot-member table:name="52,330" table:display="true" table:show-details="true"/>
                <table:data-pilot-member table:name="52,723" table:display="true" table:show-details="true"/>
                <table:data-pilot-member table:name="52,733" table:display="true" table:show-details="true"/>
                <table:data-pilot-member table:name="52,877" table:display="true" table:show-details="true"/>
                <table:data-pilot-member table:name="52,947" table:display="true" table:show-details="true"/>
                <table:data-pilot-member table:name="52,973" table:display="true" table:show-details="true"/>
                <table:data-pilot-member table:name="53,000" table:display="true" table:show-details="true"/>
                <table:data-pilot-member table:name="53,127" table:display="true" table:show-details="true"/>
                <table:data-pilot-member table:name="53,627" table:display="true" table:show-details="true"/>
                <table:data-pilot-member table:name="53,905" table:display="true" table:show-details="true"/>
                <table:data-pilot-member table:name="54,091" table:display="true" table:show-details="true"/>
                <table:data-pilot-member table:name="54,118" table:display="true" table:show-details="true"/>
                <table:data-pilot-member table:name="54,642" table:display="true" table:show-details="true"/>
                <table:data-pilot-member table:name="54,648" table:display="true" table:show-details="true"/>
                <table:data-pilot-member table:name="54,711" table:display="true" table:show-details="true"/>
                <table:data-pilot-member table:name="54,729" table:display="true" table:show-details="true"/>
                <table:data-pilot-member table:name="55,559" table:display="true" table:show-details="true"/>
                <table:data-pilot-member table:name="55,562" table:display="true" table:show-details="true"/>
                <table:data-pilot-member table:name="55,668" table:display="true" table:show-details="true"/>
                <table:data-pilot-member table:name="55,700" table:display="true" table:show-details="true"/>
                <table:data-pilot-member table:name="55,800" table:display="true" table:show-details="true"/>
                <table:data-pilot-member table:name="55,906" table:display="true" table:show-details="true"/>
                <table:data-pilot-member table:name="56,039" table:display="true" table:show-details="true"/>
                <table:data-pilot-member table:name="56,048" table:display="true" table:show-details="true"/>
                <table:data-pilot-member table:name="56,637" table:display="true" table:show-details="true"/>
                <table:data-pilot-member table:name="56,739" table:display="true" table:show-details="true"/>
                <table:data-pilot-member table:name="56,859" table:display="true" table:show-details="true"/>
                <table:data-pilot-member table:name="57,593" table:display="true" table:show-details="true"/>
                <table:data-pilot-member table:name="57,692" table:display="true" table:show-details="true"/>
                <table:data-pilot-member table:name="57,914" table:display="true" table:show-details="true"/>
                <table:data-pilot-member table:name="58,039" table:display="true" table:show-details="true"/>
                <table:data-pilot-member table:name="58,963" table:display="true" table:show-details="true"/>
                <table:data-pilot-member table:name="59,431" table:display="true" table:show-details="true"/>
                <table:data-pilot-member table:name="59,834" table:display="true" table:show-details="true"/>
                <table:data-pilot-member table:name="59,902" table:display="true" table:show-details="true"/>
                <table:data-pilot-member table:name="60,193" table:display="true" table:show-details="true"/>
                <table:data-pilot-member table:name="61,447" table:display="true" table:show-details="true"/>
                <table:data-pilot-member table:name="61,742" table:display="true" table:show-details="true"/>
                <table:data-pilot-member table:name="61,885" table:display="true" table:show-details="true"/>
                <table:data-pilot-member table:name="61,963" table:display="true" table:show-details="true"/>
                <table:data-pilot-member table:name="63,138" table:display="true" table:show-details="true"/>
                <table:data-pilot-member table:name="63,218" table:display="true" table:show-details="true"/>
                <table:data-pilot-member table:name="63,250" table:display="true" table:show-details="true"/>
                <table:data-pilot-member table:name="63,431" table:display="true" table:show-details="true"/>
                <table:data-pilot-member table:name="64,003" table:display="true" table:show-details="true"/>
                <table:data-pilot-member table:name="64,099" table:display="true" table:show-details="true"/>
                <table:data-pilot-member table:name="64,964" table:display="true" table:show-details="true"/>
                <table:data-pilot-member table:name="65,413" table:display="true" table:show-details="true"/>
                <table:data-pilot-member table:name="65,763" table:display="true" table:show-details="true"/>
                <table:data-pilot-member table:name="66,225" table:display="true" table:show-details="true"/>
                <table:data-pilot-member table:name="66,883" table:display="true" table:show-details="true"/>
                <table:data-pilot-member table:name="67,080" table:display="true" table:show-details="true"/>
                <table:data-pilot-member table:name="67,164" table:display="true" table:show-details="true"/>
                <table:data-pilot-member table:name="67,975" table:display="true" table:show-details="true"/>
                <table:data-pilot-member table:name="68,180" table:display="true" table:show-details="true"/>
                <table:data-pilot-member table:name="68,200" table:display="true" table:show-details="true"/>
                <table:data-pilot-member table:name="68,392" table:display="true" table:show-details="true"/>
                <table:data-pilot-member table:name="68,412" table:display="true" table:show-details="true"/>
                <table:data-pilot-member table:name="68,594" table:display="true" table:show-details="true"/>
                <table:data-pilot-member table:name="68,781" table:display="true" table:show-details="true"/>
                <table:data-pilot-member table:name="68,911" table:display="true" table:show-details="true"/>
                <table:data-pilot-member table:name="69,000" table:display="true" table:show-details="true"/>
                <table:data-pilot-member table:name="69,345" table:display="true" table:show-details="true"/>
                <table:data-pilot-member table:name="69,695" table:display="true" table:show-details="true"/>
                <table:data-pilot-member table:name="69,736" table:display="true" table:show-details="true"/>
                <table:data-pilot-member table:name="70,032" table:display="true" table:show-details="true"/>
                <table:data-pilot-member table:name="70,105" table:display="true" table:show-details="true"/>
                <table:data-pilot-member table:name="73,126" table:display="true" table:show-details="true"/>
                <table:data-pilot-member table:name="73,528" table:display="true" table:show-details="true"/>
                <table:data-pilot-member table:name="74,096" table:display="true" table:show-details="true"/>
                <table:data-pilot-member table:name="74,654" table:display="true" table:show-details="true"/>
                <table:data-pilot-member table:name="75,930" table:display="true" table:show-details="true"/>
                <table:data-pilot-member table:name="76,403" table:display="true" table:show-details="true"/>
                <table:data-pilot-member table:name="77,546" table:display="true" table:show-details="true"/>
                <table:data-pilot-member table:name="78,315" table:display="true" table:show-details="true"/>
                <table:data-pilot-member table:name="78,682" table:display="true" table:show-details="true"/>
                <table:data-pilot-member table:name="78,787" table:display="true" table:show-details="true"/>
                <table:data-pilot-member table:name="78,855" table:display="true" table:show-details="true"/>
                <table:data-pilot-member table:name="79,240" table:display="true" table:show-details="true"/>
                <table:data-pilot-member table:name="79,408" table:display="true" table:show-details="true"/>
                <table:data-pilot-member table:name="79,471" table:display="true" table:show-details="true"/>
                <table:data-pilot-member table:name="79,647" table:display="true" table:show-details="true"/>
                <table:data-pilot-member table:name="79,818" table:display="true" table:show-details="true"/>
                <table:data-pilot-member table:name="79,873" table:display="true" table:show-details="true"/>
                <table:data-pilot-member table:name="80,505" table:display="true" table:show-details="true"/>
                <table:data-pilot-member table:name="80,559" table:display="true" table:show-details="true"/>
                <table:data-pilot-member table:name="80,586" table:display="true" table:show-details="true"/>
                <table:data-pilot-member table:name="81,048" table:display="true" table:show-details="true"/>
                <table:data-pilot-member table:name="81,191" table:display="true" table:show-details="true"/>
                <table:data-pilot-member table:name="81,520" table:display="true" table:show-details="true"/>
                <table:data-pilot-member table:name="82,200" table:display="true" table:show-details="true"/>
                <table:data-pilot-member table:name="82,491" table:display="true" table:show-details="true"/>
                <table:data-pilot-member table:name="82,518" table:display="true" table:show-details="true"/>
                <table:data-pilot-member table:name="82,662" table:display="true" table:show-details="true"/>
                <table:data-pilot-member table:name="83,213" table:display="true" table:show-details="true"/>
                <table:data-pilot-member table:name="83,390" table:display="true" table:show-details="true"/>
                <table:data-pilot-member table:name="84,170" table:display="true" table:show-details="true"/>
                <table:data-pilot-member table:name="84,409" table:display="true" table:show-details="true"/>
                <table:data-pilot-member table:name="84,484" table:display="true" table:show-details="true"/>
                <table:data-pilot-member table:name="84,879" table:display="true" table:show-details="true"/>
                <table:data-pilot-member table:name="85,787" table:display="true" table:show-details="true"/>
                <table:data-pilot-member table:name="85,998" table:display="true" table:show-details="true"/>
                <table:data-pilot-member table:name="86,120" table:display="true" table:show-details="true"/>
                <table:data-pilot-member table:name="86,477" table:display="true" table:show-details="true"/>
                <table:data-pilot-member table:name="88,022" table:display="true" table:show-details="true"/>
                <table:data-pilot-member table:name="90,218" table:display="true" table:show-details="true"/>
                <table:data-pilot-member table:name="90,463" table:display="true" table:show-details="true"/>
                <table:data-pilot-member table:name="90,993" table:display="true" table:show-details="true"/>
                <table:data-pilot-member table:name="91,227" table:display="true" table:show-details="true"/>
                <table:data-pilot-member table:name="91,490" table:display="true" table:show-details="true"/>
                <table:data-pilot-member table:name="91,647" table:display="true" table:show-details="true"/>
                <table:data-pilot-member table:name="91,827" table:display="true" table:show-details="true"/>
                <table:data-pilot-member table:name="92,366" table:display="true" table:show-details="true"/>
                <table:data-pilot-member table:name="92,944" table:display="true" table:show-details="true"/>
                <table:data-pilot-member table:name="92,965" table:display="true" table:show-details="true"/>
                <table:data-pilot-member table:name="93,352" table:display="true" table:show-details="true"/>
                <table:data-pilot-member table:name="93,712" table:display="true" table:show-details="true"/>
                <table:data-pilot-member table:name="94,584" table:display="true" table:show-details="true"/>
                <table:data-pilot-member table:name="94,830" table:display="true" table:show-details="true"/>
                <table:data-pilot-member table:name="95,498" table:display="true" table:show-details="true"/>
                <table:data-pilot-member table:name="95,746" table:display="true" table:show-details="true"/>
                <table:data-pilot-member table:name="95,766" table:display="true" table:show-details="true"/>
                <table:data-pilot-member table:name="96,686" table:display="true" table:show-details="true"/>
                <table:data-pilot-member table:name="96,730" table:display="true" table:show-details="true"/>
                <table:data-pilot-member table:name="96,769" table:display="true" table:show-details="true"/>
                <table:data-pilot-member table:name="96,833" table:display="true" table:show-details="true"/>
                <table:data-pilot-member table:name="96,961" table:display="true" table:show-details="true"/>
                <table:data-pilot-member table:name="97,943" table:display="true" table:show-details="true"/>
                <table:data-pilot-member table:name="98,000" table:display="true" table:show-details="true"/>
                <table:data-pilot-member table:name="99,217" table:display="true" table:show-details="true"/>
                <table:data-pilot-member table:name="99,518" table:display="true" table:show-details="true"/>
                <table:data-pilot-member table:name="99,616" table:display="true" table:show-details="true"/>
                <table:data-pilot-member table:name="99,811" table:display="true" table:show-details="true"/>
                <table:data-pilot-member table:name="100,328" table:display="true" table:show-details="true"/>
                <table:data-pilot-member table:name="100,966" table:display="true" table:show-details="true"/>
                <table:data-pilot-member table:name="101,155" table:display="true" table:show-details="true"/>
                <table:data-pilot-member table:name="101,349" table:display="true" table:show-details="true"/>
                <table:data-pilot-member table:name="101,380" table:display="true" table:show-details="true"/>
                <table:data-pilot-member table:name="101,852" table:display="true" table:show-details="true"/>
                <table:data-pilot-member table:name="101,942" table:display="true" table:show-details="true"/>
                <table:data-pilot-member table:name="102,000" table:display="true" table:show-details="true"/>
                <table:data-pilot-member table:name="102,818" table:display="true" table:show-details="true"/>
                <table:data-pilot-member table:name="102,919" table:display="true" table:show-details="true"/>
                <table:data-pilot-member table:name="103,266" table:display="true" table:show-details="true"/>
                <table:data-pilot-member table:name="103,535" table:display="true" table:show-details="true"/>
                <table:data-pilot-member table:name="103,700" table:display="true" table:show-details="true"/>
                <table:data-pilot-member table:name="103,982" table:display="true" table:show-details="true"/>
                <table:data-pilot-member table:name="104,074" table:display="true" table:show-details="true"/>
                <table:data-pilot-member table:name="104,328" table:display="true" table:show-details="true"/>
                <table:data-pilot-member table:name="104,348" table:display="true" table:show-details="true"/>
                <table:data-pilot-member table:name="104,996" table:display="true" table:show-details="true"/>
                <table:data-pilot-member table:name="105,066" table:display="true" table:show-details="true"/>
                <table:data-pilot-member table:name="105,352" table:display="true" table:show-details="true"/>
                <table:data-pilot-member table:name="105,496" table:display="true" table:show-details="true"/>
                <table:data-pilot-member table:name="106,023" table:display="true" table:show-details="true"/>
                <table:data-pilot-member table:name="106,258" table:display="true" table:show-details="true"/>
                <table:data-pilot-member table:name="106,899" table:display="true" table:show-details="true"/>
                <table:data-pilot-member table:name="107,008" table:display="true" table:show-details="true"/>
                <table:data-pilot-member table:name="107,179" table:display="true" table:show-details="true"/>
                <table:data-pilot-member table:name="107,664" table:display="true" table:show-details="true"/>
                <table:data-pilot-member table:name="107,809" table:display="true" table:show-details="true"/>
                <table:data-pilot-member table:name="108,540" table:display="true" table:show-details="true"/>
                <table:data-pilot-member table:name="109,571" table:display="true" table:show-details="true"/>
                <table:data-pilot-member table:name="109,614" table:display="true" table:show-details="true"/>
                <table:data-pilot-member table:name="110,971" table:display="true" table:show-details="true"/>
                <table:data-pilot-member table:name="113,222" table:display="true" table:show-details="true"/>
                <table:data-pilot-member table:name="113,401" table:display="true" table:show-details="true"/>
                <table:data-pilot-member table:name="114,908" table:display="true" table:show-details="true"/>
                <table:data-pilot-member table:name="115,837" table:display="true" table:show-details="true"/>
                <table:data-pilot-member table:name="116,041" table:display="true" table:show-details="true"/>
                <table:data-pilot-member table:name="117,300" table:display="true" table:show-details="true"/>
                <table:data-pilot-member table:name="119,457" table:display="true" table:show-details="true"/>
                <table:data-pilot-member table:name="120,068" table:display="true" table:show-details="true"/>
                <table:data-pilot-member table:name="121,340" table:display="true" table:show-details="true"/>
                <table:data-pilot-member table:name="121,420" table:display="true" table:show-details="true"/>
                <table:data-pilot-member table:name="121,968" table:display="true" table:show-details="true"/>
                <table:data-pilot-member table:name="122,437" table:display="true" table:show-details="true"/>
                <table:data-pilot-member table:name="123,306" table:display="true" table:show-details="true"/>
                <table:data-pilot-member table:name="124,170" table:display="true" table:show-details="true"/>
                <table:data-pilot-member table:name="124,450" table:display="true" table:show-details="true"/>
                <table:data-pilot-member table:name="125,072" table:display="true" table:show-details="true"/>
                <table:data-pilot-member table:name="125,120" table:display="true" table:show-details="true"/>
                <table:data-pilot-member table:name="125,796" table:display="true" table:show-details="true"/>
                <table:data-pilot-member table:name="125,831" table:display="true" table:show-details="true"/>
                <table:data-pilot-member table:name="125,902" table:display="true" table:show-details="true"/>
                <table:data-pilot-member table:name="127,586" table:display="true" table:show-details="true"/>
                <table:data-pilot-member table:name="128,110" table:display="true" table:show-details="true"/>
                <table:data-pilot-member table:name="128,113" table:display="true" table:show-details="true"/>
                <table:data-pilot-member table:name="128,600" table:display="true" table:show-details="true"/>
                <table:data-pilot-member table:name="128,641" table:display="true" table:show-details="true"/>
                <table:data-pilot-member table:name="128,920" table:display="true" table:show-details="true"/>
                <table:data-pilot-member table:name="128,942" table:display="true" table:show-details="true"/>
                <table:data-pilot-member table:name="130,241" table:display="true" table:show-details="true"/>
                <table:data-pilot-member table:name="130,287" table:display="true" table:show-details="true"/>
                <table:data-pilot-member table:name="130,649" table:display="true" table:show-details="true"/>
                <table:data-pilot-member table:name="131,092" table:display="true" table:show-details="true"/>
                <table:data-pilot-member table:name="131,312" table:display="true" table:show-details="true"/>
                <table:data-pilot-member table:name="131,449" table:display="true" table:show-details="true"/>
                <table:data-pilot-member table:name="133,613" table:display="true" table:show-details="true"/>
                <table:data-pilot-member table:name="133,834" table:display="true" table:show-details="true"/>
                <table:data-pilot-member table:name="134,446" table:display="true" table:show-details="true"/>
                <table:data-pilot-member table:name="134,852" table:display="true" table:show-details="true"/>
                <table:data-pilot-member table:name="135,350" table:display="true" table:show-details="true"/>
                <table:data-pilot-member table:name="137,892" table:display="true" table:show-details="true"/>
                <table:data-pilot-member table:name="138,600" table:display="true" table:show-details="true"/>
                <table:data-pilot-member table:name="138,809" table:display="true" table:show-details="true"/>
                <table:data-pilot-member table:name="141,089" table:display="true" table:show-details="true"/>
                <table:data-pilot-member table:name="142,483" table:display="true" table:show-details="true"/>
                <table:data-pilot-member table:name="142,659" table:display="true" table:show-details="true"/>
                <table:data-pilot-member table:name="143,063" table:display="true" table:show-details="true"/>
                <table:data-pilot-member table:name="143,096" table:display="true" table:show-details="true"/>
                <table:data-pilot-member table:name="143,894" table:display="true" table:show-details="true"/>
                <table:data-pilot-member table:name="144,916" table:display="true" table:show-details="true"/>
                <table:data-pilot-member table:name="145,448" table:display="true" table:show-details="true"/>
                <table:data-pilot-member table:name="146,366" table:display="true" table:show-details="true"/>
                <table:data-pilot-member table:name="147,377" table:display="true" table:show-details="true"/>
                <table:data-pilot-member table:name="148,909" table:display="true" table:show-details="true"/>
                <table:data-pilot-member table:name="150,571" table:display="true" table:show-details="true"/>
                <table:data-pilot-member table:name="151,712" table:display="true" table:show-details="true"/>
                <table:data-pilot-member table:name="152,271" table:display="true" table:show-details="true"/>
                <table:data-pilot-member table:name="154,642" table:display="true" table:show-details="true"/>
                <table:data-pilot-member table:name="157,008" table:display="true" table:show-details="true"/>
                <table:data-pilot-member table:name="158,300" table:display="true" table:show-details="true"/>
                <table:data-pilot-member table:name="158,342" table:display="true" table:show-details="true"/>
                <table:data-pilot-member table:name="158,457" table:display="true" table:show-details="true"/>
                <table:data-pilot-member table:name="159,306" table:display="true" table:show-details="true"/>
                <table:data-pilot-member table:name="159,454" table:display="true" table:show-details="true"/>
                <table:data-pilot-member table:name="160,000" table:display="true" table:show-details="true"/>
                <table:data-pilot-member table:name="161,292" table:display="true" table:show-details="true"/>
                <table:data-pilot-member table:name="161,989" table:display="true" table:show-details="true"/>
                <table:data-pilot-member table:name="162,884" table:display="true" table:show-details="true"/>
                <table:data-pilot-member table:name="164,578" table:display="true" table:show-details="true"/>
                <table:data-pilot-member table:name="165,840" table:display="true" table:show-details="true"/>
                <table:data-pilot-member table:name="166,531" table:display="true" table:show-details="true"/>
                <table:data-pilot-member table:name="166,592" table:display="true" table:show-details="true"/>
                <table:data-pilot-member table:name="167,266" table:display="true" table:show-details="true"/>
                <table:data-pilot-member table:name="167,624" table:display="true" table:show-details="true"/>
                <table:data-pilot-member table:name="168,664" table:display="true" table:show-details="true"/>
                <table:data-pilot-member table:name="168,966" table:display="true" table:show-details="true"/>
                <table:data-pilot-member table:name="169,688" table:display="true" table:show-details="true"/>
                <table:data-pilot-member table:name="170,983" table:display="true" table:show-details="true"/>
                <table:data-pilot-member table:name="171,035" table:display="true" table:show-details="true"/>
                <table:data-pilot-member table:name="171,259" table:display="true" table:show-details="true"/>
                <table:data-pilot-member table:name="171,526" table:display="true" table:show-details="true"/>
                <table:data-pilot-member table:name="171,578" table:display="true" table:show-details="true"/>
                <table:data-pilot-member table:name="171,629" table:display="true" table:show-details="true"/>
                <table:data-pilot-member table:name="171,754" table:display="true" table:show-details="true"/>
                <table:data-pilot-member table:name="171,953" table:display="true" table:show-details="true"/>
                <table:data-pilot-member table:name="173,145" table:display="true" table:show-details="true"/>
                <table:data-pilot-member table:name="173,624" table:display="true" table:show-details="true"/>
                <table:data-pilot-member table:name="174,994" table:display="true" table:show-details="true"/>
                <table:data-pilot-member table:name="175,799" table:display="true" table:show-details="true"/>
                <table:data-pilot-member table:name="176,386" table:display="true" table:show-details="true"/>
                <table:data-pilot-member table:name="179,902" table:display="true" table:show-details="true"/>
                <table:data-pilot-member table:name="180,000" table:display="true" table:show-details="true"/>
                <table:data-pilot-member table:name="181,500" table:display="true" table:show-details="true"/>
                <table:data-pilot-member table:name="181,510" table:display="true" table:show-details="true"/>
                <table:data-pilot-member table:name="182,011" table:display="true" table:show-details="true"/>
                <table:data-pilot-member table:name="182,345" table:display="true" table:show-details="true"/>
                <table:data-pilot-member table:name="183,911" table:display="true" table:show-details="true"/>
                <table:data-pilot-member table:name="184,097" table:display="true" table:show-details="true"/>
                <table:data-pilot-member table:name="184,289" table:display="true" table:show-details="true"/>
                <table:data-pilot-member table:name="185,065" table:display="true" table:show-details="true"/>
                <table:data-pilot-member table:name="185,488" table:display="true" table:show-details="true"/>
                <table:data-pilot-member table:name="186,799" table:display="true" table:show-details="true"/>
                <table:data-pilot-member table:name="187,709" table:display="true" table:show-details="true"/>
                <table:data-pilot-member table:name="188,208" table:display="true" table:show-details="true"/>
                <table:data-pilot-member table:name="189,093" table:display="true" table:show-details="true"/>
                <table:data-pilot-member table:name="189,346" table:display="true" table:show-details="true"/>
                <table:data-pilot-member table:name="191,221" table:display="true" table:show-details="true"/>
                <table:data-pilot-member table:name="192,636" table:display="true" table:show-details="true"/>
                <table:data-pilot-member table:name="192,759" table:display="true" table:show-details="true"/>
                <table:data-pilot-member table:name="192,925" table:display="true" table:show-details="true"/>
                <table:data-pilot-member table:name="193,234" table:display="true" table:show-details="true"/>
                <table:data-pilot-member table:name="193,523" table:display="true" table:show-details="true"/>
                <table:data-pilot-member table:name="194,243" table:display="true" table:show-details="true"/>
                <table:data-pilot-member table:name="194,277" table:display="true" table:show-details="true"/>
                <table:data-pilot-member table:name="195,712" table:display="true" table:show-details="true"/>
                <table:data-pilot-member table:name="196,353" table:display="true" table:show-details="true"/>
                <table:data-pilot-member table:name="196,733" table:display="true" table:show-details="true"/>
                <table:data-pilot-member table:name="197,358" table:display="true" table:show-details="true"/>
                <table:data-pilot-member table:name="197,484" table:display="true" table:show-details="true"/>
                <table:data-pilot-member table:name="198,830" table:display="true" table:show-details="true"/>
                <table:data-pilot-member table:name="200,035" table:display="true" table:show-details="true"/>
                <table:data-pilot-member table:name="202,531" table:display="true" table:show-details="true"/>
                <table:data-pilot-member table:name="203,326" table:display="true" table:show-details="true"/>
                <table:data-pilot-member table:name="203,970" table:display="true" table:show-details="true"/>
                <table:data-pilot-member table:name="204,725" table:display="true" table:show-details="true"/>
                <table:data-pilot-member table:name="205,233" table:display="true" table:show-details="true"/>
                <table:data-pilot-member table:name="206,641" table:display="true" table:show-details="true"/>
                <table:data-pilot-member table:name="209,782" table:display="true" table:show-details="true"/>
                <table:data-pilot-member table:name="210,100" table:display="true" table:show-details="true"/>
                <table:data-pilot-member table:name="212,125" table:display="true" table:show-details="true"/>
                <table:data-pilot-member table:name="212,604" table:display="true" table:show-details="true"/>
                <table:data-pilot-member table:name="213,961" table:display="true" table:show-details="true"/>
                <table:data-pilot-member table:name="217,576" table:display="true" table:show-details="true"/>
                <table:data-pilot-member table:name="218,347" table:display="true" table:show-details="true"/>
                <table:data-pilot-member table:name="218,620" table:display="true" table:show-details="true"/>
                <table:data-pilot-member table:name="219,201" table:display="true" table:show-details="true"/>
                <table:data-pilot-member table:name="221,040" table:display="true" table:show-details="true"/>
                <table:data-pilot-member table:name="221,081" table:display="true" table:show-details="true"/>
                <table:data-pilot-member table:name="221,224" table:display="true" table:show-details="true"/>
                <table:data-pilot-member table:name="222,063" table:display="true" table:show-details="true"/>
                <table:data-pilot-member table:name="223,600" table:display="true" table:show-details="true"/>
                <table:data-pilot-member table:name="226,396" table:display="true" table:show-details="true"/>
                <table:data-pilot-member table:name="228,880" table:display="true" table:show-details="true"/>
                <table:data-pilot-member table:name="234,577" table:display="true" table:show-details="true"/>
                <table:data-pilot-member table:name="236,440" table:display="true" table:show-details="true"/>
                <table:data-pilot-member table:name="236,665" table:display="true" table:show-details="true"/>
                <table:data-pilot-member table:name="238,418" table:display="true" table:show-details="true"/>
                <table:data-pilot-member table:name="239,439" table:display="true" table:show-details="true"/>
                <table:data-pilot-member table:name="240,014" table:display="true" table:show-details="true"/>
                <table:data-pilot-member table:name="240,032" table:display="true" table:show-details="true"/>
                <table:data-pilot-member table:name="240,579" table:display="true" table:show-details="true"/>
                <table:data-pilot-member table:name="240,612" table:display="true" table:show-details="true"/>
                <table:data-pilot-member table:name="243,926" table:display="true" table:show-details="true"/>
                <table:data-pilot-member table:name="244,162" table:display="true" table:show-details="true"/>
                <table:data-pilot-member table:name="245,235" table:display="true" table:show-details="true"/>
                <table:data-pilot-member table:name="250,183" table:display="true" table:show-details="true"/>
                <table:data-pilot-member table:name="252,036" table:display="true" table:show-details="true"/>
                <table:data-pilot-member table:name="252,459" table:display="true" table:show-details="true"/>
                <table:data-pilot-member table:name="253,130" table:display="true" table:show-details="true"/>
                <table:data-pilot-member table:name="253,279" table:display="true" table:show-details="true"/>
                <table:data-pilot-member table:name="257,733" table:display="true" table:show-details="true"/>
                <table:data-pilot-member table:name="266,404" table:display="true" table:show-details="true"/>
                <table:data-pilot-member table:name="266,441" table:display="true" table:show-details="true"/>
                <table:data-pilot-member table:name="268,130" table:display="true" table:show-details="true"/>
                <table:data-pilot-member table:name="270,175" table:display="true" table:show-details="true"/>
                <table:data-pilot-member table:name="270,330" table:display="true" table:show-details="true"/>
                <table:data-pilot-member table:name="270,346" table:display="true" table:show-details="true"/>
                <table:data-pilot-member table:name="273,463" table:display="true" table:show-details="true"/>
                <table:data-pilot-member table:name="274,248" table:display="true" table:show-details="true"/>
                <table:data-pilot-member table:name="275,710" table:display="true" table:show-details="true"/>
                <table:data-pilot-member table:name="276,319" table:display="true" table:show-details="true"/>
                <table:data-pilot-member table:name="276,466" table:display="true" table:show-details="true"/>
                <table:data-pilot-member table:name="277,275" table:display="true" table:show-details="true"/>
                <table:data-pilot-member table:name="278,842" table:display="true" table:show-details="true"/>
                <table:data-pilot-member table:name="279,171" table:display="true" table:show-details="true"/>
                <table:data-pilot-member table:name="279,309" table:display="true" table:show-details="true"/>
                <table:data-pilot-member table:name="279,529" table:display="true" table:show-details="true"/>
                <table:data-pilot-member table:name="279,741" table:display="true" table:show-details="true"/>
                <table:data-pilot-member table:name="280,309" table:display="true" table:show-details="true"/>
                <table:data-pilot-member table:name="284,869" table:display="true" table:show-details="true"/>
                <table:data-pilot-member table:name="285,483" table:display="true" table:show-details="true"/>
                <table:data-pilot-member table:name="286,509" table:display="true" table:show-details="true"/>
                <table:data-pilot-member table:name="287,901" table:display="true" table:show-details="true"/>
                <table:data-pilot-member table:name="288,031" table:display="true" table:show-details="true"/>
                <table:data-pilot-member table:name="288,522" table:display="true" table:show-details="true"/>
                <table:data-pilot-member table:name="290,209" table:display="true" table:show-details="true"/>
                <table:data-pilot-member table:name="290,397" table:display="true" table:show-details="true"/>
                <table:data-pilot-member table:name="292,073" table:display="true" table:show-details="true"/>
                <table:data-pilot-member table:name="292,963" table:display="true" table:show-details="true"/>
                <table:data-pilot-member table:name="294,357" table:display="true" table:show-details="true"/>
                <table:data-pilot-member table:name="295,468" table:display="true" table:show-details="true"/>
                <table:data-pilot-member table:name="296,701" table:display="true" table:show-details="true"/>
                <table:data-pilot-member table:name="297,408" table:display="true" table:show-details="true"/>
                <table:data-pilot-member table:name="298,025" table:display="true" table:show-details="true"/>
                <table:data-pilot-member table:name="300,000" table:display="true" table:show-details="true"/>
                <table:data-pilot-member table:name="302,508" table:display="true" table:show-details="true"/>
                <table:data-pilot-member table:name="302,894" table:display="true" table:show-details="true"/>
                <table:data-pilot-member table:name="304,827" table:display="true" table:show-details="true"/>
                <table:data-pilot-member table:name="305,305" table:display="true" table:show-details="true"/>
                <table:data-pilot-member table:name="305,471" table:display="true" table:show-details="true"/>
                <table:data-pilot-member table:name="308,962" table:display="true" table:show-details="true"/>
                <table:data-pilot-member table:name="310,590" table:display="true" table:show-details="true"/>
                <table:data-pilot-member table:name="311,038" table:display="true" table:show-details="true"/>
                <table:data-pilot-member table:name="312,458" table:display="true" table:show-details="true"/>
                <table:data-pilot-member table:name="313,044" table:display="true" table:show-details="true"/>
                <table:data-pilot-member table:name="314,095" table:display="true" table:show-details="true"/>
                <table:data-pilot-member table:name="314,715" table:display="true" table:show-details="true"/>
                <table:data-pilot-member table:name="316,053" table:display="true" table:show-details="true"/>
                <table:data-pilot-member table:name="316,802" table:display="true" table:show-details="true"/>
                <table:data-pilot-member table:name="317,000" table:display="true" table:show-details="true"/>
                <table:data-pilot-member table:name="317,718" table:display="true" table:show-details="true"/>
                <table:data-pilot-member table:name="320,260" table:display="true" table:show-details="true"/>
                <table:data-pilot-member table:name="324,566" table:display="true" table:show-details="true"/>
                <table:data-pilot-member table:name="325,074" table:display="true" table:show-details="true"/>
                <table:data-pilot-member table:name="327,295" table:display="true" table:show-details="true"/>
                <table:data-pilot-member table:name="327,357" table:display="true" table:show-details="true"/>
                <table:data-pilot-member table:name="328,055" table:display="true" table:show-details="true"/>
                <table:data-pilot-member table:name="328,430" table:display="true" table:show-details="true"/>
                <table:data-pilot-member table:name="329,846" table:display="true" table:show-details="true"/>
                <table:data-pilot-member table:name="330,000" table:display="true" table:show-details="true"/>
                <table:data-pilot-member table:name="336,294" table:display="true" table:show-details="true"/>
                <table:data-pilot-member table:name="341,639" table:display="true" table:show-details="true"/>
                <table:data-pilot-member table:name="341,784" table:display="true" table:show-details="true"/>
                <table:data-pilot-member table:name="342,425" table:display="true" table:show-details="true"/>
                <table:data-pilot-member table:name="342,445" table:display="true" table:show-details="true"/>
                <table:data-pilot-member table:name="343,825" table:display="true" table:show-details="true"/>
                <table:data-pilot-member table:name="346,946" table:display="true" table:show-details="true"/>
                <table:data-pilot-member table:name="350,141" table:display="true" table:show-details="true"/>
                <table:data-pilot-member table:name="351,296" table:display="true" table:show-details="true"/>
                <table:data-pilot-member table:name="352,557" table:display="true" table:show-details="true"/>
                <table:data-pilot-member table:name="356,062" table:display="true" table:show-details="true"/>
                <table:data-pilot-member table:name="358,291" table:display="true" table:show-details="true"/>
                <table:data-pilot-member table:name="359,088" table:display="true" table:show-details="true"/>
                <table:data-pilot-member table:name="360,990" table:display="true" table:show-details="true"/>
                <table:data-pilot-member table:name="361,037" table:display="true" table:show-details="true"/>
                <table:data-pilot-member table:name="362,246" table:display="true" table:show-details="true"/>
                <table:data-pilot-member table:name="365,000" table:display="true" table:show-details="true"/>
                <table:data-pilot-member table:name="365,934" table:display="true" table:show-details="true"/>
                <table:data-pilot-member table:name="368,718" table:display="true" table:show-details="true"/>
                <table:data-pilot-member table:name="371,893" table:display="true" table:show-details="true"/>
                <table:data-pilot-member table:name="372,398" table:display="true" table:show-details="true"/>
                <table:data-pilot-member table:name="376,019" table:display="true" table:show-details="true"/>
                <table:data-pilot-member table:name="377,601" table:display="true" table:show-details="true"/>
                <table:data-pilot-member table:name="377,907" table:display="true" table:show-details="true"/>
                <table:data-pilot-member table:name="378,480" table:display="true" table:show-details="true"/>
                <table:data-pilot-member table:name="378,659" table:display="true" table:show-details="true"/>
                <table:data-pilot-member table:name="379,251" table:display="true" table:show-details="true"/>
                <table:data-pilot-member table:name="381,068" table:display="true" table:show-details="true"/>
                <table:data-pilot-member table:name="382,971" table:display="true" table:show-details="true"/>
                <table:data-pilot-member table:name="383,723" table:display="true" table:show-details="true"/>
                <table:data-pilot-member table:name="386,826" table:display="true" table:show-details="true"/>
                <table:data-pilot-member table:name="389,748" table:display="true" table:show-details="true"/>
                <table:data-pilot-member table:name="393,145" table:display="true" table:show-details="true"/>
                <table:data-pilot-member table:name="393,601" table:display="true" table:show-details="true"/>
                <table:data-pilot-member table:name="394,594" table:display="true" table:show-details="true"/>
                <table:data-pilot-member table:name="395,678" table:display="true" table:show-details="true"/>
                <table:data-pilot-member table:name="397,036" table:display="true" table:show-details="true"/>
                <table:data-pilot-member table:name="397,457" table:display="true" table:show-details="true"/>
                <table:data-pilot-member table:name="398,797" table:display="true" table:show-details="true"/>
                <table:data-pilot-member table:name="398,890" table:display="true" table:show-details="true"/>
                <table:data-pilot-member table:name="405,371" table:display="true" table:show-details="true"/>
                <table:data-pilot-member table:name="407,204" table:display="true" table:show-details="true"/>
                <table:data-pilot-member table:name="409,445" table:display="true" table:show-details="true"/>
                <table:data-pilot-member table:name="410,252" table:display="true" table:show-details="true"/>
                <table:data-pilot-member table:name="411,473" table:display="true" table:show-details="true"/>
                <table:data-pilot-member table:name="411,678" table:display="true" table:show-details="true"/>
                <table:data-pilot-member table:name="411,943" table:display="true" table:show-details="true"/>
                <table:data-pilot-member table:name="419,067" table:display="true" table:show-details="true"/>
                <table:data-pilot-member table:name="420,966" table:display="true" table:show-details="true"/>
                <table:data-pilot-member table:name="424,234" table:display="true" table:show-details="true"/>
                <table:data-pilot-member table:name="434,859" table:display="true" table:show-details="true"/>
                <table:data-pilot-member table:name="436,030" table:display="true" table:show-details="true"/>
                <table:data-pilot-member table:name="437,862" table:display="true" table:show-details="true"/>
                <table:data-pilot-member table:name="438,817" table:display="true" table:show-details="true"/>
                <table:data-pilot-member table:name="440,114" table:display="true" table:show-details="true"/>
                <table:data-pilot-member table:name="441,756" table:display="true" table:show-details="true"/>
                <table:data-pilot-member table:name="442,750" table:display="true" table:show-details="true"/>
                <table:data-pilot-member table:name="447,587" table:display="true" table:show-details="true"/>
                <table:data-pilot-member table:name="448,190" table:display="true" table:show-details="true"/>
                <table:data-pilot-member table:name="450,545" table:display="true" table:show-details="true"/>
                <table:data-pilot-member table:name="454,754" table:display="true" table:show-details="true"/>
                <table:data-pilot-member table:name="455,221" table:display="true" table:show-details="true"/>
                <table:data-pilot-member table:name="455,601" table:display="true" table:show-details="true"/>
                <table:data-pilot-member table:name="464,720" table:display="true" table:show-details="true"/>
                <table:data-pilot-member table:name="464,950" table:display="true" table:show-details="true"/>
                <table:data-pilot-member table:name="465,823" table:display="true" table:show-details="true"/>
                <table:data-pilot-member table:name="474,475" table:display="true" table:show-details="true"/>
                <table:data-pilot-member table:name="475,679" table:display="true" table:show-details="true"/>
                <table:data-pilot-member table:name="476,636" table:display="true" table:show-details="true"/>
                <table:data-pilot-member table:name="479,618" table:display="true" table:show-details="true"/>
                <table:data-pilot-member table:name="485,140" table:display="true" table:show-details="true"/>
                <table:data-pilot-member table:name="486,612" table:display="true" table:show-details="true"/>
                <table:data-pilot-member table:name="488,368" table:display="true" table:show-details="true"/>
                <table:data-pilot-member table:name="489,165" table:display="true" table:show-details="true"/>
                <table:data-pilot-member table:name="489,473" table:display="true" table:show-details="true"/>
                <table:data-pilot-member table:name="489,893" table:display="true" table:show-details="true"/>
                <table:data-pilot-member table:name="490,981" table:display="true" table:show-details="true"/>
                <table:data-pilot-member table:name="492,701" table:display="true" table:show-details="true"/>
                <table:data-pilot-member table:name="495,714" table:display="true" table:show-details="true"/>
                <table:data-pilot-member table:name="499,776" table:display="true" table:show-details="true"/>
                <table:data-pilot-member table:name="499,942" table:display="true" table:show-details="true"/>
                <table:data-pilot-member table:name="500,000" table:display="true" table:show-details="true"/>
                <table:data-pilot-member table:name="500,571" table:display="true" table:show-details="true"/>
                <table:data-pilot-member table:name="501,861" table:display="true" table:show-details="true"/>
                <table:data-pilot-member table:name="506,859" table:display="true" table:show-details="true"/>
                <table:data-pilot-member table:name="508,230" table:display="true" table:show-details="true"/>
                <table:data-pilot-member table:name="512,868" table:display="true" table:show-details="true"/>
                <table:data-pilot-member table:name="518,527" table:display="true" table:show-details="true"/>
                <table:data-pilot-member table:name="534,228" table:display="true" table:show-details="true"/>
                <table:data-pilot-member table:name="538,000" table:display="true" table:show-details="true"/>
                <table:data-pilot-member table:name="540,681" table:display="true" table:show-details="true"/>
                <table:data-pilot-member table:name="546,370" table:display="true" table:show-details="true"/>
                <table:data-pilot-member table:name="547,932" table:display="true" table:show-details="true"/>
                <table:data-pilot-member table:name="554,827" table:display="true" table:show-details="true"/>
                <table:data-pilot-member table:name="560,777" table:display="true" table:show-details="true"/>
                <table:data-pilot-member table:name="564,947" table:display="true" table:show-details="true"/>
                <table:data-pilot-member table:name="570,148" table:display="true" table:show-details="true"/>
                <table:data-pilot-member table:name="573,930" table:display="true" table:show-details="true"/>
                <table:data-pilot-member table:name="578,381" table:display="true" table:show-details="true"/>
                <table:data-pilot-member table:name="578,947" table:display="true" table:show-details="true"/>
                <table:data-pilot-member table:name="582,305" table:display="true" table:show-details="true"/>
                <table:data-pilot-member table:name="585,517" table:display="true" table:show-details="true"/>
                <table:data-pilot-member table:name="587,348" table:display="true" table:show-details="true"/>
                <table:data-pilot-member table:name="594,380" table:display="true" table:show-details="true"/>
                <table:data-pilot-member table:name="594,771" table:display="true" table:show-details="true"/>
                <table:data-pilot-member table:name="595,500" table:display="true" table:show-details="true"/>
                <table:data-pilot-member table:name="595,891" table:display="true" table:show-details="true"/>
                <table:data-pilot-member table:name="599,430" table:display="true" table:show-details="true"/>
                <table:data-pilot-member table:name="602,839" table:display="true" table:show-details="true"/>
                <table:data-pilot-member table:name="607,251" table:display="true" table:show-details="true"/>
                <table:data-pilot-member table:name="608,203" table:display="true" table:show-details="true"/>
                <table:data-pilot-member table:name="608,954" table:display="true" table:show-details="true"/>
                <table:data-pilot-member table:name="610,600" table:display="true" table:show-details="true"/>
                <table:data-pilot-member table:name="613,268" table:display="true" table:show-details="true"/>
                <table:data-pilot-member table:name="617,033" table:display="true" table:show-details="true"/>
                <table:data-pilot-member table:name="628,436" table:display="true" table:show-details="true"/>
                <table:data-pilot-member table:name="630,423" table:display="true" table:show-details="true"/>
                <table:data-pilot-member table:name="632,349" table:display="true" table:show-details="true"/>
                <table:data-pilot-member table:name="632,583" table:display="true" table:show-details="true"/>
                <table:data-pilot-member table:name="643,200" table:display="true" table:show-details="true"/>
                <table:data-pilot-member table:name="643,836" table:display="true" table:show-details="true"/>
                <table:data-pilot-member table:name="645,400" table:display="true" table:show-details="true"/>
                <table:data-pilot-member table:name="667,066" table:display="true" table:show-details="true"/>
                <table:data-pilot-member table:name="670,623" table:display="true" table:show-details="true"/>
                <table:data-pilot-member table:name="670,877" table:display="true" table:show-details="true"/>
                <table:data-pilot-member table:name="671,146" table:display="true" table:show-details="true"/>
                <table:data-pilot-member table:name="674,574" table:display="true" table:show-details="true"/>
                <table:data-pilot-member table:name="677,871" table:display="true" table:show-details="true"/>
                <table:data-pilot-member table:name="686,870" table:display="true" table:show-details="true"/>
                <table:data-pilot-member table:name="687,592" table:display="true" table:show-details="true"/>
                <table:data-pilot-member table:name="703,408" table:display="true" table:show-details="true"/>
                <table:data-pilot-member table:name="704,137" table:display="true" table:show-details="true"/>
                <table:data-pilot-member table:name="709,468" table:display="true" table:show-details="true"/>
                <table:data-pilot-member table:name="711,111" table:display="true" table:show-details="true"/>
                <table:data-pilot-member table:name="718,440" table:display="true" table:show-details="true"/>
                <table:data-pilot-member table:name="718,913" table:display="true" table:show-details="true"/>
                <table:data-pilot-member table:name="719,130" table:display="true" table:show-details="true"/>
                <table:data-pilot-member table:name="720,853" table:display="true" table:show-details="true"/>
                <table:data-pilot-member table:name="726,668" table:display="true" table:show-details="true"/>
                <table:data-pilot-member table:name="733,870" table:display="true" table:show-details="true"/>
                <table:data-pilot-member table:name="735,150" table:display="true" table:show-details="true"/>
                <table:data-pilot-member table:name="739,471" table:display="true" table:show-details="true"/>
                <table:data-pilot-member table:name="741,925" table:display="true" table:show-details="true"/>
                <table:data-pilot-member table:name="742,284" table:display="true" table:show-details="true"/>
                <table:data-pilot-member table:name="756,711" table:display="true" table:show-details="true"/>
                <table:data-pilot-member table:name="757,940" table:display="true" table:show-details="true"/>
                <table:data-pilot-member table:name="766,614" table:display="true" table:show-details="true"/>
                <table:data-pilot-member table:name="773,030" table:display="true" table:show-details="true"/>
                <table:data-pilot-member table:name="774,670" table:display="true" table:show-details="true"/>
                <table:data-pilot-member table:name="776,549" table:display="true" table:show-details="true"/>
                <table:data-pilot-member table:name="787,282" table:display="true" table:show-details="true"/>
                <table:data-pilot-member table:name="791,652" table:display="true" table:show-details="true"/>
                <table:data-pilot-member table:name="799,033" table:display="true" table:show-details="true"/>
                <table:data-pilot-member table:name="799,044" table:display="true" table:show-details="true"/>
                <table:data-pilot-member table:name="810,630" table:display="true" table:show-details="true"/>
                <table:data-pilot-member table:name="811,377" table:display="true" table:show-details="true"/>
                <table:data-pilot-member table:name="821,378" table:display="true" table:show-details="true"/>
                <table:data-pilot-member table:name="821,700" table:display="true" table:show-details="true"/>
                <table:data-pilot-member table:name="826,141" table:display="true" table:show-details="true"/>
                <table:data-pilot-member table:name="826,870" table:display="true" table:show-details="true"/>
                <table:data-pilot-member table:name="829,688" table:display="true" table:show-details="true"/>
                <table:data-pilot-member table:name="829,893" table:display="true" table:show-details="true"/>
                <table:data-pilot-member table:name="833,298" table:display="true" table:show-details="true"/>
                <table:data-pilot-member table:name="844,968" table:display="true" table:show-details="true"/>
                <table:data-pilot-member table:name="848,829" table:display="true" table:show-details="true"/>
                <table:data-pilot-member table:name="853,613" table:display="true" table:show-details="true"/>
                <table:data-pilot-member table:name="854,133" table:display="true" table:show-details="true"/>
                <table:data-pilot-member table:name="854,350" table:display="true" table:show-details="true"/>
                <table:data-pilot-member table:name="860,252" table:display="true" table:show-details="true"/>
                <table:data-pilot-member table:name="864,742" table:display="true" table:show-details="true"/>
                <table:data-pilot-member table:name="866,595" table:display="true" table:show-details="true"/>
                <table:data-pilot-member table:name="866,813" table:display="true" table:show-details="true"/>
                <table:data-pilot-member table:name="868,162" table:display="true" table:show-details="true"/>
                <table:data-pilot-member table:name="872,943" table:display="true" table:show-details="true"/>
                <table:data-pilot-member table:name="875,322" table:display="true" table:show-details="true"/>
                <table:data-pilot-member table:name="875,832" table:display="true" table:show-details="true"/>
                <table:data-pilot-member table:name="877,816" table:display="true" table:show-details="true"/>
                <table:data-pilot-member table:name="878,651" table:display="true" table:show-details="true"/>
                <table:data-pilot-member table:name="887,000" table:display="true" table:show-details="true"/>
                <table:data-pilot-member table:name="887,663" table:display="true" table:show-details="true"/>
                <table:data-pilot-member table:name="902,454" table:display="true" table:show-details="true"/>
                <table:data-pilot-member table:name="906,748" table:display="true" table:show-details="true"/>
                <table:data-pilot-member table:name="908,158" table:display="true" table:show-details="true"/>
                <table:data-pilot-member table:name="909,700" table:display="true" table:show-details="true"/>
                <table:data-pilot-member table:name="913,100" table:display="true" table:show-details="true"/>
                <table:data-pilot-member table:name="915,383" table:display="true" table:show-details="true"/>
                <table:data-pilot-member table:name="919,097" table:display="true" table:show-details="true"/>
                <table:data-pilot-member table:name="926,803" table:display="true" table:show-details="true"/>
                <table:data-pilot-member table:name="931,324" table:display="true" table:show-details="true"/>
                <table:data-pilot-member table:name="938,844" table:display="true" table:show-details="true"/>
                <table:data-pilot-member table:name="941,425" table:display="true" table:show-details="true"/>
                <table:data-pilot-member table:name="941,506" table:display="true" table:show-details="true"/>
                <table:data-pilot-member table:name="951,380" table:display="true" table:show-details="true"/>
                <table:data-pilot-member table:name="952,319" table:display="true" table:show-details="true"/>
                <table:data-pilot-member table:name="953,001" table:display="true" table:show-details="true"/>
                <table:data-pilot-member table:name="954,565" table:display="true" table:show-details="true"/>
                <table:data-pilot-member table:name="958,357" table:display="true" table:show-details="true"/>
                <table:data-pilot-member table:name="959,438" table:display="true" table:show-details="true"/>
                <table:data-pilot-member table:name="963,200" table:display="true" table:show-details="true"/>
                <table:data-pilot-member table:name="968,209" table:display="true" table:show-details="true"/>
                <table:data-pilot-member table:name="970,674" table:display="true" table:show-details="true"/>
                <table:data-pilot-member table:name="972,500" table:display="true" table:show-details="true"/>
                <table:data-pilot-member table:name="978,187" table:display="true" table:show-details="true"/>
                <table:data-pilot-member table:name="983,011" table:display="true" table:show-details="true"/>
                <table:data-pilot-member table:name="991,531" table:display="true" table:show-details="true"/>
                <table:data-pilot-member table:name="992,600" table:display="true" table:show-details="true"/>
                <table:data-pilot-member table:name="1,000,314" table:display="true" table:show-details="true"/>
                <table:data-pilot-member table:name="1,003,521" table:display="true" table:show-details="true"/>
                <table:data-pilot-member table:name="1,004,893" table:display="true" table:show-details="true"/>
                <table:data-pilot-member table:name="1,006,007" table:display="true" table:show-details="true"/>
                <table:data-pilot-member table:name="1,007,232" table:display="true" table:show-details="true"/>
                <table:data-pilot-member table:name="1,018,768" table:display="true" table:show-details="true"/>
                <table:data-pilot-member table:name="1,020,829" table:display="true" table:show-details="true"/>
                <table:data-pilot-member table:name="1,036,611" table:display="true" table:show-details="true"/>
                <table:data-pilot-member table:name="1,038,695" table:display="true" table:show-details="true"/>
                <table:data-pilot-member table:name="1,042,291" table:display="true" table:show-details="true"/>
                <table:data-pilot-member table:name="1,046,640" table:display="true" table:show-details="true"/>
                <table:data-pilot-member table:name="1,048,651" table:display="true" table:show-details="true"/>
                <table:data-pilot-member table:name="1,053,367" table:display="true" table:show-details="true"/>
                <table:data-pilot-member table:name="1,055,077" table:display="true" table:show-details="true"/>
                <table:data-pilot-member table:name="1,062,449" table:display="true" table:show-details="true"/>
                <table:data-pilot-member table:name="1,062,671" table:display="true" table:show-details="true"/>
                <table:data-pilot-member table:name="1,066,852" table:display="true" table:show-details="true"/>
                <table:data-pilot-member table:name="1,067,452" table:display="true" table:show-details="true"/>
                <table:data-pilot-member table:name="1,069,713" table:display="true" table:show-details="true"/>
                <table:data-pilot-member table:name="1,070,019" table:display="true" table:show-details="true"/>
                <table:data-pilot-member table:name="1,074,368" table:display="true" table:show-details="true"/>
                <table:data-pilot-member table:name="1,079,405" table:display="true" table:show-details="true"/>
                <table:data-pilot-member table:name="1,091,874" table:display="true" table:show-details="true"/>
                <table:data-pilot-member table:name="1,102,000" table:display="true" table:show-details="true"/>
                <table:data-pilot-member table:name="1,110,631" table:display="true" table:show-details="true"/>
                <table:data-pilot-member table:name="1,116,621" table:display="true" table:show-details="true"/>
                <table:data-pilot-member table:name="1,124,980" table:display="true" table:show-details="true"/>
                <table:data-pilot-member table:name="1,131,659" table:display="true" table:show-details="true"/>
                <table:data-pilot-member table:name="1,132,400" table:display="true" table:show-details="true"/>
                <table:data-pilot-member table:name="1,137,333" table:display="true" table:show-details="true"/>
                <table:data-pilot-member table:name="1,137,890" table:display="true" table:show-details="true"/>
                <table:data-pilot-member table:name="1,142,261" table:display="true" table:show-details="true"/>
                <table:data-pilot-member table:name="1,143,188" table:display="true" table:show-details="true"/>
                <table:data-pilot-member table:name="1,144,654" table:display="true" table:show-details="true"/>
                <table:data-pilot-member table:name="1,157,831" table:display="true" table:show-details="true"/>
                <table:data-pilot-member table:name="1,162,768" table:display="true" table:show-details="true"/>
                <table:data-pilot-member table:name="1,167,698" table:display="true" table:show-details="true"/>
                <table:data-pilot-member table:name="1,169,657" table:display="true" table:show-details="true"/>
                <table:data-pilot-member table:name="1,202,902" table:display="true" table:show-details="true"/>
                <table:data-pilot-member table:name="1,204,064" table:display="true" table:show-details="true"/>
                <table:data-pilot-member table:name="1,213,941" table:display="true" table:show-details="true"/>
                <table:data-pilot-member table:name="1,218,798" table:display="true" table:show-details="true"/>
                <table:data-pilot-member table:name="1,223,354" table:display="true" table:show-details="true"/>
                <table:data-pilot-member table:name="1,239,800" table:display="true" table:show-details="true"/>
                <table:data-pilot-member table:name="1,250,146" table:display="true" table:show-details="true"/>
                <table:data-pilot-member table:name="1,252,000" table:display="true" table:show-details="true"/>
                <table:data-pilot-member table:name="1,260,260" table:display="true" table:show-details="true"/>
                <table:data-pilot-member table:name="1,265,463" table:display="true" table:show-details="true"/>
                <table:data-pilot-member table:name="1,272,068" table:display="true" table:show-details="true"/>
                <table:data-pilot-member table:name="1,281,482" table:display="true" table:show-details="true"/>
                <table:data-pilot-member table:name="1,281,871" table:display="true" table:show-details="true"/>
                <table:data-pilot-member table:name="1,305,416" table:display="true" table:show-details="true"/>
                <table:data-pilot-member table:name="1,309,815" table:display="true" table:show-details="true"/>
                <table:data-pilot-member table:name="1,315,661" table:display="true" table:show-details="true"/>
                <table:data-pilot-member table:name="1,331,251" table:display="true" table:show-details="true"/>
                <table:data-pilot-member table:name="1,332,765" table:display="true" table:show-details="true"/>
                <table:data-pilot-member table:name="1,350,223" table:display="true" table:show-details="true"/>
                <table:data-pilot-member table:name="1,351,154" table:display="true" table:show-details="true"/>
                <table:data-pilot-member table:name="1,362,169" table:display="true" table:show-details="true"/>
                <table:data-pilot-member table:name="1,375,482" table:display="true" table:show-details="true"/>
                <table:data-pilot-member table:name="1,400,391" table:display="true" table:show-details="true"/>
                <table:data-pilot-member table:name="1,408,476" table:display="true" table:show-details="true"/>
                <table:data-pilot-member table:name="1,414,476" table:display="true" table:show-details="true"/>
                <table:data-pilot-member table:name="1,419,392" table:display="true" table:show-details="true"/>
                <table:data-pilot-member table:name="1,421,279" table:display="true" table:show-details="true"/>
                <table:data-pilot-member table:name="1,421,512" table:display="true" table:show-details="true"/>
                <table:data-pilot-member table:name="1,432,233" table:display="true" table:show-details="true"/>
                <table:data-pilot-member table:name="1,455,757" table:display="true" table:show-details="true"/>
                <table:data-pilot-member table:name="1,456,879" table:display="true" table:show-details="true"/>
                <table:data-pilot-member table:name="1,462,492" table:display="true" table:show-details="true"/>
                <table:data-pilot-member table:name="1,481,815" table:display="true" table:show-details="true"/>
                <table:data-pilot-member table:name="1,483,112" table:display="true" table:show-details="true"/>
                <table:data-pilot-member table:name="1,487,070" table:display="true" table:show-details="true"/>
                <table:data-pilot-member table:name="1,505,704" table:display="true" table:show-details="true"/>
                <table:data-pilot-member table:name="1,507,134" table:display="true" table:show-details="true"/>
                <table:data-pilot-member table:name="1,507,137" table:display="true" table:show-details="true"/>
                <table:data-pilot-member table:name="1,507,140" table:display="true" table:show-details="true"/>
                <table:data-pilot-member table:name="1,516,512" table:display="true" table:show-details="true"/>
                <table:data-pilot-member table:name="1,516,654" table:display="true" table:show-details="true"/>
                <table:data-pilot-member table:name="1,519,562" table:display="true" table:show-details="true"/>
                <table:data-pilot-member table:name="1,539,716" table:display="true" table:show-details="true"/>
                <table:data-pilot-member table:name="1,544,565" table:display="true" table:show-details="true"/>
                <table:data-pilot-member table:name="1,548,057" table:display="true" table:show-details="true"/>
                <table:data-pilot-member table:name="1,553,735" table:display="true" table:show-details="true"/>
                <table:data-pilot-member table:name="1,553,779" table:display="true" table:show-details="true"/>
                <table:data-pilot-member table:name="1,558,950" table:display="true" table:show-details="true"/>
                <table:data-pilot-member table:name="1,565,805" table:display="true" table:show-details="true"/>
                <table:data-pilot-member table:name="1,572,803" table:display="true" table:show-details="true"/>
                <table:data-pilot-member table:name="1,583,702" table:display="true" table:show-details="true"/>
                <table:data-pilot-member table:name="1,614,668" table:display="true" table:show-details="true"/>
                <table:data-pilot-member table:name="1,620,522" table:display="true" table:show-details="true"/>
                <table:data-pilot-member table:name="1,621,425" table:display="true" table:show-details="true"/>
                <table:data-pilot-member table:name="1,639,813" table:display="true" table:show-details="true"/>
                <table:data-pilot-member table:name="1,648,022" table:display="true" table:show-details="true"/>
                <table:data-pilot-member table:name="1,649,572" table:display="true" table:show-details="true"/>
                <table:data-pilot-member table:name="1,656,975" table:display="true" table:show-details="true"/>
                <table:data-pilot-member table:name="1,661,305" table:display="true" table:show-details="true"/>
                <table:data-pilot-member table:name="1,674,337" table:display="true" table:show-details="true"/>
                <table:data-pilot-member table:name="1,676,887" table:display="true" table:show-details="true"/>
                <table:data-pilot-member table:name="1,679,046" table:display="true" table:show-details="true"/>
                <table:data-pilot-member table:name="1,689,928" table:display="true" table:show-details="true"/>
                <table:data-pilot-member table:name="1,693,485" table:display="true" table:show-details="true"/>
                <table:data-pilot-member table:name="1,701,299" table:display="true" table:show-details="true"/>
                <table:data-pilot-member table:name="1,705,211" table:display="true" table:show-details="true"/>
                <table:data-pilot-member table:name="1,706,037" table:display="true" table:show-details="true"/>
                <table:data-pilot-member table:name="1,709,803" table:display="true" table:show-details="true"/>
                <table:data-pilot-member table:name="1,735,820" table:display="true" table:show-details="true"/>
                <table:data-pilot-member table:name="1,749,238" table:display="true" table:show-details="true"/>
                <table:data-pilot-member table:name="1,760,891" table:display="true" table:show-details="true"/>
                <table:data-pilot-member table:name="1,763,087" table:display="true" table:show-details="true"/>
                <table:data-pilot-member table:name="1,766,657" table:display="true" table:show-details="true"/>
                <table:data-pilot-member table:name="1,789,118" table:display="true" table:show-details="true"/>
                <table:data-pilot-member table:name="1,795,301" table:display="true" table:show-details="true"/>
                <table:data-pilot-member table:name="1,797,115" table:display="true" table:show-details="true"/>
                <table:data-pilot-member table:name="1,797,580" table:display="true" table:show-details="true"/>
                <table:data-pilot-member table:name="1,798,313" table:display="true" table:show-details="true"/>
                <table:data-pilot-member table:name="1,805,226" table:display="true" table:show-details="true"/>
                <table:data-pilot-member table:name="1,832,749" table:display="true" table:show-details="true"/>
                <table:data-pilot-member table:name="1,844,780" table:display="true" table:show-details="true"/>
                <table:data-pilot-member table:name="1,846,541" table:display="true" table:show-details="true"/>
                <table:data-pilot-member table:name="1,864,634" table:display="true" table:show-details="true"/>
                <table:data-pilot-member table:name="1,895,212" table:display="true" table:show-details="true"/>
                <table:data-pilot-member table:name="1,896,256" table:display="true" table:show-details="true"/>
                <table:data-pilot-member table:name="1,901,532" table:display="true" table:show-details="true"/>
                <table:data-pilot-member table:name="1,904,522" table:display="true" table:show-details="true"/>
                <table:data-pilot-member table:name="1,906,546" table:display="true" table:show-details="true"/>
                <table:data-pilot-member table:name="1,912,033" table:display="true" table:show-details="true"/>
                <table:data-pilot-member table:name="1,914,010" table:display="true" table:show-details="true"/>
                <table:data-pilot-member table:name="1,918,758" table:display="true" table:show-details="true"/>
                <table:data-pilot-member table:name="1,923,478" table:display="true" table:show-details="true"/>
                <table:data-pilot-member table:name="1,936,000" table:display="true" table:show-details="true"/>
                <table:data-pilot-member table:name="1,941,231" table:display="true" table:show-details="true"/>
                <table:data-pilot-member table:name="1,943,112" table:display="true" table:show-details="true"/>
                <table:data-pilot-member table:name="1,957,790" table:display="true" table:show-details="true"/>
                <table:data-pilot-member table:name="1,980,567" table:display="true" table:show-details="true"/>
                <table:data-pilot-member table:name="1,987,131" table:display="true" table:show-details="true"/>
                <table:data-pilot-member table:name="1,989,732" table:display="true" table:show-details="true"/>
                <table:data-pilot-member table:name="1,993,975" table:display="true" table:show-details="true"/>
                <table:data-pilot-member table:name="2,005,483" table:display="true" table:show-details="true"/>
                <table:data-pilot-member table:name="2,005,734" table:display="true" table:show-details="true"/>
                <table:data-pilot-member table:name="2,009,507" table:display="true" table:show-details="true"/>
                <table:data-pilot-member table:name="2,018,255" table:display="true" table:show-details="true"/>
                <table:data-pilot-member table:name="2,027,564" table:display="true" table:show-details="true"/>
                <table:data-pilot-member table:name="2,038,488" table:display="true" table:show-details="true"/>
                <table:data-pilot-member table:name="2,046,138" table:display="true" table:show-details="true"/>
                <table:data-pilot-member table:name="2,080,368" table:display="true" table:show-details="true"/>
                <table:data-pilot-member table:name="2,082,111" table:display="true" table:show-details="true"/>
                <table:data-pilot-member table:name="2,116,549" table:display="true" table:show-details="true"/>
                <table:data-pilot-member table:name="2,133,833" table:display="true" table:show-details="true"/>
                <table:data-pilot-member table:name="2,157,800" table:display="true" table:show-details="true"/>
                <table:data-pilot-member table:name="2,157,915" table:display="true" table:show-details="true"/>
                <table:data-pilot-member table:name="2,181,372" table:display="true" table:show-details="true"/>
                <table:data-pilot-member table:name="2,188,982" table:display="true" table:show-details="true"/>
                <table:data-pilot-member table:name="2,200,854" table:display="true" table:show-details="true"/>
                <table:data-pilot-member table:name="2,224,298" table:display="true" table:show-details="true"/>
                <table:data-pilot-member table:name="2,224,532" table:display="true" table:show-details="true"/>
                <table:data-pilot-member table:name="2,260,999" table:display="true" table:show-details="true"/>
                <table:data-pilot-member table:name="2,308,578" table:display="true" table:show-details="true"/>
                <table:data-pilot-member table:name="2,311,352" table:display="true" table:show-details="true"/>
                <table:data-pilot-member table:name="2,323,244" table:display="true" table:show-details="true"/>
                <table:data-pilot-member table:name="2,353,134" table:display="true" table:show-details="true"/>
                <table:data-pilot-member table:name="2,364,048" table:display="true" table:show-details="true"/>
                <table:data-pilot-member table:name="2,375,909" table:display="true" table:show-details="true"/>
                <table:data-pilot-member table:name="2,380,588" table:display="true" table:show-details="true"/>
                <table:data-pilot-member table:name="2,383,182" table:display="true" table:show-details="true"/>
                <table:data-pilot-member table:name="2,391,131" table:display="true" table:show-details="true"/>
                <table:data-pilot-member table:name="2,394,303" table:display="true" table:show-details="true"/>
                <table:data-pilot-member table:name="2,396,897" table:display="true" table:show-details="true"/>
                <table:data-pilot-member table:name="2,431,640" table:display="true" table:show-details="true"/>
                <table:data-pilot-member table:name="2,444,900" table:display="true" table:show-details="true"/>
                <table:data-pilot-member table:name="2,467,952" table:display="true" table:show-details="true"/>
                <table:data-pilot-member table:name="2,482,687" table:display="true" table:show-details="true"/>
                <table:data-pilot-member table:name="2,485,668" table:display="true" table:show-details="true"/>
                <table:data-pilot-member table:name="2,496,191" table:display="true" table:show-details="true"/>
                <table:data-pilot-member table:name="2,502,688" table:display="true" table:show-details="true"/>
                <table:data-pilot-member table:name="2,519,546" table:display="true" table:show-details="true"/>
                <table:data-pilot-member table:name="2,525,981" table:display="true" table:show-details="true"/>
                <table:data-pilot-member table:name="2,585,060" table:display="true" table:show-details="true"/>
                <table:data-pilot-member table:name="2,596,160" table:display="true" table:show-details="true"/>
                <table:data-pilot-member table:name="2,614,865" table:display="true" table:show-details="true"/>
                <table:data-pilot-member table:name="2,636,576" table:display="true" table:show-details="true"/>
                <table:data-pilot-member table:name="2,671,619" table:display="true" table:show-details="true"/>
                <table:data-pilot-member table:name="2,736,133" table:display="true" table:show-details="true"/>
                <table:data-pilot-member table:name="2,757,619" table:display="true" table:show-details="true"/>
                <table:data-pilot-member table:name="2,768,277" table:display="true" table:show-details="true"/>
                <table:data-pilot-member table:name="2,828,299" table:display="true" table:show-details="true"/>
                <table:data-pilot-member table:name="2,831,730" table:display="true" table:show-details="true"/>
                <table:data-pilot-member table:name="2,854,016" table:display="true" table:show-details="true"/>
                <table:data-pilot-member table:name="2,855,800" table:display="true" table:show-details="true"/>
                <table:data-pilot-member table:name="2,876,305" table:display="true" table:show-details="true"/>
                <table:data-pilot-member table:name="2,879,171" table:display="true" table:show-details="true"/>
                <table:data-pilot-member table:name="2,922,847" table:display="true" table:show-details="true"/>
                <table:data-pilot-member table:name="2,926,591" table:display="true" table:show-details="true"/>
                <table:data-pilot-member table:name="2,948,339" table:display="true" table:show-details="true"/>
                <table:data-pilot-member table:name="2,973,321" table:display="true" table:show-details="true"/>
                <table:data-pilot-member table:name="3,000,000" table:display="true" table:show-details="true"/>
                <table:data-pilot-member table:name="3,017,233" table:display="true" table:show-details="true"/>
                <table:data-pilot-member table:name="3,031,525" table:display="true" table:show-details="true"/>
                <table:data-pilot-member table:name="3,034,585" table:display="true" table:show-details="true"/>
                <table:data-pilot-member table:name="3,126,654" table:display="true" table:show-details="true"/>
                <table:data-pilot-member table:name="3,134,565" table:display="true" table:show-details="true"/>
                <table:data-pilot-member table:name="3,154,763" table:display="true" table:show-details="true"/>
                <table:data-pilot-member table:name="3,157,545" table:display="true" table:show-details="true"/>
                <table:data-pilot-member table:name="3,212,940" table:display="true" table:show-details="true"/>
                <table:data-pilot-member table:name="3,215,181" table:display="true" table:show-details="true"/>
                <table:data-pilot-member table:name="3,260,975" table:display="true" table:show-details="true"/>
                <table:data-pilot-member table:name="3,261,073" table:display="true" table:show-details="true"/>
                <table:data-pilot-member table:name="3,261,484" table:display="true" table:show-details="true"/>
                <table:data-pilot-member table:name="3,321,068" table:display="true" table:show-details="true"/>
                <table:data-pilot-member table:name="3,322,375" table:display="true" table:show-details="true"/>
                <table:data-pilot-member table:name="3,390,573" table:display="true" table:show-details="true"/>
                <table:data-pilot-member table:name="3,397,669" table:display="true" table:show-details="true"/>
                <table:data-pilot-member table:name="3,446,014" table:display="true" table:show-details="true"/>
                <table:data-pilot-member table:name="3,463,841" table:display="true" table:show-details="true"/>
                <table:data-pilot-member table:name="3,499,038" table:display="true" table:show-details="true"/>
                <table:data-pilot-member table:name="3,510,747" table:display="true" table:show-details="true"/>
                <table:data-pilot-member table:name="3,513,871" table:display="true" table:show-details="true"/>
                <table:data-pilot-member table:name="3,530,131" table:display="true" table:show-details="true"/>
                <table:data-pilot-member table:name="3,532,753" table:display="true" table:show-details="true"/>
                <table:data-pilot-member table:name="3,554,888" table:display="true" table:show-details="true"/>
                <table:data-pilot-member table:name="3,647,700" table:display="true" table:show-details="true"/>
                <table:data-pilot-member table:name="3,680,800" table:display="true" table:show-details="true"/>
                <table:data-pilot-member table:name="3,681,730" table:display="true" table:show-details="true"/>
                <table:data-pilot-member table:name="3,709,570" table:display="true" table:show-details="true"/>
                <table:data-pilot-member table:name="3,738,293" table:display="true" table:show-details="true"/>
                <table:data-pilot-member table:name="3,749,693" table:display="true" table:show-details="true"/>
                <table:data-pilot-member table:name="3,843,703" table:display="true" table:show-details="true"/>
                <table:data-pilot-member table:name="3,845,609" table:display="true" table:show-details="true"/>
                <table:data-pilot-member table:name="3,887,294" table:display="true" table:show-details="true"/>
                <table:data-pilot-member table:name="3,897,427" table:display="true" table:show-details="true"/>
                <table:data-pilot-member table:name="3,983,136" table:display="true" table:show-details="true"/>
                <table:data-pilot-member table:name="3,985,575" table:display="true" table:show-details="true"/>
                <table:data-pilot-member table:name="4,011,081" table:display="true" table:show-details="true"/>
                <table:data-pilot-member table:name="4,046,740" table:display="true" table:show-details="true"/>
                <table:data-pilot-member table:name="4,070,987" table:display="true" table:show-details="true"/>
                <table:data-pilot-member table:name="4,125,492" table:display="true" table:show-details="true"/>
                <table:data-pilot-member table:name="4,127,136" table:display="true" table:show-details="true"/>
                <table:data-pilot-member table:name="4,147,285" table:display="true" table:show-details="true"/>
                <table:data-pilot-member table:name="4,165,212" table:display="true" table:show-details="true"/>
                <table:data-pilot-member table:name="4,185,904" table:display="true" table:show-details="true"/>
                <table:data-pilot-member table:name="4,211,000" table:display="true" table:show-details="true"/>
                <table:data-pilot-member table:name="4,219,053" table:display="true" table:show-details="true"/>
                <table:data-pilot-member table:name="4,276,860" table:display="true" table:show-details="true"/>
                <table:data-pilot-member table:name="4,288,942" table:display="true" table:show-details="true"/>
                <table:data-pilot-member table:name="4,304,046" table:display="true" table:show-details="true"/>
                <table:data-pilot-member table:name="4,319,944" table:display="true" table:show-details="true"/>
                <table:data-pilot-member table:name="4,327,066" table:display="true" table:show-details="true"/>
                <table:data-pilot-member table:name="4,343,335" table:display="true" table:show-details="true"/>
                <table:data-pilot-member table:name="4,383,072" table:display="true" table:show-details="true"/>
                <table:data-pilot-member table:name="4,430,470" table:display="true" table:show-details="true"/>
                <table:data-pilot-member table:name="4,442,438" table:display="true" table:show-details="true"/>
                <table:data-pilot-member table:name="4,478,873" table:display="true" table:show-details="true"/>
                <table:data-pilot-member table:name="4,485,455" table:display="true" table:show-details="true"/>
                <table:data-pilot-member table:name="4,486,439" table:display="true" table:show-details="true"/>
                <table:data-pilot-member table:name="4,488,506" table:display="true" table:show-details="true"/>
                <table:data-pilot-member table:name="4,493,227" table:display="true" table:show-details="true"/>
                <table:data-pilot-member table:name="4,572,464" table:display="true" table:show-details="true"/>
                <table:data-pilot-member table:name="4,626,704" table:display="true" table:show-details="true"/>
                <table:data-pilot-member table:name="4,714,314" table:display="true" table:show-details="true"/>
                <table:data-pilot-member table:name="4,773,574" table:display="true" table:show-details="true"/>
                <table:data-pilot-member table:name="4,847,552" table:display="true" table:show-details="true"/>
                <table:data-pilot-member table:name="4,902,088" table:display="true" table:show-details="true"/>
                <table:data-pilot-member table:name="4,940,943" table:display="true" table:show-details="true"/>
                <table:data-pilot-member table:name="4,951,905" table:display="true" table:show-details="true"/>
                <table:data-pilot-member table:name="4,959,094" table:display="true" table:show-details="true"/>
                <table:data-pilot-member table:name="5,061,178" table:display="true" table:show-details="true"/>
                <table:data-pilot-member table:name="5,062,114" table:display="true" table:show-details="true"/>
                <table:data-pilot-member table:name="5,184,510" table:display="true" table:show-details="true"/>
                <table:data-pilot-member table:name="5,189,837" table:display="true" table:show-details="true"/>
                <table:data-pilot-member table:name="5,272,605" table:display="true" table:show-details="true"/>
                <table:data-pilot-member table:name="5,305,742" table:display="true" table:show-details="true"/>
                <table:data-pilot-member table:name="5,368,187" table:display="true" table:show-details="true"/>
                <table:data-pilot-member table:name="5,378,043" table:display="true" table:show-details="true"/>
                <table:data-pilot-member table:name="5,430,240" table:display="true" table:show-details="true"/>
                <table:data-pilot-member table:name="5,462,430" table:display="true" table:show-details="true"/>
                <table:data-pilot-member table:name="5,487,444" table:display="true" table:show-details="true"/>
                <table:data-pilot-member table:name="5,509,373" table:display="true" table:show-details="true"/>
                <table:data-pilot-member table:name="5,514,438" table:display="true" table:show-details="true"/>
                <table:data-pilot-member table:name="5,519,734" table:display="true" table:show-details="true"/>
                <table:data-pilot-member table:name="5,527,119" table:display="true" table:show-details="true"/>
                <table:data-pilot-member table:name="5,561,259" table:display="true" table:show-details="true"/>
                <table:data-pilot-member table:name="5,641,390" table:display="true" table:show-details="true"/>
                <table:data-pilot-member table:name="5,680,044" table:display="true" table:show-details="true"/>
                <table:data-pilot-member table:name="5,685,111" table:display="true" table:show-details="true"/>
                <table:data-pilot-member table:name="5,710,527" table:display="true" table:show-details="true"/>
                <table:data-pilot-member table:name="5,720,311" table:display="true" table:show-details="true"/>
                <table:data-pilot-member table:name="5,725,898" table:display="true" table:show-details="true"/>
                <table:data-pilot-member table:name="5,747,145" table:display="true" table:show-details="true"/>
                <table:data-pilot-member table:name="5,884,060" table:display="true" table:show-details="true"/>
                <table:data-pilot-member table:name="5,907,131" table:display="true" table:show-details="true"/>
                <table:data-pilot-member table:name="5,955,101" table:display="true" table:show-details="true"/>
                <table:data-pilot-member table:name="5,956,665" table:display="true" table:show-details="true"/>
                <table:data-pilot-member table:name="6,049,308" table:display="true" table:show-details="true"/>
                <table:data-pilot-member table:name="6,054,399" table:display="true" table:show-details="true"/>
                <table:data-pilot-member table:name="6,193,653" table:display="true" table:show-details="true"/>
                <table:data-pilot-member table:name="6,201,740" table:display="true" table:show-details="true"/>
                <table:data-pilot-member table:name="6,224,556" table:display="true" table:show-details="true"/>
                <table:data-pilot-member table:name="6,391,024" table:display="true" table:show-details="true"/>
                <table:data-pilot-member table:name="6,428,122" table:display="true" table:show-details="true"/>
                <table:data-pilot-member table:name="6,510,987" table:display="true" table:show-details="true"/>
                <table:data-pilot-member table:name="6,676,617" table:display="true" table:show-details="true"/>
                <table:data-pilot-member table:name="6,685,200" table:display="true" table:show-details="true"/>
                <table:data-pilot-member table:name="6,698,920" table:display="true" table:show-details="true"/>
                <table:data-pilot-member table:name="6,707,718" table:display="true" table:show-details="true"/>
                <table:data-pilot-member table:name="6,787,008" table:display="true" table:show-details="true"/>
                <table:data-pilot-member table:name="6,804,666" table:display="true" table:show-details="true"/>
                <table:data-pilot-member table:name="6,831,520" table:display="true" table:show-details="true"/>
                <table:data-pilot-member table:name="6,971,773" table:display="true" table:show-details="true"/>
                <table:data-pilot-member table:name="7,023,213" table:display="true" table:show-details="true"/>
                <table:data-pilot-member table:name="7,042,158" table:display="true" table:show-details="true"/>
                <table:data-pilot-member table:name="7,086,927" table:display="true" table:show-details="true"/>
                <table:data-pilot-member table:name="7,111,734" table:display="true" table:show-details="true"/>
                <table:data-pilot-member table:name="7,129,141" table:display="true" table:show-details="true"/>
                <table:data-pilot-member table:name="7,204,445" table:display="true" table:show-details="true"/>
                <table:data-pilot-member table:name="7,237,052" table:display="true" table:show-details="true"/>
                <table:data-pilot-member table:name="7,326,466" table:display="true" table:show-details="true"/>
                <table:data-pilot-member table:name="7,451,563" table:display="true" table:show-details="true"/>
                <table:data-pilot-member table:name="7,558,622" table:display="true" table:show-details="true"/>
                <table:data-pilot-member table:name="7,594,280" table:display="true" table:show-details="true"/>
                <table:data-pilot-member table:name="7,770,368" table:display="true" table:show-details="true"/>
                <table:data-pilot-member table:name="7,781,894" table:display="true" table:show-details="true"/>
                <table:data-pilot-member table:name="7,826,927" table:display="true" table:show-details="true"/>
                <table:data-pilot-member table:name="7,956,068" table:display="true" table:show-details="true"/>
                <table:data-pilot-member table:name="8,009,717" table:display="true" table:show-details="true"/>
                <table:data-pilot-member table:name="8,018,363" table:display="true" table:show-details="true"/>
                <table:data-pilot-member table:name="8,047,440" table:display="true" table:show-details="true"/>
                <table:data-pilot-member table:name="8,071,968" table:display="true" table:show-details="true"/>
                <table:data-pilot-member table:name="8,253,995" table:display="true" table:show-details="true"/>
                <table:data-pilot-member table:name="8,322,856" table:display="true" table:show-details="true"/>
                <table:data-pilot-member table:name="8,374,685" table:display="true" table:show-details="true"/>
                <table:data-pilot-member table:name="8,592,270" table:display="true" table:show-details="true"/>
                <table:data-pilot-member table:name="8,611,763" table:display="true" table:show-details="true"/>
                <table:data-pilot-member table:name="8,643,675" table:display="true" table:show-details="true"/>
                <table:data-pilot-member table:name="8,821,775" table:display="true" table:show-details="true"/>
                <table:data-pilot-member table:name="8,886,924" table:display="true" table:show-details="true"/>
                <table:data-pilot-member table:name="8,888,120" table:display="true" table:show-details="true"/>
                <table:data-pilot-member table:name="9,042,165" table:display="true" table:show-details="true"/>
                <table:data-pilot-member table:name="9,278,854" table:display="true" table:show-details="true"/>
                <table:data-pilot-member table:name="9,371,470" table:display="true" table:show-details="true"/>
                <table:data-pilot-member table:name="9,442,322" table:display="true" table:show-details="true"/>
                <table:data-pilot-member table:name="9,446,559" table:display="true" table:show-details="true"/>
                <table:data-pilot-member table:name="9,658,755" table:display="true" table:show-details="true"/>
                <table:data-pilot-member table:name="9,673,680" table:display="true" table:show-details="true"/>
                <table:data-pilot-member table:name="9,719,486" table:display="true" table:show-details="true"/>
                <table:data-pilot-member table:name="9,770,200" table:display="true" table:show-details="true"/>
                <table:data-pilot-member table:name="9,861,302" table:display="true" table:show-details="true"/>
                <table:data-pilot-member table:name="10,000,000" table:display="true" table:show-details="true"/>
                <table:data-pilot-member table:name="10,008,949" table:display="true" table:show-details="true"/>
                <table:data-pilot-member table:name="10,182,106" table:display="true" table:show-details="true"/>
                <table:data-pilot-member table:name="10,200,000" table:display="true" table:show-details="true"/>
                <table:data-pilot-member table:name="10,536,839" table:display="true" table:show-details="true"/>
                <table:data-pilot-member table:name="10,554,746" table:display="true" table:show-details="true"/>
                <table:data-pilot-member table:name="10,708,715" table:display="true" table:show-details="true"/>
                <table:data-pilot-member table:name="10,730,744" table:display="true" table:show-details="true"/>
                <table:data-pilot-member table:name="10,762,391" table:display="true" table:show-details="true"/>
                <table:data-pilot-member table:name="10,818,360" table:display="true" table:show-details="true"/>
                <table:data-pilot-member table:name="10,903,058" table:display="true" table:show-details="true"/>
                <table:data-pilot-member table:name="11,299,314" table:display="true" table:show-details="true"/>
                <table:data-pilot-member table:name="11,381,487" table:display="true" table:show-details="true"/>
                <table:data-pilot-member table:name="11,462,387" table:display="true" table:show-details="true"/>
                <table:data-pilot-member table:name="11,725,491" table:display="true" table:show-details="true"/>
                <table:data-pilot-member table:name="11,807,123" table:display="true" table:show-details="true"/>
                <table:data-pilot-member table:name="11,821,382" table:display="true" table:show-details="true"/>
                <table:data-pilot-member table:name="11,826,456" table:display="true" table:show-details="true"/>
                <table:data-pilot-member table:name="12,110,341" table:display="true" table:show-details="true"/>
                <table:data-pilot-member table:name="12,210,327" table:display="true" table:show-details="true"/>
                <table:data-pilot-member table:name="12,286,975" table:display="true" table:show-details="true"/>
                <table:data-pilot-member table:name="12,384,854" table:display="true" table:show-details="true"/>
                <table:data-pilot-member table:name="12,590,134" table:display="true" table:show-details="true"/>
                <table:data-pilot-member table:name="12,741,590" table:display="true" table:show-details="true"/>
                <table:data-pilot-member table:name="12,980,419" table:display="true" table:show-details="true"/>
                <table:data-pilot-member table:name="12,994,706" table:display="true" table:show-details="true"/>
                <table:data-pilot-member table:name="13,066,821" table:display="true" table:show-details="true"/>
                <table:data-pilot-member table:name="13,129,693" table:display="true" table:show-details="true"/>
                <table:data-pilot-member table:name="13,192,582" table:display="true" table:show-details="true"/>
                <table:data-pilot-member table:name="13,416,851" table:display="true" table:show-details="true"/>
                <table:data-pilot-member table:name="13,537,521" table:display="true" table:show-details="true"/>
                <table:data-pilot-member table:name="13,587,624" table:display="true" table:show-details="true"/>
                <table:data-pilot-member table:name="13,794,601" table:display="true" table:show-details="true"/>
                <table:data-pilot-member table:name="13,861,000" table:display="true" table:show-details="true"/>
                <table:data-pilot-member table:name="14,101,761" table:display="true" table:show-details="true"/>
                <table:data-pilot-member table:name="14,223,421" table:display="true" table:show-details="true"/>
                <table:data-pilot-member table:name="14,267,919" table:display="true" table:show-details="true"/>
                <table:data-pilot-member table:name="14,560,578" table:display="true" table:show-details="true"/>
                <table:data-pilot-member table:name="14,584,402" table:display="true" table:show-details="true"/>
                <table:data-pilot-member table:name="15,467,045" table:display="true" table:show-details="true"/>
                <table:data-pilot-member table:name="15,531,562" table:display="true" table:show-details="true"/>
                <table:data-pilot-member table:name="15,684,708" table:display="true" table:show-details="true"/>
                <table:data-pilot-member table:name="15,738,928" table:display="true" table:show-details="true"/>
                <table:data-pilot-member table:name="15,870,577" table:display="true" table:show-details="true"/>
                <table:data-pilot-member table:name="15,929,901" table:display="true" table:show-details="true"/>
                <table:data-pilot-member table:name="16,005,500" table:display="true" table:show-details="true"/>
                <table:data-pilot-member table:name="16,710,555" table:display="true" table:show-details="true"/>
                <table:data-pilot-member table:name="17,026,129" table:display="true" table:show-details="true"/>
                <table:data-pilot-member table:name="17,730,248" table:display="true" table:show-details="true"/>
                <table:data-pilot-member table:name="17,877,132" table:display="true" table:show-details="true"/>
                <table:data-pilot-member table:name="17,974,676" table:display="true" table:show-details="true"/>
                <table:data-pilot-member table:name="18,518,400" table:display="true" table:show-details="true"/>
                <table:data-pilot-member table:name="18,622,473" table:display="true" table:show-details="true"/>
                <table:data-pilot-member table:name="18,778,671" table:display="true" table:show-details="true"/>
                <table:data-pilot-member table:name="18,842,263" table:display="true" table:show-details="true"/>
                <table:data-pilot-member table:name="18,855,008" table:display="true" table:show-details="true"/>
                <table:data-pilot-member table:name="18,911,638" table:display="true" table:show-details="true"/>
                <table:data-pilot-member table:name="19,043,176" table:display="true" table:show-details="true"/>
                <table:data-pilot-member table:name="19,333,618" table:display="true" table:show-details="true"/>
                <table:data-pilot-member table:name="19,621,248" table:display="true" table:show-details="true"/>
                <table:data-pilot-member table:name="19,780,167" table:display="true" table:show-details="true"/>
                <table:data-pilot-member table:name="19,797,200" table:display="true" table:show-details="true"/>
                <table:data-pilot-member table:name="19,865,365" table:display="true" table:show-details="true"/>
                <table:data-pilot-member table:name="20,017,017" table:display="true" table:show-details="true"/>
                <table:data-pilot-member table:name="20,240,400" table:display="true" table:show-details="true"/>
                <table:data-pilot-member table:name="20,670,993" table:display="true" table:show-details="true"/>
                <table:data-pilot-member table:name="20,857,523" table:display="true" table:show-details="true"/>
                <table:data-pilot-member table:name="21,116,075" table:display="true" table:show-details="true"/>
                <table:data-pilot-member table:name="21,416,646" table:display="true" table:show-details="true"/>
                <table:data-pilot-member table:name="21,507,046" table:display="true" table:show-details="true"/>
                <table:data-pilot-member table:name="21,748,763" table:display="true" table:show-details="true"/>
                <table:data-pilot-member table:name="22,046,180" table:display="true" table:show-details="true"/>
                <table:data-pilot-member table:name="22,071,273" table:display="true" table:show-details="true"/>
                <table:data-pilot-member table:name="23,408,595" table:display="true" table:show-details="true"/>
                <table:data-pilot-member table:name="23,506,088" table:display="true" table:show-details="true"/>
                <table:data-pilot-member table:name="24,371,506" table:display="true" table:show-details="true"/>
                <table:data-pilot-member table:name="24,378,305" table:display="true" table:show-details="true"/>
                <table:data-pilot-member table:name="25,634,088" table:display="true" table:show-details="true"/>
                <table:data-pilot-member table:name="26,931,908" table:display="true" table:show-details="true"/>
                <table:data-pilot-member table:name="27,336,092" table:display="true" table:show-details="true"/>
                <table:data-pilot-member table:name="27,819,200" table:display="true" table:show-details="true"/>
                <table:data-pilot-member table:name="27,828,948" table:display="true" table:show-details="true"/>
                <table:data-pilot-member table:name="27,989,950" table:display="true" table:show-details="true"/>
                <table:data-pilot-member table:name="28,163,839" table:display="true" table:show-details="true"/>
                <table:data-pilot-member table:name="28,541,306" table:display="true" table:show-details="true"/>
                <table:data-pilot-member table:name="28,696,376" table:display="true" table:show-details="true"/>
                <table:data-pilot-member table:name="29,736,498" table:display="true" table:show-details="true"/>
                <table:data-pilot-member table:name="30,020,659" table:display="true" table:show-details="true"/>
                <table:data-pilot-member table:name="31,704,185" table:display="true" table:show-details="true"/>
                <table:data-pilot-member table:name="32,108,218" table:display="true" table:show-details="true"/>
                <table:data-pilot-member table:name="33,120,000" table:display="true" table:show-details="true"/>
                <table:data-pilot-member table:name="33,449,400" table:display="true" table:show-details="true"/>
                <table:data-pilot-member table:name="33,530,777" table:display="true" table:show-details="true"/>
                <table:data-pilot-member table:name="34,596,079" table:display="true" table:show-details="true"/>
                <table:data-pilot-member table:name="34,645,100" table:display="true" table:show-details="true"/>
                <table:data-pilot-member table:name="35,223,802" table:display="true" table:show-details="true"/>
                <table:data-pilot-member table:name="36,496,213" table:display="true" table:show-details="true"/>
                <table:data-pilot-member table:name="38,421,889" table:display="true" table:show-details="true"/>
                <table:data-pilot-member table:name="40,686,000" table:display="true" table:show-details="true"/>
                <table:data-pilot-member table:name="43,303,788" table:display="true" table:show-details="true"/>
                <table:data-pilot-member table:name="43,423,508" table:display="true" table:show-details="true"/>
                <table:data-pilot-member table:name="44,977,256" table:display="true" table:show-details="true"/>
                <table:data-pilot-member table:name="46,565,439" table:display="true" table:show-details="true"/>
                <table:data-pilot-member table:name="46,913,528" table:display="true" table:show-details="true"/>
                <table:data-pilot-member table:name="48,494,157" table:display="true" table:show-details="true"/>
                <table:data-pilot-member table:name="49,380,000" table:display="true" table:show-details="true"/>
                <table:data-pilot-member table:name="49,639,376" table:display="true" table:show-details="true"/>
                <table:data-pilot-member table:name="51,236,700" table:display="true" table:show-details="true"/>
                <table:data-pilot-member table:name="51,917,168" table:display="true" table:show-details="true"/>
                <table:data-pilot-member table:name="54,058,495" table:display="true" table:show-details="true"/>
                <table:data-pilot-member table:name="55,773,052" table:display="true" table:show-details="true"/>
                <table:data-pilot-member table:name="56,056,007" table:display="true" table:show-details="true"/>
                <table:data-pilot-member table:name="57,658,500" table:display="true" table:show-details="true"/>
                <table:data-pilot-member table:name="59,570,828" table:display="true" table:show-details="true"/>
                <table:data-pilot-member table:name="60,169,411" table:display="true" table:show-details="true"/>
                <table:data-pilot-member table:name="60,921,502" table:display="true" table:show-details="true"/>
                <table:data-pilot-member table:name="60,996,496" table:display="true" table:show-details="true"/>
                <table:data-pilot-member table:name="67,807,449" table:display="true" table:show-details="true"/>
                <table:data-pilot-member table:name="70,856,635" table:display="true" table:show-details="true"/>
                <table:data-pilot-member table:name="70,899,171" table:display="true" table:show-details="true"/>
                <table:data-pilot-member table:name="71,583,380" table:display="true" table:show-details="true"/>
                <table:data-pilot-member table:name="77,132,600" table:display="true" table:show-details="true"/>
                <table:data-pilot-member table:name="78,439,654" table:display="true" table:show-details="true"/>
                <table:data-pilot-member table:name="78,670,681" table:display="true" table:show-details="true"/>
                <table:data-pilot-member table:name="80,919,808" table:display="true" table:show-details="true"/>
                <table:data-pilot-member table:name="81,514,460" table:display="true" table:show-details="true"/>
                <table:data-pilot-member table:name="88,898,800" table:display="true" table:show-details="true"/>
                <table:data-pilot-member table:name="91,810,808" table:display="true" table:show-details="true"/>
                <table:data-pilot-member table:name="110,241,374" table:display="true" table:show-details="true"/>
                <table:data-pilot-member table:name="133,226,169" table:display="true" table:show-details="true"/>
                <table:data-pilot-member table:name="142,043,615" table:display="true" table:show-details="true"/>
                <table:data-pilot-member table:name="202,916,702" table:display="true" table:show-details="true"/>
                <table:data-pilot-member table:name="216,379,465" table:display="true" table:show-details="true"/>
                <table:data-pilot-member table:name="275,537,224" table:display="true" table:show-details="true"/>
                <table:data-pilot-member table:name="306,969,099" table:display="true" table:show-details="true"/>
                <table:data-pilot-member table:name="319,459,871" table:display="true" table:show-details="true"/>
                <table:data-pilot-member table:name="343,588,003" table:display="true" table:show-details="true"/>
                <table:data-pilot-member table:name="373,998,450" table:display="true" table:show-details="true"/>
                <table:data-pilot-member table:name="486,164,265" table:display="true" table:show-details="true"/>
                <table:data-pilot-member table:name="772,613,295" table:display="true" table:show-details="true"/>
                <table:data-pilot-member table:name="1,011,506,700" table:display="true" table:show-details="true"/>
                <table:data-pilot-member table:name="1,268,661,9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1" loext:min-decimal-places="1" number:min-integer-digits="1" number:grouping="true"/>
    </number:number-style>
    <number:number-style style:name="N131P1" style:volatile="true">
      <style:text-properties fo:color="#ff0000"/>
      <number:text>(</number:text>
      <number:number number:decimal-places="1" loext:min-decimal-places="1" number:min-integer-digits="1" number:grouping="true"/>
      <number:text>)</number:text>
    </number:number-style>
    <number:number-style style:name="N131P2" style:volatile="true">
      <number:text/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7:34:59.2870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creation-date>2015-12-17T20:18:21</meta:creation-date>
    <dc:date>2016-03-28T17:37:24.394054000</dc:date>
    <meta:generator>LibreOffice/5.1.1.3$MacOSX_X86_64 LibreOffice_project/89f508ef3ecebd2cfb8e1def0f0ba9a803b88a6d</meta:generator>
    <meta:editing-duration>PT9M57S</meta:editing-duration>
    <meta:editing-cycles>2</meta:editing-cycles>
    <meta:document-statistic meta:table-count="1" meta:cell-count="167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